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" style:parent-style-name="DefaultParagraphFont" style:family="text">
      <style:text-properties style:font-name-asian="Calibri" style:font-name-complex="Calibri" fo:text-transform="uppercase" fo:color="#000000" fo:font-size="12pt" style:font-size-asian="12pt" fo:language="ru" fo:country="RU"/>
    </style:style>
    <style:style style:name="P3" style:parent-style-name="Normal" style:family="paragraph">
      <style:paragraph-properties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6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8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9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10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1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4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9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0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1" style:parent-style-name="DefaultParagraphFont" style:family="text">
      <style:text-properties style:font-name-asian="Calibri" style:font-name-complex="Calibri" fo:font-weight="bold" style:font-weight-asian="bold" fo:text-transform="uppercase" fo:color="#000000" fo:font-size="12pt" style:font-size-asian="12pt" fo:language="ru" fo:country="RU"/>
    </style:style>
    <style:style style:name="P22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4" style:parent-style-name="Normal" style:family="paragraph">
      <style:paragraph-properties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25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6" style:parent-style-name="Normal" style:family="paragraph">
      <style:paragraph-properties fo:margin-bottom="0.1111in" fo:line-height="103%"/>
      <style:text-properties fo:language="ru" fo:country="RU"/>
    </style:style>
    <style:style style:name="P27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8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2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fo:language="ru" fo:country="RU"/>
    </style:style>
    <style:style style:name="T30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color="#000000" fo:font-size="16pt" style:font-size-asian="16pt" fo:language="ru" fo:country="RU"/>
    </style:style>
    <style:style style:name="P32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3" style:parent-style-name="DefaultParagraphFont" style:family="text">
      <style:text-properties style:font-name-asian="Calibri" style:font-name-complex="Calibri" fo:color="#000000" fo:font-size="14pt" style:font-size-asian="14pt" fo:language="ru" fo:country="RU"/>
    </style:style>
    <style:style style:name="P34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5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T36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37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P38" style:parent-style-name="Normal" style:family="paragraph">
      <style:paragraph-properties fo:margin-bottom="0.1111in" fo:line-height="103%"/>
      <style:text-properties fo:language="ru" fo:country="RU"/>
    </style:style>
    <style:style style:name="P39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40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41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T42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P43" style:parent-style-name="Normal" style:family="paragraph">
      <style:paragraph-properties fo:margin-bottom="0.1111in" fo:line-height="103%"/>
      <style:text-properties fo:language="ru" fo:country="RU"/>
    </style:style>
    <style:style style:name="P44" style:parent-style-name="Normal" style:family="paragraph">
      <style:paragraph-properties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45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6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7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8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9" style:parent-style-name="Normal" style:family="paragraph">
      <style:paragraph-properties fo:margin-bottom="0.1111in" fo:line-height="103%"/>
      <style:text-properties fo:language="ru" fo:country="RU"/>
    </style:style>
    <style:style style:name="P50" style:parent-style-name="Normal" style:family="paragraph">
      <style:paragraph-properties fo:margin-bottom="0.1111in" fo:line-height="103%"/>
      <style:text-properties fo:language="ru" fo:country="RU"/>
    </style:style>
    <style:style style:name="P51" style:parent-style-name="Normal" style:family="paragraph">
      <style:paragraph-properties fo:margin-bottom="0.1111in" fo:line-height="103%"/>
      <style:text-properties fo:language="ru" fo:country="RU"/>
    </style:style>
    <style:style style:name="P52" style:parent-style-name="Normal" style:family="paragraph">
      <style:paragraph-properties fo:text-align="center" fo:margin-top="0.0034in" fo:margin-left="3in" fo:text-indent="-3in">
        <style:tab-stops>
          <style:tab-stop style:type="left" style:position="-2.5083in"/>
          <style:tab-stop style:type="left" style:position="-2.0166in"/>
          <style:tab-stop style:type="left" style:position="-1.525in"/>
          <style:tab-stop style:type="left" style:position="-1.0333in"/>
          <style:tab-stop style:type="left" style:position="-0.5416in"/>
          <style:tab-stop style:type="left" style:position="-0.05in"/>
          <style:tab-stop style:type="left" style:position="0.4416in"/>
          <style:tab-stop style:type="left" style:position="0.9333in"/>
          <style:tab-stop style:type="left" style:position="1.425in"/>
          <style:tab-stop style:type="left" style:position="1.9166in"/>
          <style:tab-stop style:type="left" style:position="2.4083in"/>
          <style:tab-stop style:type="left" style:position="2.9in"/>
          <style:tab-stop style:type="left" style:position="3.3916in"/>
        </style:tab-stops>
      </style:paragraph-properties>
      <style:text-properties fo:language="ru" fo:country="RU"/>
    </style:style>
    <style:style style:name="P5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55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7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5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9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0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61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2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6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65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6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67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69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0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1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2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3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4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7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6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77" style:parent-style-name="Normal" style:family="paragraph">
      <style:paragraph-properties fo:margin-bottom="0.1111in" fo:line-height="103%"/>
      <style:text-properties fo:language="ru" fo:country="RU"/>
    </style:style>
    <style:style style:name="P78" style:parent-style-name="Normal" style:family="paragraph">
      <style:paragraph-properties fo:margin-bottom="0.1111in" fo:line-height="103%"/>
      <style:text-properties fo:language="ru" fo:country="RU"/>
    </style:style>
    <style:style style:name="P7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1" style:parent-style-name="Normal" style:family="paragraph">
      <style:paragraph-properties fo:widows="2" fo:orphans="2" style:punctuation-wrap="hanging" style:text-autospace="ideograph-alpha" fo:text-align="center" style:vertical-align="auto" fo:margin-top="0.1666in" fo:margin-bottom="0.0833in" fo:line-height="0%"/>
      <style:text-properties fo:hyphenate="true"/>
    </style:style>
    <style:style style:name="T8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8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5pt" style:font-size-asian="15pt" style:font-size-complex="15pt"/>
    </style:style>
    <style:style style:name="T8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 fo:color="#14191E" style:letter-kerning="false" fo:font-size="19.5pt" style:font-size-asian="19.5pt" style:font-size-complex="19.5pt" fo:background-color="#FFFFFF" fo:language="ru" fo:country="RU"/>
    </style:style>
    <style:style style:name="P9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5pt" style:font-size-asian="15pt" style:font-size-complex="15pt"/>
    </style:style>
    <style:style style:name="T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96" style:parent-style-name="DefaultParagraphFont" style:family="text">
      <style:text-properties style:font-name="Times New Roman" style:font-name-complex="Times New Roman" fo:font-weight="bold" style:font-weight-asian="bold" style:font-weight-complex="bold" fo:color="#14191E" style:letter-kerning="false" fo:font-size="19.5pt" style:font-size-asian="19.5pt" style:font-size-complex="19.5pt" fo:background-color="#FFFFFF" fo:language="ru" fo:country="RU"/>
    </style:style>
    <style:style style:name="P9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8" style:parent-style-name="DefaultParagraphFont" style:family="text">
      <style:text-properties style:font-name="Times New Roman" style:font-name-complex="Times New Roman" fo:font-weight="bold" style:font-weight-asian="bold" style:font-weight-complex="bold" fo:color="#14191E" style:letter-kerning="false" fo:font-size="19.5pt" style:font-size-asian="19.5pt" style:font-size-complex="19.5pt" fo:background-color="#FFFFFF"/>
    </style:style>
    <style:style style:name="T99" style:parent-style-name="DefaultParagraphFont" style:family="text">
      <style:text-properties style:font-name="Times New Roman" style:font-name-complex="Times New Roman" fo:font-weight="bold" style:font-weight-asian="bold" style:font-weight-complex="bold" fo:color="#14191E" style:letter-kerning="false" fo:font-size="19.5pt" style:font-size-asian="19.5pt" style:font-size-complex="19.5pt" fo:background-color="#FFFFFF" fo:language="ru" fo:country="RU"/>
    </style:style>
    <style:style style:name="P10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1" style:parent-style-name="DefaultParagraphFont" style:family="text">
      <style:text-properties style:font-name="Times New Roman" style:font-name-complex="Times New Roman" fo:font-weight="bold" style:font-weight-asian="bold" style:font-weight-complex="bold" fo:color="#14191E" style:letter-kerning="false" fo:font-size="19.5pt" style:font-size-asian="19.5pt" style:font-size-complex="19.5pt" fo:background-color="#FFFFFF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 fo:color="#14191E" style:letter-kerning="false" fo:font-size="19.5pt" style:font-size-asian="19.5pt" style:font-size-complex="19.5pt" fo:background-color="#FFFFFF" fo:language="ru" fo:country="RU"/>
    </style:style>
    <style:style style:name="TableColumn104" style:family="table-column">
      <style:table-column-properties style:column-width="0.452in"/>
    </style:style>
    <style:style style:name="TableColumn105" style:family="table-column">
      <style:table-column-properties style:column-width="0.2395in"/>
    </style:style>
    <style:style style:name="TableColumn106" style:family="table-column">
      <style:table-column-properties style:column-width="0.2395in"/>
    </style:style>
    <style:style style:name="TableColumn107" style:family="table-column">
      <style:table-column-properties style:column-width="0.2395in"/>
    </style:style>
    <style:style style:name="TableColumn108" style:family="table-column">
      <style:table-column-properties style:column-width="0.2395in"/>
    </style:style>
    <style:style style:name="TableColumn109" style:family="table-column">
      <style:table-column-properties style:column-width="0.2395in"/>
    </style:style>
    <style:style style:name="TableColumn110" style:family="table-column">
      <style:table-column-properties style:column-width="0.2395in"/>
    </style:style>
    <style:style style:name="TableColumn111" style:family="table-column">
      <style:table-column-properties style:column-width="0.3555in"/>
    </style:style>
    <style:style style:name="TableColumn112" style:family="table-column">
      <style:table-column-properties style:column-width="0.3555in"/>
    </style:style>
    <style:style style:name="TableColumn113" style:family="table-column">
      <style:table-column-properties style:column-width="0.2895in"/>
    </style:style>
    <style:style style:name="TableColumn114" style:family="table-column">
      <style:table-column-properties style:column-width="0.9395in"/>
    </style:style>
    <style:style style:name="TableColumn115" style:family="table-column">
      <style:table-column-properties style:column-width="0.143in"/>
    </style:style>
    <style:style style:name="TableColumn116" style:family="table-column">
      <style:table-column-properties style:column-width="1.2395in"/>
    </style:style>
    <style:style style:name="Table103" style:family="table">
      <style:table-properties style:width="5.2125in" fo:margin-left="0in" table:align="left"/>
    </style:style>
    <style:style style:name="TableRow117" style:family="table-row">
      <style:table-row-properties style:min-row-height="0.4826in"/>
    </style:style>
    <style:style style:name="TableCell11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24" style:family="table-row">
      <style:table-row-properties style:min-row-height="0.4826in"/>
    </style:style>
    <style:style style:name="TableCell1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55" style:family="table-row">
      <style:table-row-properties style:min-row-height="0.427in"/>
    </style:style>
    <style:style style:name="TableCell15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5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60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3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6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1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9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96" style:family="table-row">
      <style:table-row-properties style:min-row-height="0.3437in"/>
    </style:style>
    <style:style style:name="TableCell1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0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01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0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4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2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34" style:family="table-row">
      <style:table-row-properties style:min-row-height="0.375in"/>
    </style:style>
    <style:style style:name="TableCell2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3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39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4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2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4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7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275" style:family="table-column">
      <style:table-column-properties style:column-width="0.5395in"/>
    </style:style>
    <style:style style:name="TableColumn276" style:family="table-column">
      <style:table-column-properties style:column-width="0.143in"/>
    </style:style>
    <style:style style:name="TableColumn277" style:family="table-column">
      <style:table-column-properties style:column-width="0.5395in"/>
    </style:style>
    <style:style style:name="Table274" style:family="table">
      <style:table-properties style:width="1.2222in" fo:margin-left="0in" table:align="left"/>
    </style:style>
    <style:style style:name="TableRow278" style:family="table-row">
      <style:table-row-properties style:min-row-height="0.4826in"/>
    </style:style>
    <style:style style:name="TableCell2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87" style:family="table-row">
      <style:table-row-properties style:min-row-height="0.4826in"/>
    </style:style>
    <style:style style:name="TableCell2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96" style:family="table-row">
      <style:table-row-properties style:min-row-height="0.4826in"/>
    </style:style>
    <style:style style:name="TableCell2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05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307" style:family="table-column">
      <style:table-column-properties style:column-width="0.452in"/>
    </style:style>
    <style:style style:name="TableColumn308" style:family="table-column">
      <style:table-column-properties style:column-width="0.2395in"/>
    </style:style>
    <style:style style:name="TableColumn309" style:family="table-column">
      <style:table-column-properties style:column-width="0.2395in"/>
    </style:style>
    <style:style style:name="TableColumn310" style:family="table-column">
      <style:table-column-properties style:column-width="0.2395in"/>
    </style:style>
    <style:style style:name="TableColumn311" style:family="table-column">
      <style:table-column-properties style:column-width="0.2395in"/>
    </style:style>
    <style:style style:name="TableColumn312" style:family="table-column">
      <style:table-column-properties style:column-width="0.2395in"/>
    </style:style>
    <style:style style:name="TableColumn313" style:family="table-column">
      <style:table-column-properties style:column-width="0.3555in"/>
    </style:style>
    <style:style style:name="TableColumn314" style:family="table-column">
      <style:table-column-properties style:column-width="0.2395in"/>
    </style:style>
    <style:style style:name="TableColumn315" style:family="table-column">
      <style:table-column-properties style:column-width="0.3555in"/>
    </style:style>
    <style:style style:name="TableColumn316" style:family="table-column">
      <style:table-column-properties style:column-width="0.2895in"/>
    </style:style>
    <style:style style:name="TableColumn317" style:family="table-column">
      <style:table-column-properties style:column-width="0.9395in"/>
    </style:style>
    <style:style style:name="TableColumn318" style:family="table-column">
      <style:table-column-properties style:column-width="0.143in"/>
    </style:style>
    <style:style style:name="TableColumn319" style:family="table-column">
      <style:table-column-properties style:column-width="1.2395in"/>
    </style:style>
    <style:style style:name="Table306" style:family="table">
      <style:table-properties style:width="5.2125in" fo:margin-left="0in" table:align="left"/>
    </style:style>
    <style:style style:name="TableRow320" style:family="table-row">
      <style:table-row-properties style:min-row-height="0.4826in"/>
    </style:style>
    <style:style style:name="TableCell3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27" style:family="table-row">
      <style:table-row-properties style:min-row-height="0.4826in"/>
    </style:style>
    <style:style style:name="TableCell3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4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4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4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58" style:family="table-row">
      <style:table-row-properties style:min-row-height="0.427in"/>
    </style:style>
    <style:style style:name="TableCell35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6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63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6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6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3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99" style:family="table-row">
      <style:table-row-properties style:min-row-height="0.3437in"/>
    </style:style>
    <style:style style:name="TableCell4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40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404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4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7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4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1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1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1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1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2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2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2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2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42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3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3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36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437" style:family="table-row">
      <style:table-row-properties style:min-row-height="0.375in"/>
    </style:style>
    <style:style style:name="TableCell4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44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442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44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4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45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44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4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4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4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5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5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5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5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5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5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5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6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6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6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6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6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6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7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47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478" style:family="table-column">
      <style:table-column-properties style:column-width="0.5395in"/>
    </style:style>
    <style:style style:name="TableColumn479" style:family="table-column">
      <style:table-column-properties style:column-width="0.143in"/>
    </style:style>
    <style:style style:name="TableColumn480" style:family="table-column">
      <style:table-column-properties style:column-width="0.5395in"/>
    </style:style>
    <style:style style:name="Table477" style:family="table">
      <style:table-properties style:width="1.2222in" fo:margin-left="0in" table:align="left"/>
    </style:style>
    <style:style style:name="TableRow481" style:family="table-row">
      <style:table-row-properties style:min-row-height="0.4826in"/>
    </style:style>
    <style:style style:name="TableCell4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8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8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8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490" style:family="table-row">
      <style:table-row-properties style:min-row-height="0.4826in"/>
    </style:style>
    <style:style style:name="TableCell4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9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9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499" style:family="table-row">
      <style:table-row-properties style:min-row-height="0.4826in"/>
    </style:style>
    <style:style style:name="TableCell5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0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0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5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0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0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508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5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510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5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512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5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514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516" style:family="table-column">
      <style:table-column-properties style:column-width="0.4895in"/>
    </style:style>
    <style:style style:name="TableColumn517" style:family="table-column">
      <style:table-column-properties style:column-width="0.2395in"/>
    </style:style>
    <style:style style:name="TableColumn518" style:family="table-column">
      <style:table-column-properties style:column-width="0.2395in"/>
    </style:style>
    <style:style style:name="TableColumn519" style:family="table-column">
      <style:table-column-properties style:column-width="0.3555in"/>
    </style:style>
    <style:style style:name="TableColumn520" style:family="table-column">
      <style:table-column-properties style:column-width="0.3555in"/>
    </style:style>
    <style:style style:name="TableColumn521" style:family="table-column">
      <style:table-column-properties style:column-width="0.3555in"/>
    </style:style>
    <style:style style:name="TableColumn522" style:family="table-column">
      <style:table-column-properties style:column-width="0.3555in"/>
    </style:style>
    <style:style style:name="TableColumn523" style:family="table-column">
      <style:table-column-properties style:column-width="0.3555in"/>
    </style:style>
    <style:style style:name="TableColumn524" style:family="table-column">
      <style:table-column-properties style:column-width="0.3555in"/>
    </style:style>
    <style:style style:name="TableColumn525" style:family="table-column">
      <style:table-column-properties style:column-width="0.2895in"/>
    </style:style>
    <style:style style:name="TableColumn526" style:family="table-column">
      <style:table-column-properties style:column-width="0.9395in"/>
    </style:style>
    <style:style style:name="TableColumn527" style:family="table-column">
      <style:table-column-properties style:column-width="0.143in"/>
    </style:style>
    <style:style style:name="TableColumn528" style:family="table-column">
      <style:table-column-properties style:column-width="1.2395in"/>
    </style:style>
    <style:style style:name="Table515" style:family="table">
      <style:table-properties style:width="5.7138in" fo:margin-left="0in" table:align="left"/>
    </style:style>
    <style:style style:name="TableRow529" style:family="table-row">
      <style:table-row-properties style:min-row-height="0.4826in"/>
    </style:style>
    <style:style style:name="TableCell5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3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3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3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536" style:family="table-row">
      <style:table-row-properties style:min-row-height="0.4826in"/>
    </style:style>
    <style:style style:name="TableCell53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3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5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4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5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4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5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4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4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5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5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5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6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5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6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6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6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5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571" style:family="table-row">
      <style:table-row-properties style:min-row-height="0.427in"/>
    </style:style>
    <style:style style:name="TableCell5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5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576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5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79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58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9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5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5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5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60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0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60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0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612" style:family="table-row">
      <style:table-row-properties style:min-row-height="0.3437in"/>
    </style:style>
    <style:style style:name="TableCell6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6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617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61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20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62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2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2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2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2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3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64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4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4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4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4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49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650" style:family="table-row">
      <style:table-row-properties style:min-row-height="0.375in"/>
    </style:style>
    <style:style style:name="TableCell6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6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655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6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58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6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6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6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6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7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8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8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8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688" style:family="table-row">
      <style:table-row-properties style:min-row-height="0.375in"/>
    </style:style>
    <style:style style:name="TableCell68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69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69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693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69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9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96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6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6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69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0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0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0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0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0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0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0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1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1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1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1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1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1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1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2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2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2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726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728" style:family="table-column">
      <style:table-column-properties style:column-width="0.5395in"/>
    </style:style>
    <style:style style:name="TableColumn729" style:family="table-column">
      <style:table-column-properties style:column-width="0.143in"/>
    </style:style>
    <style:style style:name="TableColumn730" style:family="table-column">
      <style:table-column-properties style:column-width="0.5395in"/>
    </style:style>
    <style:style style:name="Table727" style:family="table">
      <style:table-properties style:width="1.2222in" fo:margin-left="0in" table:align="left"/>
    </style:style>
    <style:style style:name="TableRow731" style:family="table-row">
      <style:table-row-properties style:min-row-height="0.4826in"/>
    </style:style>
    <style:style style:name="TableCell7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3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3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3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3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740" style:family="table-row">
      <style:table-row-properties style:min-row-height="0.4826in"/>
    </style:style>
    <style:style style:name="TableCell7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4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4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4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749" style:family="table-row">
      <style:table-row-properties style:min-row-height="0.4826in"/>
    </style:style>
    <style:style style:name="TableCell7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5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5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5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758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760" style:family="table-column">
      <style:table-column-properties style:column-width="0.4895in"/>
    </style:style>
    <style:style style:name="TableColumn761" style:family="table-column">
      <style:table-column-properties style:column-width="0.3555in"/>
    </style:style>
    <style:style style:name="TableColumn762" style:family="table-column">
      <style:table-column-properties style:column-width="0.3555in"/>
    </style:style>
    <style:style style:name="TableColumn763" style:family="table-column">
      <style:table-column-properties style:column-width="0.3555in"/>
    </style:style>
    <style:style style:name="TableColumn764" style:family="table-column">
      <style:table-column-properties style:column-width="0.3555in"/>
    </style:style>
    <style:style style:name="TableColumn765" style:family="table-column">
      <style:table-column-properties style:column-width="0.3555in"/>
    </style:style>
    <style:style style:name="TableColumn766" style:family="table-column">
      <style:table-column-properties style:column-width="0.3555in"/>
    </style:style>
    <style:style style:name="TableColumn767" style:family="table-column">
      <style:table-column-properties style:column-width="0.2395in"/>
    </style:style>
    <style:style style:name="TableColumn768" style:family="table-column">
      <style:table-column-properties style:column-width="0.3555in"/>
    </style:style>
    <style:style style:name="TableColumn769" style:family="table-column">
      <style:table-column-properties style:column-width="0.2895in"/>
    </style:style>
    <style:style style:name="TableColumn770" style:family="table-column">
      <style:table-column-properties style:column-width="0.9395in"/>
    </style:style>
    <style:style style:name="TableColumn771" style:family="table-column">
      <style:table-column-properties style:column-width="0.143in"/>
    </style:style>
    <style:style style:name="TableColumn772" style:family="table-column">
      <style:table-column-properties style:column-width="1.2395in"/>
    </style:style>
    <style:style style:name="Table759" style:family="table">
      <style:table-properties style:width="5.8298in" fo:margin-left="0in" table:align="left"/>
    </style:style>
    <style:style style:name="TableRow773" style:family="table-row">
      <style:table-row-properties style:min-row-height="0.4826in"/>
    </style:style>
    <style:style style:name="TableCell7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7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780" style:family="table-row">
      <style:table-row-properties style:min-row-height="0.4826in"/>
    </style:style>
    <style:style style:name="TableCell7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8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8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8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7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8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9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9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9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7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79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0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0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0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80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0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0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80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0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1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1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1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8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816" style:family="table-row">
      <style:table-row-properties style:min-row-height="0.427in"/>
    </style:style>
    <style:style style:name="TableCell81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1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8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821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8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24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82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2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2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2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2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3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3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3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3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3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3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4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4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4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4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4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4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8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8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5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85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5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5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857" style:family="table-row">
      <style:table-row-properties style:min-row-height="0.3437in"/>
    </style:style>
    <style:style style:name="TableCell8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8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862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86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6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65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86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7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7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7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8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8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8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8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88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8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8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8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8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8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94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895" style:family="table-row">
      <style:table-row-properties style:min-row-height="0.375in"/>
    </style:style>
    <style:style style:name="TableCell8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8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8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900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9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03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90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0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0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1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1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1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1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2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2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933" style:family="table-row">
      <style:table-row-properties style:min-row-height="0.375in"/>
    </style:style>
    <style:style style:name="TableCell9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3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3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9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938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9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41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94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4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4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5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5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5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5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5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5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6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6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6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7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97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973" style:family="table-column">
      <style:table-column-properties style:column-width="0.5395in"/>
    </style:style>
    <style:style style:name="TableColumn974" style:family="table-column">
      <style:table-column-properties style:column-width="0.143in"/>
    </style:style>
    <style:style style:name="TableColumn975" style:family="table-column">
      <style:table-column-properties style:column-width="0.5395in"/>
    </style:style>
    <style:style style:name="Table972" style:family="table">
      <style:table-properties style:width="1.2222in" fo:margin-left="0in" table:align="left"/>
    </style:style>
    <style:style style:name="TableRow976" style:family="table-row">
      <style:table-row-properties style:min-row-height="0.4826in"/>
    </style:style>
    <style:style style:name="TableCell9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8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8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985" style:family="table-row">
      <style:table-row-properties style:min-row-height="0.4826in"/>
    </style:style>
    <style:style style:name="TableCell9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8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8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9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9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994" style:family="table-row">
      <style:table-row-properties style:min-row-height="0.4826in"/>
    </style:style>
    <style:style style:name="TableCell9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9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9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9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99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00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004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0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006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00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1008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0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101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language="ru" fo:country="RU" fo:hyphenate="true"/>
    </style:style>
    <style:style style:name="P1011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0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1013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0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01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10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1017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01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10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02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1021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/>
    </style:style>
    <style:style style:name="T1022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10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02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/>
    </style:style>
    <style:style style:name="T102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02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10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1028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02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olumn1031" style:family="table-column">
      <style:table-column-properties style:column-width="0.2395in"/>
    </style:style>
    <style:style style:name="TableColumn1032" style:family="table-column">
      <style:table-column-properties style:column-width="0.2395in"/>
    </style:style>
    <style:style style:name="TableColumn1033" style:family="table-column">
      <style:table-column-properties style:column-width="0.2395in"/>
    </style:style>
    <style:style style:name="TableColumn1034" style:family="table-column">
      <style:table-column-properties style:column-width="0.2395in"/>
    </style:style>
    <style:style style:name="TableColumn1035" style:family="table-column">
      <style:table-column-properties style:column-width="0.2395in"/>
    </style:style>
    <style:style style:name="TableColumn1036" style:family="table-column">
      <style:table-column-properties style:column-width="0.2395in"/>
    </style:style>
    <style:style style:name="TableColumn1037" style:family="table-column">
      <style:table-column-properties style:column-width="0.2395in"/>
    </style:style>
    <style:style style:name="TableColumn1038" style:family="table-column">
      <style:table-column-properties style:column-width="0.2395in"/>
    </style:style>
    <style:style style:name="Table1030" style:family="table">
      <style:table-properties style:width="1.9166in" fo:margin-left="0in" table:align="left"/>
    </style:style>
    <style:style style:name="TableRow1039" style:family="table-row">
      <style:table-row-properties style:min-row-height="0.2534in"/>
    </style:style>
    <style:style style:name="TableCell1040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04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4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43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0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6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064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0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06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068" style:family="table-column">
      <style:table-column-properties style:column-width="0.2395in"/>
    </style:style>
    <style:style style:name="TableColumn1069" style:family="table-column">
      <style:table-column-properties style:column-width="0.2395in"/>
    </style:style>
    <style:style style:name="TableColumn1070" style:family="table-column">
      <style:table-column-properties style:column-width="0.2395in"/>
    </style:style>
    <style:style style:name="TableColumn1071" style:family="table-column">
      <style:table-column-properties style:column-width="0.2395in"/>
    </style:style>
    <style:style style:name="TableColumn1072" style:family="table-column">
      <style:table-column-properties style:column-width="0.2395in"/>
    </style:style>
    <style:style style:name="TableColumn1073" style:family="table-column">
      <style:table-column-properties style:column-width="0.2395in"/>
    </style:style>
    <style:style style:name="TableColumn1074" style:family="table-column">
      <style:table-column-properties style:column-width="0.2395in"/>
    </style:style>
    <style:style style:name="TableColumn1075" style:family="table-column">
      <style:table-column-properties style:column-width="0.2395in"/>
    </style:style>
    <style:style style:name="Table1067" style:family="table">
      <style:table-properties style:width="1.9166in" fo:margin-left="0in" table:align="left"/>
    </style:style>
    <style:style style:name="TableRow1076" style:family="table-row">
      <style:table-row-properties style:min-row-height="0.2534in"/>
    </style:style>
    <style:style style:name="TableCell1077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0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80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08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8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8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8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8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9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9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0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0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09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0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1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103" style:family="table-column">
      <style:table-column-properties style:column-width="0.452in"/>
    </style:style>
    <style:style style:name="TableColumn1104" style:family="table-column">
      <style:table-column-properties style:column-width="0.2395in"/>
    </style:style>
    <style:style style:name="TableColumn1105" style:family="table-column">
      <style:table-column-properties style:column-width="0.3555in"/>
    </style:style>
    <style:style style:name="TableColumn1106" style:family="table-column">
      <style:table-column-properties style:column-width="0.2395in"/>
    </style:style>
    <style:style style:name="TableColumn1107" style:family="table-column">
      <style:table-column-properties style:column-width="0.2395in"/>
    </style:style>
    <style:style style:name="TableColumn1108" style:family="table-column">
      <style:table-column-properties style:column-width="0.2395in"/>
    </style:style>
    <style:style style:name="TableColumn1109" style:family="table-column">
      <style:table-column-properties style:column-width="0.2395in"/>
    </style:style>
    <style:style style:name="TableColumn1110" style:family="table-column">
      <style:table-column-properties style:column-width="0.2395in"/>
    </style:style>
    <style:style style:name="TableColumn1111" style:family="table-column">
      <style:table-column-properties style:column-width="0.2395in"/>
    </style:style>
    <style:style style:name="TableColumn1112" style:family="table-column">
      <style:table-column-properties style:column-width="0.2895in"/>
    </style:style>
    <style:style style:name="TableColumn1113" style:family="table-column">
      <style:table-column-properties style:column-width="0.9395in"/>
    </style:style>
    <style:style style:name="TableColumn1114" style:family="table-column">
      <style:table-column-properties style:column-width="0.143in"/>
    </style:style>
    <style:style style:name="TableColumn1115" style:family="table-column">
      <style:table-column-properties style:column-width="1.2395in"/>
    </style:style>
    <style:style style:name="Table1102" style:family="table">
      <style:table-properties style:width="5.0965in" fo:margin-left="0in" table:align="left"/>
    </style:style>
    <style:style style:name="TableRow1116" style:family="table-row">
      <style:table-row-properties style:min-row-height="0.4826in"/>
    </style:style>
    <style:style style:name="TableCell111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1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2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2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2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1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124" style:family="table-row">
      <style:table-row-properties style:min-row-height="0.4826in"/>
    </style:style>
    <style:style style:name="TableCell11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2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2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2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3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3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3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3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3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4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4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4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4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5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154" style:family="table-row">
      <style:table-row-properties style:min-row-height="0.427in"/>
    </style:style>
    <style:style style:name="TableCell11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1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159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1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62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16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6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6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6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7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7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7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8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8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8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8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18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8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11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8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8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1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1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195" style:family="table-row">
      <style:table-row-properties style:min-row-height="0.3437in"/>
    </style:style>
    <style:style style:name="TableCell11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1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1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1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200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2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03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20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0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0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1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1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1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1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22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2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32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1233" style:family="table-row">
      <style:table-row-properties style:min-row-height="0.375in"/>
    </style:style>
    <style:style style:name="TableCell12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3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3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2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238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2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41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24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4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4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5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5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5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5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5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5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6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6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6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6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271" style:family="table-row">
      <style:table-row-properties style:min-row-height="0.375in"/>
    </style:style>
    <style:style style:name="TableCell12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2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276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2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79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28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9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2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2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0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305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Cell13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0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0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0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31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312" style:family="table-column">
      <style:table-column-properties style:column-width="0.5395in"/>
    </style:style>
    <style:style style:name="TableColumn1313" style:family="table-column">
      <style:table-column-properties style:column-width="0.143in"/>
    </style:style>
    <style:style style:name="TableColumn1314" style:family="table-column">
      <style:table-column-properties style:column-width="0.5395in"/>
    </style:style>
    <style:style style:name="Table1311" style:family="table">
      <style:table-properties style:width="1.2222in" fo:margin-left="0in" table:align="left"/>
    </style:style>
    <style:style style:name="TableRow1315" style:family="table-row">
      <style:table-row-properties style:min-row-height="0.4826in"/>
    </style:style>
    <style:style style:name="TableCell131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1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2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324" style:family="table-row">
      <style:table-row-properties style:min-row-height="0.4826in"/>
    </style:style>
    <style:style style:name="TableCell13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2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333" style:family="table-row">
      <style:table-row-properties style:min-row-height="0.4826in"/>
    </style:style>
    <style:style style:name="TableCell13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3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3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3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3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4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4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342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134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344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13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346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348" style:family="table-column">
      <style:table-column-properties style:column-width="0.4895in"/>
    </style:style>
    <style:style style:name="TableColumn1349" style:family="table-column">
      <style:table-column-properties style:column-width="0.3555in"/>
    </style:style>
    <style:style style:name="TableColumn1350" style:family="table-column">
      <style:table-column-properties style:column-width="0.2395in"/>
    </style:style>
    <style:style style:name="TableColumn1351" style:family="table-column">
      <style:table-column-properties style:column-width="0.3555in"/>
    </style:style>
    <style:style style:name="TableColumn1352" style:family="table-column">
      <style:table-column-properties style:column-width="0.3555in"/>
    </style:style>
    <style:style style:name="TableColumn1353" style:family="table-column">
      <style:table-column-properties style:column-width="0.3555in"/>
    </style:style>
    <style:style style:name="TableColumn1354" style:family="table-column">
      <style:table-column-properties style:column-width="0.3555in"/>
    </style:style>
    <style:style style:name="TableColumn1355" style:family="table-column">
      <style:table-column-properties style:column-width="0.2395in"/>
    </style:style>
    <style:style style:name="TableColumn1356" style:family="table-column">
      <style:table-column-properties style:column-width="0.2395in"/>
    </style:style>
    <style:style style:name="TableColumn1357" style:family="table-column">
      <style:table-column-properties style:column-width="0.2895in"/>
    </style:style>
    <style:style style:name="TableColumn1358" style:family="table-column">
      <style:table-column-properties style:column-width="0.9395in"/>
    </style:style>
    <style:style style:name="TableColumn1359" style:family="table-column">
      <style:table-column-properties style:column-width="0.143in"/>
    </style:style>
    <style:style style:name="TableColumn1360" style:family="table-column">
      <style:table-column-properties style:column-width="1.2395in"/>
    </style:style>
    <style:style style:name="Table1347" style:family="table">
      <style:table-properties style:width="5.5979in" fo:margin-left="0in" table:align="left"/>
    </style:style>
    <style:style style:name="TableRow1361" style:family="table-row">
      <style:table-row-properties style:min-row-height="0.4826in"/>
    </style:style>
    <style:style style:name="TableCell13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6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6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6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6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368" style:family="table-row">
      <style:table-row-properties style:min-row-height="0.4826in"/>
    </style:style>
    <style:style style:name="TableCell136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7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7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7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7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7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8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8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8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9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3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39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9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0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0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402" style:family="table-row">
      <style:table-row-properties style:min-row-height="0.427in"/>
    </style:style>
    <style:style style:name="TableCell140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0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4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407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4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10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41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1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1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2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2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2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2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2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3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3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3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4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14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3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4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4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4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443" style:family="table-row">
      <style:table-row-properties style:min-row-height="0.3437in"/>
    </style:style>
    <style:style style:name="TableCell14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4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44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448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44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5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51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4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5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5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5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5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5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5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6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6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6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6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6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6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6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6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7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7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47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7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7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7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80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1481" style:family="table-row">
      <style:table-row-properties style:min-row-height="0.375in"/>
    </style:style>
    <style:style style:name="TableCell14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4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486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48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89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49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9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4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4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49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0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50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0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0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50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5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51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1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1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1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5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1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1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1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52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522" style:family="table-column">
      <style:table-column-properties style:column-width="0.5395in"/>
    </style:style>
    <style:style style:name="TableColumn1523" style:family="table-column">
      <style:table-column-properties style:column-width="0.143in"/>
    </style:style>
    <style:style style:name="TableColumn1524" style:family="table-column">
      <style:table-column-properties style:column-width="0.5395in"/>
    </style:style>
    <style:style style:name="Table1521" style:family="table">
      <style:table-properties style:width="1.2222in" fo:margin-left="0in" table:align="left"/>
    </style:style>
    <style:style style:name="TableRow1525" style:family="table-row">
      <style:table-row-properties style:min-row-height="0.4826in"/>
    </style:style>
    <style:style style:name="TableCell15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5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3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3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3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3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534" style:family="table-row">
      <style:table-row-properties style:min-row-height="0.4826in"/>
    </style:style>
    <style:style style:name="TableCell15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5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3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4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4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4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543" style:family="table-row">
      <style:table-row-properties style:min-row-height="0.4826in"/>
    </style:style>
    <style:style style:name="TableCell15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4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5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4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5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5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552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15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54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15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56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text-indent="0.5in"/>
      <style:text-properties fo:hyphenate="true"/>
    </style:style>
    <style:style style:name="T15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58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text-indent="0.5in"/>
      <style:text-properties fo:hyphenate="true"/>
    </style:style>
    <style:style style:name="T155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60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15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62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15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64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15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66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15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56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156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57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157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5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73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15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57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15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1577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15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579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15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5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82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15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1584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15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1586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15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5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89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15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5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1592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/>
    </style:style>
    <style:style style:name="T15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59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595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5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olumn1598" style:family="table-column">
      <style:table-column-properties style:column-width="0.2395in"/>
    </style:style>
    <style:style style:name="TableColumn1599" style:family="table-column">
      <style:table-column-properties style:column-width="0.2395in"/>
    </style:style>
    <style:style style:name="TableColumn1600" style:family="table-column">
      <style:table-column-properties style:column-width="0.2395in"/>
    </style:style>
    <style:style style:name="TableColumn1601" style:family="table-column">
      <style:table-column-properties style:column-width="0.2395in"/>
    </style:style>
    <style:style style:name="TableColumn1602" style:family="table-column">
      <style:table-column-properties style:column-width="0.2395in"/>
    </style:style>
    <style:style style:name="TableColumn1603" style:family="table-column">
      <style:table-column-properties style:column-width="0.2395in"/>
    </style:style>
    <style:style style:name="TableColumn1604" style:family="table-column">
      <style:table-column-properties style:column-width="0.2395in"/>
    </style:style>
    <style:style style:name="TableColumn1605" style:family="table-column">
      <style:table-column-properties style:column-width="0.2395in"/>
    </style:style>
    <style:style style:name="Table1597" style:family="table">
      <style:table-properties style:width="1.9166in" fo:margin-left="0in" table:align="left"/>
    </style:style>
    <style:style style:name="TableRow1606" style:family="table-row">
      <style:table-row-properties style:min-row-height="0.2534in"/>
    </style:style>
    <style:style style:name="TableCell1607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6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10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61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1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1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2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2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2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2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2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3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631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right="-0.0694in"/>
      <style:text-properties fo:hyphenate="true"/>
    </style:style>
    <style:style style:name="T16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olumn1634" style:family="table-column">
      <style:table-column-properties style:column-width="0.2395in"/>
    </style:style>
    <style:style style:name="TableColumn1635" style:family="table-column">
      <style:table-column-properties style:column-width="0.2395in"/>
    </style:style>
    <style:style style:name="TableColumn1636" style:family="table-column">
      <style:table-column-properties style:column-width="0.2395in"/>
    </style:style>
    <style:style style:name="TableColumn1637" style:family="table-column">
      <style:table-column-properties style:column-width="0.2395in"/>
    </style:style>
    <style:style style:name="TableColumn1638" style:family="table-column">
      <style:table-column-properties style:column-width="0.2395in"/>
    </style:style>
    <style:style style:name="TableColumn1639" style:family="table-column">
      <style:table-column-properties style:column-width="0.2395in"/>
    </style:style>
    <style:style style:name="TableColumn1640" style:family="table-column">
      <style:table-column-properties style:column-width="0.2395in"/>
    </style:style>
    <style:style style:name="TableColumn1641" style:family="table-column">
      <style:table-column-properties style:column-width="0.2395in"/>
    </style:style>
    <style:style style:name="Table1633" style:family="table">
      <style:table-properties style:width="1.9166in" fo:margin-left="0in" table:align="left"/>
    </style:style>
    <style:style style:name="TableRow1642" style:family="table-row">
      <style:table-row-properties style:min-row-height="0.2534in"/>
    </style:style>
    <style:style style:name="TableCell1643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6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46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6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6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66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669" style:family="table-column">
      <style:table-column-properties style:column-width="0.452in"/>
    </style:style>
    <style:style style:name="TableColumn1670" style:family="table-column">
      <style:table-column-properties style:column-width="0.2395in"/>
    </style:style>
    <style:style style:name="TableColumn1671" style:family="table-column">
      <style:table-column-properties style:column-width="0.3888in"/>
    </style:style>
    <style:style style:name="TableColumn1672" style:family="table-column">
      <style:table-column-properties style:column-width="0.3555in"/>
    </style:style>
    <style:style style:name="TableColumn1673" style:family="table-column">
      <style:table-column-properties style:column-width="0.3555in"/>
    </style:style>
    <style:style style:name="TableColumn1674" style:family="table-column">
      <style:table-column-properties style:column-width="0.3555in"/>
    </style:style>
    <style:style style:name="TableColumn1675" style:family="table-column">
      <style:table-column-properties style:column-width="0.3555in"/>
    </style:style>
    <style:style style:name="TableColumn1676" style:family="table-column">
      <style:table-column-properties style:column-width="0.3555in"/>
    </style:style>
    <style:style style:name="TableColumn1677" style:family="table-column">
      <style:table-column-properties style:column-width="0.2395in"/>
    </style:style>
    <style:style style:name="TableColumn1678" style:family="table-column">
      <style:table-column-properties style:column-width="0.2895in"/>
    </style:style>
    <style:style style:name="TableColumn1679" style:family="table-column">
      <style:table-column-properties style:column-width="0.9395in"/>
    </style:style>
    <style:style style:name="TableColumn1680" style:family="table-column">
      <style:table-column-properties style:column-width="0.143in"/>
    </style:style>
    <style:style style:name="TableColumn1681" style:family="table-column">
      <style:table-column-properties style:column-width="1.2395in"/>
    </style:style>
    <style:style style:name="Table1668" style:family="table">
      <style:table-properties style:width="5.7097in" fo:margin-left="0in" table:align="left"/>
    </style:style>
    <style:style style:name="TableRow1682" style:family="table-row">
      <style:table-row-properties style:min-row-height="0.4826in"/>
    </style:style>
    <style:style style:name="TableCell16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8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8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689" style:family="table-row">
      <style:table-row-properties style:min-row-height="0.4826in"/>
    </style:style>
    <style:style style:name="TableCell16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6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9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6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6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69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0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0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0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0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0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1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1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1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71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1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71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1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2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7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724" style:family="table-row">
      <style:table-row-properties style:min-row-height="0.427in"/>
    </style:style>
    <style:style style:name="TableCell17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7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729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73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32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7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4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4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4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5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5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5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75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5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175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5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5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6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6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7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6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6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765" style:family="table-row">
      <style:table-row-properties style:min-row-height="0.3437in"/>
    </style:style>
    <style:style style:name="TableCell176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6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6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76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770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77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73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7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8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9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79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7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9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7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79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02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1803" style:family="table-row">
      <style:table-row-properties style:min-row-height="0.375in"/>
    </style:style>
    <style:style style:name="TableCell180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80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808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80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1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11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81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1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1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1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1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2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2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2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2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2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2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3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3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3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3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841" style:family="table-row">
      <style:table-row-properties style:min-row-height="0.375in"/>
    </style:style>
    <style:style style:name="TableCell18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4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4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8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846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8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49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8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6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6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6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7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875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Cell18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7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7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7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88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882" style:family="table-column">
      <style:table-column-properties style:column-width="0.5395in"/>
    </style:style>
    <style:style style:name="TableColumn1883" style:family="table-column">
      <style:table-column-properties style:column-width="0.143in"/>
    </style:style>
    <style:style style:name="TableColumn1884" style:family="table-column">
      <style:table-column-properties style:column-width="0.5395in"/>
    </style:style>
    <style:style style:name="Table1881" style:family="table">
      <style:table-properties style:width="1.2222in" fo:margin-left="0in" table:align="left"/>
    </style:style>
    <style:style style:name="TableRow1885" style:family="table-row">
      <style:table-row-properties style:min-row-height="0.4826in"/>
    </style:style>
    <style:style style:name="TableCell18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8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8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9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9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894" style:family="table-row">
      <style:table-row-properties style:min-row-height="0.4826in"/>
    </style:style>
    <style:style style:name="TableCell18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9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8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8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89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9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903" style:family="table-row">
      <style:table-row-properties style:min-row-height="0.4826in"/>
    </style:style>
    <style:style style:name="TableCell190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0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9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1912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19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19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915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19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1917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19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1919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921" style:family="table-column">
      <style:table-column-properties style:column-width="0.3895in"/>
    </style:style>
    <style:style style:name="TableColumn1922" style:family="table-column">
      <style:table-column-properties style:column-width="0.3555in"/>
    </style:style>
    <style:style style:name="TableColumn1923" style:family="table-column">
      <style:table-column-properties style:column-width="0.3555in"/>
    </style:style>
    <style:style style:name="TableColumn1924" style:family="table-column">
      <style:table-column-properties style:column-width="0.3555in"/>
    </style:style>
    <style:style style:name="TableColumn1925" style:family="table-column">
      <style:table-column-properties style:column-width="0.3555in"/>
    </style:style>
    <style:style style:name="TableColumn1926" style:family="table-column">
      <style:table-column-properties style:column-width="0.3555in"/>
    </style:style>
    <style:style style:name="TableColumn1927" style:family="table-column">
      <style:table-column-properties style:column-width="0.3555in"/>
    </style:style>
    <style:style style:name="TableColumn1928" style:family="table-column">
      <style:table-column-properties style:column-width="0.3555in"/>
    </style:style>
    <style:style style:name="TableColumn1929" style:family="table-column">
      <style:table-column-properties style:column-width="0.2395in"/>
    </style:style>
    <style:style style:name="TableColumn1930" style:family="table-column">
      <style:table-column-properties style:column-width="0.2895in"/>
    </style:style>
    <style:style style:name="TableColumn1931" style:family="table-column">
      <style:table-column-properties style:column-width="0.9395in"/>
    </style:style>
    <style:style style:name="TableColumn1932" style:family="table-column">
      <style:table-column-properties style:column-width="0.143in"/>
    </style:style>
    <style:style style:name="TableColumn1933" style:family="table-column">
      <style:table-column-properties style:column-width="1.2395in"/>
    </style:style>
    <style:style style:name="Table1920" style:family="table">
      <style:table-properties style:width="5.7298in" fo:margin-left="0in" table:align="left"/>
    </style:style>
    <style:style style:name="TableRow1934" style:family="table-row">
      <style:table-row-properties style:min-row-height="0.4826in"/>
    </style:style>
    <style:style style:name="TableCell19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941" style:family="table-row">
      <style:table-row-properties style:min-row-height="0.4826in"/>
    </style:style>
    <style:style style:name="TableCell19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4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9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4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5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5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5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5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5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5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6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6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6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6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9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6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96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7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7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7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9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7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1977" style:family="table-row">
      <style:table-row-properties style:min-row-height="0.427in"/>
    </style:style>
    <style:style style:name="TableCell197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7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19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1982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19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85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19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9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19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19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9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0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0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0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20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201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1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1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018" style:family="table-row">
      <style:table-row-properties style:min-row-height="0.3437in"/>
    </style:style>
    <style:style style:name="TableCell20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2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2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02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023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02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2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26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0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3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4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4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4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04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4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4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5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5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5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55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2056" style:family="table-row">
      <style:table-row-properties style:min-row-height="0.375in"/>
    </style:style>
    <style:style style:name="TableCell205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5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5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0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061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06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64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0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6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6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7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8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0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8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8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8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9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9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094" style:family="table-row">
      <style:table-row-properties style:min-row-height="0.375in"/>
    </style:style>
    <style:style style:name="TableCell20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09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0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0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099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10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0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02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1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0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0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0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0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1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1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1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1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1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1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1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2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2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2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2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2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128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Cell21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3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3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3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21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2135" style:family="table-column">
      <style:table-column-properties style:column-width="0.5395in"/>
    </style:style>
    <style:style style:name="TableColumn2136" style:family="table-column">
      <style:table-column-properties style:column-width="0.143in"/>
    </style:style>
    <style:style style:name="TableColumn2137" style:family="table-column">
      <style:table-column-properties style:column-width="0.5395in"/>
    </style:style>
    <style:style style:name="Table2134" style:family="table">
      <style:table-properties style:width="1.2222in" fo:margin-left="0in" table:align="left"/>
    </style:style>
    <style:style style:name="TableRow2138" style:family="table-row">
      <style:table-row-properties style:min-row-height="0.4826in"/>
    </style:style>
    <style:style style:name="TableCell21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4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4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4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4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147" style:family="table-row">
      <style:table-row-properties style:min-row-height="0.4826in"/>
    </style:style>
    <style:style style:name="TableCell214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4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5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5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5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156" style:family="table-row">
      <style:table-row-properties style:min-row-height="0.4826in"/>
    </style:style>
    <style:style style:name="TableCell215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5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5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16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6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16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16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165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21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21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216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2169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21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2171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21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2173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21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2175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0.5in">
        <style:tab-stops/>
      </style:paragraph-properties>
      <style:text-properties fo:hyphenate="true"/>
    </style:style>
    <style:style style:name="T21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2177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language="ru" fo:country="RU" fo:hyphenate="true"/>
    </style:style>
    <style:style style:name="P2178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left="1.5in" fo:text-indent="0.5in">
        <style:tab-stops/>
      </style:paragraph-properties>
      <style:text-properties fo:hyphenate="true"/>
    </style:style>
    <style:style style:name="T21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2180" style:parent-style-name="Normal" style:family="paragraph">
      <style:paragraph-properties fo:widows="2" fo:orphans="2" style:punctuation-wrap="hanging" style:text-autospace="ideograph-alpha" fo:text-align="center" style:vertical-align="auto" fo:margin-top="0.1666in" fo:margin-bottom="0.0833in" fo:line-height="0%"/>
      <style:text-properties fo:hyphenate="true"/>
    </style:style>
    <style:style style:name="T21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2182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/>
      <style:text-properties fo:hyphenate="true"/>
    </style:style>
    <style:style style:name="T21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2184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/>
      <style:text-properties fo:hyphenate="true"/>
    </style:style>
    <style:style style:name="T21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2186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/>
      <style:text-properties fo:hyphenate="true"/>
    </style:style>
    <style:style style:name="T21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21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2189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4pt" style:font-size-asian="14pt" style:font-size-complex="14pt" fo:background-color="#FFFFFF" fo:language="ru" fo:country="RU"/>
    </style:style>
    <style:style style:name="P2190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/>
      <style:text-properties fo:hyphenate="true"/>
    </style:style>
    <style:style style:name="T21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2192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4pt" style:font-size-asian="14pt" style:font-size-complex="14pt" fo:background-color="#FFFFFF"/>
    </style:style>
    <style:style style:name="P2193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/>
      <style:text-properties fo:hyphenate="true"/>
    </style:style>
    <style:style style:name="T21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2195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4pt" style:font-size-asian="14pt" style:font-size-complex="14pt" fo:background-color="#FFFFFF"/>
    </style:style>
    <style:style style:name="P2196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/>
      <style:text-properties fo:hyphenate="true"/>
    </style:style>
    <style:style style:name="T21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2198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4pt" style:font-size-asian="14pt" style:font-size-complex="14pt" fo:background-color="#FFFFFF"/>
    </style:style>
    <style:style style:name="P2199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2201" style:family="table-column">
      <style:table-column-properties style:column-width="0.352in"/>
    </style:style>
    <style:style style:name="TableColumn2202" style:family="table-column">
      <style:table-column-properties style:column-width="0.2395in"/>
    </style:style>
    <style:style style:name="TableColumn2203" style:family="table-column">
      <style:table-column-properties style:column-width="0.2395in"/>
    </style:style>
    <style:style style:name="TableColumn2204" style:family="table-column">
      <style:table-column-properties style:column-width="0.2395in"/>
    </style:style>
    <style:style style:name="TableColumn2205" style:family="table-column">
      <style:table-column-properties style:column-width="0.2395in"/>
    </style:style>
    <style:style style:name="TableColumn2206" style:family="table-column">
      <style:table-column-properties style:column-width="0.2395in"/>
    </style:style>
    <style:style style:name="TableColumn2207" style:family="table-column">
      <style:table-column-properties style:column-width="0.2395in"/>
    </style:style>
    <style:style style:name="TableColumn2208" style:family="table-column">
      <style:table-column-properties style:column-width="0.2395in"/>
    </style:style>
    <style:style style:name="TableColumn2209" style:family="table-column">
      <style:table-column-properties style:column-width="0.2395in"/>
    </style:style>
    <style:style style:name="TableColumn2210" style:family="table-column">
      <style:table-column-properties style:column-width="0.2895in"/>
    </style:style>
    <style:style style:name="TableColumn2211" style:family="table-column">
      <style:table-column-properties style:column-width="0.9395in"/>
    </style:style>
    <style:style style:name="TableColumn2212" style:family="table-column">
      <style:table-column-properties style:column-width="0.143in"/>
    </style:style>
    <style:style style:name="TableColumn2213" style:family="table-column">
      <style:table-column-properties style:column-width="1.2395in"/>
    </style:style>
    <style:style style:name="Table2200" style:family="table">
      <style:table-properties style:width="4.8805in" fo:margin-left="0in" table:align="left"/>
    </style:style>
    <style:style style:name="TableRow2214" style:family="table-row">
      <style:table-row-properties style:min-row-height="0.4826in"/>
    </style:style>
    <style:style style:name="TableCell22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1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1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221" style:family="table-row">
      <style:table-row-properties style:min-row-height="0.4826in"/>
    </style:style>
    <style:style style:name="TableCell22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2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2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2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3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3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3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3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3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4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4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4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4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4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4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250" style:family="table-row">
      <style:table-row-properties style:min-row-height="0.427in"/>
    </style:style>
    <style:style style:name="TableCell22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2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255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2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58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2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6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6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6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7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8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228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8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22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8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8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291" style:family="table-row">
      <style:table-row-properties style:min-row-height="0.3437in"/>
    </style:style>
    <style:style style:name="TableCell22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2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29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296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2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2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299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30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0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0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0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0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0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0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1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1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1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1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1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1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1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32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329" style:family="table-row">
      <style:table-row-properties style:min-row-height="0.375in"/>
    </style:style>
    <style:style style:name="TableCell23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33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334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33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3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37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33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3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4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4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4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5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6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6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6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6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6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6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36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2370" style:family="table-column">
      <style:table-column-properties style:column-width="0.5395in"/>
    </style:style>
    <style:style style:name="TableColumn2371" style:family="table-column">
      <style:table-column-properties style:column-width="0.143in"/>
    </style:style>
    <style:style style:name="TableColumn2372" style:family="table-column">
      <style:table-column-properties style:column-width="0.5395in"/>
    </style:style>
    <style:style style:name="Table2369" style:family="table">
      <style:table-properties style:width="1.2222in" fo:margin-left="0in" table:align="left"/>
    </style:style>
    <style:style style:name="TableRow2373" style:family="table-row">
      <style:table-row-properties style:min-row-height="0.4826in"/>
    </style:style>
    <style:style style:name="TableCell23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7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7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8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382" style:family="table-row">
      <style:table-row-properties style:min-row-height="0.4826in"/>
    </style:style>
    <style:style style:name="TableCell23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8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8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391" style:family="table-row">
      <style:table-row-properties style:min-row-height="0.4826in"/>
    </style:style>
    <style:style style:name="TableCell23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3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9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3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3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400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2402" style:family="table-column">
      <style:table-column-properties style:column-width="0.3895in"/>
    </style:style>
    <style:style style:name="TableColumn2403" style:family="table-column">
      <style:table-column-properties style:column-width="0.3555in"/>
    </style:style>
    <style:style style:name="TableColumn2404" style:family="table-column">
      <style:table-column-properties style:column-width="0.3555in"/>
    </style:style>
    <style:style style:name="TableColumn2405" style:family="table-column">
      <style:table-column-properties style:column-width="0.2395in"/>
    </style:style>
    <style:style style:name="TableColumn2406" style:family="table-column">
      <style:table-column-properties style:column-width="0.2395in"/>
    </style:style>
    <style:style style:name="TableColumn2407" style:family="table-column">
      <style:table-column-properties style:column-width="0.3395in"/>
    </style:style>
    <style:style style:name="TableColumn2408" style:family="table-column">
      <style:table-column-properties style:column-width="0.2395in"/>
    </style:style>
    <style:style style:name="TableColumn2409" style:family="table-column">
      <style:table-column-properties style:column-width="0.3555in"/>
    </style:style>
    <style:style style:name="TableColumn2410" style:family="table-column">
      <style:table-column-properties style:column-width="0.2395in"/>
    </style:style>
    <style:style style:name="TableColumn2411" style:family="table-column">
      <style:table-column-properties style:column-width="0.2895in"/>
    </style:style>
    <style:style style:name="TableColumn2412" style:family="table-column">
      <style:table-column-properties style:column-width="0.9395in"/>
    </style:style>
    <style:style style:name="TableColumn2413" style:family="table-column">
      <style:table-column-properties style:column-width="0.143in"/>
    </style:style>
    <style:style style:name="TableColumn2414" style:family="table-column">
      <style:table-column-properties style:column-width="1.2395in"/>
    </style:style>
    <style:style style:name="Table2401" style:family="table">
      <style:table-properties style:width="5.3659in" fo:margin-left="0in" table:align="left"/>
    </style:style>
    <style:style style:name="TableRow2415" style:family="table-row">
      <style:table-row-properties style:min-row-height="0.4826in"/>
    </style:style>
    <style:style style:name="TableCell241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1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2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2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422" style:family="table-row">
      <style:table-row-properties style:min-row-height="0.4826in"/>
    </style:style>
    <style:style style:name="TableCell242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2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26" style:parent-style-name="Normal" style:family="paragraph">
      <style:paragraph-properties fo:widows="2" fo:orphans="2" style:punctuation-wrap="hanging" style:text-autospace="ideograph-alpha" style:vertical-align="auto" fo:margin-top="0.1666in" fo:margin-bottom="0.1111in" fo:line-height="0%"/>
      <style:text-properties fo:hyphenate="true"/>
    </style:style>
    <style:style style:name="T24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24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2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3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243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3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3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3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3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3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3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4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44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24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4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4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5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454" style:family="table-row">
      <style:table-row-properties style:min-row-height="0.427in"/>
    </style:style>
    <style:style style:name="TableCell24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4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459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4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62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46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6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6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6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7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7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7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8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8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8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8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248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8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24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8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8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4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495" style:family="table-row">
      <style:table-row-properties style:min-row-height="0.3437in"/>
    </style:style>
    <style:style style:name="TableCell24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4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4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4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500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5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03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50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0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0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1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1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1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1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52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2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533" style:family="table-row">
      <style:table-row-properties style:min-row-height="0.375in"/>
    </style:style>
    <style:style style:name="TableCell25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3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3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5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538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5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41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54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4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4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5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55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5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5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5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5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6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6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6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7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7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57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2574" style:family="table-column">
      <style:table-column-properties style:column-width="0.5395in"/>
    </style:style>
    <style:style style:name="TableColumn2575" style:family="table-column">
      <style:table-column-properties style:column-width="0.143in"/>
    </style:style>
    <style:style style:name="TableColumn2576" style:family="table-column">
      <style:table-column-properties style:column-width="0.5395in"/>
    </style:style>
    <style:style style:name="Table2573" style:family="table">
      <style:table-properties style:width="1.2222in" fo:margin-left="0in" table:align="left"/>
    </style:style>
    <style:style style:name="TableRow2577" style:family="table-row">
      <style:table-row-properties style:min-row-height="0.4826in"/>
    </style:style>
    <style:style style:name="TableCell257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7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8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8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586" style:family="table-row">
      <style:table-row-properties style:min-row-height="0.4826in"/>
    </style:style>
    <style:style style:name="TableCell25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8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8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595" style:family="table-row">
      <style:table-row-properties style:min-row-height="0.4826in"/>
    </style:style>
    <style:style style:name="TableCell25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5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5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59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0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0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0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0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60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2605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 fo:margin-right="0.0277in">
        <style:tab-stops/>
      </style:paragraph-properties>
      <style:text-properties fo:hyphenate="true"/>
    </style:style>
    <style:style style:name="T26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2607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 fo:margin-right="0.0277in">
        <style:tab-stops/>
      </style:paragraph-properties>
      <style:text-properties fo:hyphenate="true"/>
    </style:style>
    <style:style style:name="T260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2609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 fo:margin-right="0.0277in">
        <style:tab-stops/>
      </style:paragraph-properties>
      <style:text-properties fo:hyphenate="true"/>
    </style:style>
    <style:style style:name="T261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2611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 fo:margin-right="0.0277in">
        <style:tab-stops/>
      </style:paragraph-properties>
      <style:text-properties fo:hyphenate="true"/>
    </style:style>
    <style:style style:name="T26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26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2614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 fo:margin-right="0.0277in">
        <style:tab-stops/>
      </style:paragraph-properties>
      <style:text-properties fo:hyphenate="true"/>
    </style:style>
    <style:style style:name="T26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2616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language="ru" fo:country="RU" fo:hyphenate="true"/>
    </style:style>
    <style:style style:name="TableColumn2618" style:family="table-column">
      <style:table-column-properties style:column-width="0.3895in"/>
    </style:style>
    <style:style style:name="TableColumn2619" style:family="table-column">
      <style:table-column-properties style:column-width="0.2395in"/>
    </style:style>
    <style:style style:name="TableColumn2620" style:family="table-column">
      <style:table-column-properties style:column-width="0.2395in"/>
    </style:style>
    <style:style style:name="TableColumn2621" style:family="table-column">
      <style:table-column-properties style:column-width="0.2395in"/>
    </style:style>
    <style:style style:name="TableColumn2622" style:family="table-column">
      <style:table-column-properties style:column-width="0.2395in"/>
    </style:style>
    <style:style style:name="TableColumn2623" style:family="table-column">
      <style:table-column-properties style:column-width="0.3395in"/>
    </style:style>
    <style:style style:name="TableColumn2624" style:family="table-column">
      <style:table-column-properties style:column-width="0.2395in"/>
    </style:style>
    <style:style style:name="TableColumn2625" style:family="table-column">
      <style:table-column-properties style:column-width="0.2395in"/>
    </style:style>
    <style:style style:name="TableColumn2626" style:family="table-column">
      <style:table-column-properties style:column-width="0.2395in"/>
    </style:style>
    <style:style style:name="TableColumn2627" style:family="table-column">
      <style:table-column-properties style:column-width="0.2895in"/>
    </style:style>
    <style:style style:name="TableColumn2628" style:family="table-column">
      <style:table-column-properties style:column-width="0.9395in"/>
    </style:style>
    <style:style style:name="TableColumn2629" style:family="table-column">
      <style:table-column-properties style:column-width="0.143in"/>
    </style:style>
    <style:style style:name="TableColumn2630" style:family="table-column">
      <style:table-column-properties style:column-width="1.2395in"/>
    </style:style>
    <style:style style:name="Table2617" style:family="table">
      <style:table-properties style:width="5.018in" fo:margin-left="0in" table:align="left"/>
    </style:style>
    <style:style style:name="TableRow2631" style:family="table-row">
      <style:table-row-properties style:min-row-height="0.4826in"/>
    </style:style>
    <style:style style:name="TableCell26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638" style:family="table-row">
      <style:table-row-properties style:min-row-height="0.4826in"/>
    </style:style>
    <style:style style:name="TableCell26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4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4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4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4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4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4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5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5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5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5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5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5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5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6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667" style:family="table-row">
      <style:table-row-properties style:min-row-height="0.427in"/>
    </style:style>
    <style:style style:name="TableCell26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67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672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6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75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67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7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7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7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8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8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8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8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8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8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9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9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9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9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9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6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69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26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6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27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0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0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0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0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708" style:family="table-row">
      <style:table-row-properties style:min-row-height="0.3437in"/>
    </style:style>
    <style:style style:name="TableCell27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7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713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7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16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71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2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2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2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2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2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3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3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3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3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3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3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73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4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45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2746" style:family="table-row">
      <style:table-row-properties style:min-row-height="0.375in"/>
    </style:style>
    <style:style style:name="TableCell27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75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751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7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54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75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5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5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5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5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6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6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6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6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7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6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6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6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6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7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7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7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7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7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8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8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784" style:family="table-row">
      <style:table-row-properties style:min-row-height="0.375in"/>
    </style:style>
    <style:style style:name="TableCell27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7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789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79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92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7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9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7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7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9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0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0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0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80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0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1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1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1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1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1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2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2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282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2824" style:family="table-column">
      <style:table-column-properties style:column-width="0.5395in"/>
    </style:style>
    <style:style style:name="TableColumn2825" style:family="table-column">
      <style:table-column-properties style:column-width="0.143in"/>
    </style:style>
    <style:style style:name="TableColumn2826" style:family="table-column">
      <style:table-column-properties style:column-width="0.5395in"/>
    </style:style>
    <style:style style:name="Table2823" style:family="table">
      <style:table-properties style:width="1.2222in" fo:margin-left="0in" table:align="left"/>
    </style:style>
    <style:style style:name="TableRow2827" style:family="table-row">
      <style:table-row-properties style:min-row-height="0.4826in"/>
    </style:style>
    <style:style style:name="TableCell28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2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3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3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3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3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3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3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836" style:family="table-row">
      <style:table-row-properties style:min-row-height="0.4826in"/>
    </style:style>
    <style:style style:name="TableCell283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3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3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4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4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4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4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845" style:family="table-row">
      <style:table-row-properties style:min-row-height="0.4826in"/>
    </style:style>
    <style:style style:name="TableCell28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5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85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2856" style:family="table-column">
      <style:table-column-properties style:column-width="0.3895in"/>
    </style:style>
    <style:style style:name="TableColumn2857" style:family="table-column">
      <style:table-column-properties style:column-width="0.3555in"/>
    </style:style>
    <style:style style:name="TableColumn2858" style:family="table-column">
      <style:table-column-properties style:column-width="0.3555in"/>
    </style:style>
    <style:style style:name="TableColumn2859" style:family="table-column">
      <style:table-column-properties style:column-width="0.3555in"/>
    </style:style>
    <style:style style:name="TableColumn2860" style:family="table-column">
      <style:table-column-properties style:column-width="0.3555in"/>
    </style:style>
    <style:style style:name="TableColumn2861" style:family="table-column">
      <style:table-column-properties style:column-width="0.3555in"/>
    </style:style>
    <style:style style:name="TableColumn2862" style:family="table-column">
      <style:table-column-properties style:column-width="0.2395in"/>
    </style:style>
    <style:style style:name="TableColumn2863" style:family="table-column">
      <style:table-column-properties style:column-width="0.2395in"/>
    </style:style>
    <style:style style:name="TableColumn2864" style:family="table-column">
      <style:table-column-properties style:column-width="0.2395in"/>
    </style:style>
    <style:style style:name="TableColumn2865" style:family="table-column">
      <style:table-column-properties style:column-width="0.2895in"/>
    </style:style>
    <style:style style:name="TableColumn2866" style:family="table-column">
      <style:table-column-properties style:column-width="0.9395in"/>
    </style:style>
    <style:style style:name="TableColumn2867" style:family="table-column">
      <style:table-column-properties style:column-width="0.143in"/>
    </style:style>
    <style:style style:name="TableColumn2868" style:family="table-column">
      <style:table-column-properties style:column-width="1.2395in"/>
    </style:style>
    <style:style style:name="Table2855" style:family="table">
      <style:table-properties style:width="5.4979in" fo:margin-left="0in" table:align="left"/>
    </style:style>
    <style:style style:name="TableRow2869" style:family="table-row">
      <style:table-row-properties style:min-row-height="0.4826in"/>
    </style:style>
    <style:style style:name="TableCell28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7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8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876" style:family="table-row">
      <style:table-row-properties style:min-row-height="0.4826in"/>
    </style:style>
    <style:style style:name="TableCell28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7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80" style:parent-style-name="Normal" style:family="paragraph">
      <style:paragraph-properties fo:widows="2" fo:orphans="2" style:punctuation-wrap="hanging" style:text-autospace="ideograph-alpha" style:vertical-align="auto" fo:margin-top="0.1666in" fo:margin-bottom="0.1111in" fo:line-height="0%"/>
      <style:text-properties fo:hyphenate="true"/>
    </style:style>
    <style:style style:name="T28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28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8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28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8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8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28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8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8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28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9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8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28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9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9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9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0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0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910" style:family="table-row">
      <style:table-row-properties style:min-row-height="0.427in"/>
    </style:style>
    <style:style style:name="TableCell291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1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9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915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9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18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91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2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2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2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2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2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3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3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3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3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3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3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4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294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4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29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4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4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4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5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951" style:family="table-row">
      <style:table-row-properties style:min-row-height="0.3437in"/>
    </style:style>
    <style:style style:name="TableCell29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9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956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95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59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9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6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6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6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6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7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7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7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298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8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8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8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8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2989" style:family="table-row">
      <style:table-row-properties style:min-row-height="0.375in"/>
    </style:style>
    <style:style style:name="TableCell29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9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9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29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2994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29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2997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29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29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0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0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0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00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1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1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1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1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2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2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2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2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26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3027" style:family="table-row">
      <style:table-row-properties style:min-row-height="0.375in"/>
    </style:style>
    <style:style style:name="TableCell30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2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3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0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032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0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35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0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4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4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4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0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5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5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5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5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5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6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6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06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3067" style:family="table-column">
      <style:table-column-properties style:column-width="0.5395in"/>
    </style:style>
    <style:style style:name="TableColumn3068" style:family="table-column">
      <style:table-column-properties style:column-width="0.143in"/>
    </style:style>
    <style:style style:name="TableColumn3069" style:family="table-column">
      <style:table-column-properties style:column-width="0.5395in"/>
    </style:style>
    <style:style style:name="Table3066" style:family="table">
      <style:table-properties style:width="1.2222in" fo:margin-left="0in" table:align="left"/>
    </style:style>
    <style:style style:name="TableRow3070" style:family="table-row">
      <style:table-row-properties style:min-row-height="0.4826in"/>
    </style:style>
    <style:style style:name="TableCell30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7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7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7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079" style:family="table-row">
      <style:table-row-properties style:min-row-height="0.4826in"/>
    </style:style>
    <style:style style:name="TableCell308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8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8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8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088" style:family="table-row">
      <style:table-row-properties style:min-row-height="0.4826in"/>
    </style:style>
    <style:style style:name="TableCell308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9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0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9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0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097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098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left="0.5in">
        <style:tab-stops/>
      </style:paragraph-properties>
      <style:text-properties fo:hyphenate="true"/>
    </style:style>
    <style:style style:name="T30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100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left="0.5in">
        <style:tab-stops/>
      </style:paragraph-properties>
      <style:text-properties fo:hyphenate="true"/>
    </style:style>
    <style:style style:name="T310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102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left="0.5in">
        <style:tab-stops/>
      </style:paragraph-properties>
      <style:text-properties fo:hyphenate="true"/>
    </style:style>
    <style:style style:name="T310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104" style:parent-style-name="Normal" style:family="paragraph">
      <style:paragraph-properties fo:widows="2" fo:orphans="2" style:punctuation-wrap="hanging" style:text-autospace="ideograph-alpha" style:vertical-align="auto" fo:margin-top="0.1666in" fo:margin-bottom="0.1666in"/>
      <style:text-properties fo:hyphenate="true"/>
    </style:style>
    <style:style style:name="T31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106" style:parent-style-name="Normal" style:family="paragraph">
      <style:paragraph-properties fo:widows="2" fo:orphans="2" style:punctuation-wrap="hanging" style:text-autospace="ideograph-alpha" style:vertical-align="auto" fo:margin-top="0.1666in" fo:margin-bottom="0.0833in" fo:margin-left="0.25in" fo:margin-right="0.7083in">
        <style:tab-stops/>
      </style:paragraph-properties>
      <style:text-properties fo:hyphenate="true"/>
    </style:style>
    <style:style style:name="T3107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310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3109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311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111" style:parent-style-name="Normal" style:family="paragraph">
      <style:paragraph-properties fo:widows="2" fo:orphans="2" style:punctuation-wrap="hanging" style:text-autospace="ideograph-alpha" style:vertical-align="auto" fo:margin-top="0.1666in" fo:margin-left="0.25in" fo:margin-right="0.7083in">
        <style:tab-stops/>
      </style:paragraph-properties>
      <style:text-properties fo:hyphenate="true"/>
    </style:style>
    <style:style style:name="T3112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/>
    </style:style>
    <style:style style:name="T31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311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/>
    </style:style>
    <style:style style:name="T31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11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3118" style:family="table-column">
      <style:table-column-properties style:column-width="0.3895in"/>
    </style:style>
    <style:style style:name="TableColumn3119" style:family="table-column">
      <style:table-column-properties style:column-width="0.2395in"/>
    </style:style>
    <style:style style:name="TableColumn3120" style:family="table-column">
      <style:table-column-properties style:column-width="0.3555in"/>
    </style:style>
    <style:style style:name="TableColumn3121" style:family="table-column">
      <style:table-column-properties style:column-width="0.3555in"/>
    </style:style>
    <style:style style:name="TableColumn3122" style:family="table-column">
      <style:table-column-properties style:column-width="0.3555in"/>
    </style:style>
    <style:style style:name="TableColumn3123" style:family="table-column">
      <style:table-column-properties style:column-width="0.3555in"/>
    </style:style>
    <style:style style:name="TableColumn3124" style:family="table-column">
      <style:table-column-properties style:column-width="0.2395in"/>
    </style:style>
    <style:style style:name="TableColumn3125" style:family="table-column">
      <style:table-column-properties style:column-width="0.2395in"/>
    </style:style>
    <style:style style:name="TableColumn3126" style:family="table-column">
      <style:table-column-properties style:column-width="0.2395in"/>
    </style:style>
    <style:style style:name="TableColumn3127" style:family="table-column">
      <style:table-column-properties style:column-width="0.2895in"/>
    </style:style>
    <style:style style:name="TableColumn3128" style:family="table-column">
      <style:table-column-properties style:column-width="0.9395in"/>
    </style:style>
    <style:style style:name="TableColumn3129" style:family="table-column">
      <style:table-column-properties style:column-width="0.143in"/>
    </style:style>
    <style:style style:name="TableColumn3130" style:family="table-column">
      <style:table-column-properties style:column-width="1.2395in"/>
    </style:style>
    <style:style style:name="Table3117" style:family="table">
      <style:table-properties style:width="5.3819in" fo:margin-left="0in" table:align="left"/>
    </style:style>
    <style:style style:name="TableRow3131" style:family="table-row">
      <style:table-row-properties style:min-row-height="0.4826in"/>
    </style:style>
    <style:style style:name="TableCell31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1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138" style:family="table-row">
      <style:table-row-properties style:min-row-height="0.4826in"/>
    </style:style>
    <style:style style:name="TableCell31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4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1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4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1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31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4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1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31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5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1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31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5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1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31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5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15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5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15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6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1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6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1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6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16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6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1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171" style:family="table-row">
      <style:table-row-properties style:min-row-height="0.427in"/>
    </style:style>
    <style:style style:name="TableCell31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1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176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1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179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18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1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1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1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8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19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9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1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1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1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20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0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320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0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2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212" style:family="table-row">
      <style:table-row-properties style:min-row-height="0.3437in"/>
    </style:style>
    <style:style style:name="TableCell32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2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217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21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20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22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2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2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2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2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3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24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24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4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4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4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4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2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250" style:family="table-row">
      <style:table-row-properties style:min-row-height="0.375in"/>
    </style:style>
    <style:style style:name="TableCell32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2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255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2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58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2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6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6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26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7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8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2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8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8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8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2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8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28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3291" style:family="table-column">
      <style:table-column-properties style:column-width="0.5395in"/>
    </style:style>
    <style:style style:name="TableColumn3292" style:family="table-column">
      <style:table-column-properties style:column-width="0.143in"/>
    </style:style>
    <style:style style:name="TableColumn3293" style:family="table-column">
      <style:table-column-properties style:column-width="0.5395in"/>
    </style:style>
    <style:style style:name="Table3290" style:family="table">
      <style:table-properties style:width="1.2222in" fo:margin-left="0in" table:align="left"/>
    </style:style>
    <style:style style:name="TableRow3294" style:family="table-row">
      <style:table-row-properties style:min-row-height="0.4826in"/>
    </style:style>
    <style:style style:name="TableCell32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9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2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2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9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303" style:family="table-row">
      <style:table-row-properties style:min-row-height="0.4826in"/>
    </style:style>
    <style:style style:name="TableCell330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3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0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312" style:family="table-row">
      <style:table-row-properties style:min-row-height="0.4826in"/>
    </style:style>
    <style:style style:name="TableCell33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31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1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1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1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32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322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33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324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332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326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33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328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332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330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33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332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333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334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 fo:margin-left="0.5in">
        <style:tab-stops/>
      </style:paragraph-properties>
      <style:text-properties fo:hyphenate="true"/>
    </style:style>
    <style:style style:name="T333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336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3338" style:family="table-column">
      <style:table-column-properties style:column-width="0.427in"/>
    </style:style>
    <style:style style:name="TableColumn3339" style:family="table-column">
      <style:table-column-properties style:column-width="0.3555in"/>
    </style:style>
    <style:style style:name="TableColumn3340" style:family="table-column">
      <style:table-column-properties style:column-width="0.2395in"/>
    </style:style>
    <style:style style:name="TableColumn3341" style:family="table-column">
      <style:table-column-properties style:column-width="0.2395in"/>
    </style:style>
    <style:style style:name="TableColumn3342" style:family="table-column">
      <style:table-column-properties style:column-width="0.2395in"/>
    </style:style>
    <style:style style:name="TableColumn3343" style:family="table-column">
      <style:table-column-properties style:column-width="0.3395in"/>
    </style:style>
    <style:style style:name="TableColumn3344" style:family="table-column">
      <style:table-column-properties style:column-width="0.2395in"/>
    </style:style>
    <style:style style:name="TableColumn3345" style:family="table-column">
      <style:table-column-properties style:column-width="0.2395in"/>
    </style:style>
    <style:style style:name="TableColumn3346" style:family="table-column">
      <style:table-column-properties style:column-width="0.2395in"/>
    </style:style>
    <style:style style:name="TableColumn3347" style:family="table-column">
      <style:table-column-properties style:column-width="0.2895in"/>
    </style:style>
    <style:style style:name="TableColumn3348" style:family="table-column">
      <style:table-column-properties style:column-width="0.9395in"/>
    </style:style>
    <style:style style:name="TableColumn3349" style:family="table-column">
      <style:table-column-properties style:column-width="0.143in"/>
    </style:style>
    <style:style style:name="TableColumn3350" style:family="table-column">
      <style:table-column-properties style:column-width="1.2395in"/>
    </style:style>
    <style:style style:name="Table3337" style:family="table">
      <style:table-properties style:width="5.1715in" fo:margin-left="0in" table:align="left"/>
    </style:style>
    <style:style style:name="TableRow3351" style:family="table-row">
      <style:table-row-properties style:min-row-height="0.4826in"/>
    </style:style>
    <style:style style:name="TableCell33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3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358" style:family="table-row">
      <style:table-row-properties style:min-row-height="0.4826in"/>
    </style:style>
    <style:style style:name="TableCell335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6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62" style:parent-style-name="Normal" style:family="paragraph">
      <style:paragraph-properties fo:widows="2" fo:orphans="2" style:punctuation-wrap="hanging" style:text-autospace="ideograph-alpha" style:vertical-align="auto" fo:margin-top="0.1666in" fo:margin-bottom="0.1111in" fo:line-height="0%"/>
      <style:text-properties fo:hyphenate="true"/>
    </style:style>
    <style:style style:name="T33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33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6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6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6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6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7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7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7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7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7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7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8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8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8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3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8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3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388" style:family="table-row">
      <style:table-row-properties style:min-row-height="0.427in"/>
    </style:style>
    <style:style style:name="TableCell338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39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39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393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39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9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396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3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3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39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0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0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0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0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0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0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0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1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1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1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1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1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1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1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41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34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4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429" style:family="table-row">
      <style:table-row-properties style:min-row-height="0.3437in"/>
    </style:style>
    <style:style style:name="TableCell34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43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434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43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3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37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43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3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4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4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4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5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45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45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6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4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66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3467" style:family="table-row">
      <style:table-row-properties style:min-row-height="0.375in"/>
    </style:style>
    <style:style style:name="TableCell34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47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472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4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75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47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7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7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7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8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8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8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48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8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8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9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9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9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9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49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4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9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4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49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5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50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04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3505" style:family="table-row">
      <style:table-row-properties style:min-row-height="0.375in"/>
    </style:style>
    <style:style style:name="TableCell35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0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0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5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510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51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1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13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51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1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1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1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1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1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2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2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2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52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2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3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3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3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3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3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53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3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3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4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5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4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54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3545" style:family="table-column">
      <style:table-column-properties style:column-width="0.5395in"/>
    </style:style>
    <style:style style:name="TableColumn3546" style:family="table-column">
      <style:table-column-properties style:column-width="0.143in"/>
    </style:style>
    <style:style style:name="TableColumn3547" style:family="table-column">
      <style:table-column-properties style:column-width="0.5395in"/>
    </style:style>
    <style:style style:name="Table3544" style:family="table">
      <style:table-properties style:width="1.2222in" fo:margin-left="0in" table:align="left"/>
    </style:style>
    <style:style style:name="TableRow3548" style:family="table-row">
      <style:table-row-properties style:min-row-height="0.4826in"/>
    </style:style>
    <style:style style:name="TableCell35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5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55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5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5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557" style:family="table-row">
      <style:table-row-properties style:min-row-height="0.4826in"/>
    </style:style>
    <style:style style:name="TableCell35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6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5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6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6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566" style:family="table-row">
      <style:table-row-properties style:min-row-height="0.4826in"/>
    </style:style>
    <style:style style:name="TableCell35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6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6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5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7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57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57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57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575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35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577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35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579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35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35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582" style:parent-style-name="Normal" style:family="paragraph">
      <style:paragraph-properties fo:widows="2" fo:orphans="2" style:punctuation-wrap="hanging" style:text-autospace="ideograph-alpha" fo:text-align="justify" style:vertical-align="auto" fo:margin-top="0.1666in" fo:line-height="0%"/>
      <style:text-properties fo:hyphenate="true"/>
    </style:style>
    <style:style style:name="T3583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35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358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358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3587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358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589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right="0.0138in"/>
      <style:text-properties fo:hyphenate="true"/>
    </style:style>
    <style:style style:name="T359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3591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359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35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594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right="0.0138in"/>
      <style:text-properties fo:hyphenate="true"/>
    </style:style>
    <style:style style:name="T359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596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right="0.0138in"/>
      <style:text-properties fo:hyphenate="true"/>
    </style:style>
    <style:style style:name="T359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35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599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right="0.0138in"/>
      <style:text-properties fo:hyphenate="true"/>
    </style:style>
    <style:style style:name="T360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601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right="0.0138in"/>
      <style:text-properties fo:hyphenate="true"/>
    </style:style>
    <style:style style:name="T36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603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1111in" fo:line-height="0%" fo:margin-right="0.0138in"/>
      <style:text-properties fo:hyphenate="true"/>
    </style:style>
    <style:style style:name="T36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T360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00" style:letter-kerning="false" fo:font-size="14pt" style:font-size-asian="14pt" style:font-size-complex="14pt" fo:language="ru" fo:country="RU"/>
    </style:style>
    <style:style style:name="T360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 fo:language="ru" fo:country="RU"/>
    </style:style>
    <style:style style:name="P3607" style:parent-style-name="Normal" style:family="paragraph">
      <style:paragraph-properties fo:widows="2" fo:orphans="2" style:punctuation-wrap="hanging" style:text-autospace="ideograph-alpha" style:vertical-align="auto" fo:margin-bottom="0.1666in"/>
      <style:text-properties style:font-name="Times New Roman" style:font-name-complex="Times New Roman" style:letter-kerning="false" fo:font-size="12pt" style:font-size-asian="12pt" style:font-size-complex="12pt" fo:language="ru" fo:country="RU" fo:hyphenate="true"/>
    </style:style>
    <style:style style:name="TableColumn3609" style:family="table-column">
      <style:table-column-properties style:column-width="0.3895in"/>
    </style:style>
    <style:style style:name="TableColumn3610" style:family="table-column">
      <style:table-column-properties style:column-width="0.3555in"/>
    </style:style>
    <style:style style:name="TableColumn3611" style:family="table-column">
      <style:table-column-properties style:column-width="0.2395in"/>
    </style:style>
    <style:style style:name="TableColumn3612" style:family="table-column">
      <style:table-column-properties style:column-width="0.2395in"/>
    </style:style>
    <style:style style:name="TableColumn3613" style:family="table-column">
      <style:table-column-properties style:column-width="0.2395in"/>
    </style:style>
    <style:style style:name="TableColumn3614" style:family="table-column">
      <style:table-column-properties style:column-width="0.3395in"/>
    </style:style>
    <style:style style:name="TableColumn3615" style:family="table-column">
      <style:table-column-properties style:column-width="0.2395in"/>
    </style:style>
    <style:style style:name="TableColumn3616" style:family="table-column">
      <style:table-column-properties style:column-width="0.2395in"/>
    </style:style>
    <style:style style:name="TableColumn3617" style:family="table-column">
      <style:table-column-properties style:column-width="0.2395in"/>
    </style:style>
    <style:style style:name="TableColumn3618" style:family="table-column">
      <style:table-column-properties style:column-width="0.2895in"/>
    </style:style>
    <style:style style:name="TableColumn3619" style:family="table-column">
      <style:table-column-properties style:column-width="0.9395in"/>
    </style:style>
    <style:style style:name="TableColumn3620" style:family="table-column">
      <style:table-column-properties style:column-width="0.143in"/>
    </style:style>
    <style:style style:name="TableColumn3621" style:family="table-column">
      <style:table-column-properties style:column-width="1.2395in"/>
    </style:style>
    <style:style style:name="Table3608" style:family="table">
      <style:table-properties style:width="5.134in" fo:margin-left="0in" table:align="left"/>
    </style:style>
    <style:style style:name="TableRow3622" style:family="table-row">
      <style:table-row-properties style:min-row-height="0.4826in"/>
    </style:style>
    <style:style style:name="TableCell362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2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2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629" style:family="table-row">
      <style:table-row-properties style:min-row-height="0.4826in"/>
    </style:style>
    <style:style style:name="TableCell36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3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33" style:parent-style-name="Normal" style:family="paragraph">
      <style:paragraph-properties fo:widows="2" fo:orphans="2" style:punctuation-wrap="hanging" style:text-autospace="ideograph-alpha" style:vertical-align="auto" fo:margin-top="0.1666in" fo:margin-bottom="0.1111in" fo:line-height="0%"/>
      <style:text-properties fo:hyphenate="true"/>
    </style:style>
    <style:style style:name="T36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36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3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3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3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4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4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4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4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4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4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5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5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5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5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5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5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5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659" style:family="table-row">
      <style:table-row-properties style:min-row-height="0.427in"/>
    </style:style>
    <style:style style:name="TableCell366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6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6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6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664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6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67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66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6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7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7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7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7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7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8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8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8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8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8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8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69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36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9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9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6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9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69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6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6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700" style:family="table-row">
      <style:table-row-properties style:min-row-height="0.3437in"/>
    </style:style>
    <style:style style:name="TableCell370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0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0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7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705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70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0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08" style:family="table-cell">
      <style:table-cell-properties fo:border-top="0.0104in solid #000000" fo:border-left="0.0312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70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1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11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71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1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1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1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1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1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1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2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2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2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2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2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2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2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2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72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7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3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3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73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37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3738" style:family="table-row">
      <style:table-row-properties style:min-row-height="0.375in"/>
    </style:style>
    <style:style style:name="TableCell37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4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4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74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743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7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46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74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4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4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5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5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7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6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6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6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6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6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6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6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76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7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7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7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7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7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75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3776" style:family="table-row">
      <style:table-row-properties style:min-row-height="0.375in"/>
    </style:style>
    <style:style style:name="TableCell37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78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781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78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84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78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8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8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8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8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9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9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9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9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79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79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79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79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0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0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0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0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1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1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1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1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81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3816" style:family="table-column">
      <style:table-column-properties style:column-width="0.5395in"/>
    </style:style>
    <style:style style:name="TableColumn3817" style:family="table-column">
      <style:table-column-properties style:column-width="0.143in"/>
    </style:style>
    <style:style style:name="TableColumn3818" style:family="table-column">
      <style:table-column-properties style:column-width="0.5395in"/>
    </style:style>
    <style:style style:name="Table3815" style:family="table">
      <style:table-properties style:width="1.2222in" fo:margin-left="0in" table:align="left"/>
    </style:style>
    <style:style style:name="TableRow3819" style:family="table-row">
      <style:table-row-properties style:min-row-height="0.4826in"/>
    </style:style>
    <style:style style:name="TableCell382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2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2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2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2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2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2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828" style:family="table-row">
      <style:table-row-properties style:min-row-height="0.4826in"/>
    </style:style>
    <style:style style:name="TableCell382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3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3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3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3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3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837" style:family="table-row">
      <style:table-row-properties style:min-row-height="0.4826in"/>
    </style:style>
    <style:style style:name="TableCell38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4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846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left="0.5in" fo:margin-right="0.0138in">
        <style:tab-stops/>
      </style:paragraph-properties>
      <style:text-properties fo:hyphenate="true"/>
    </style:style>
    <style:style style:name="T384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848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left="0.5in" fo:margin-right="0.0138in">
        <style:tab-stops/>
      </style:paragraph-properties>
      <style:text-properties fo:hyphenate="true"/>
    </style:style>
    <style:style style:name="T38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850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left="0.5in" fo:margin-right="0.0138in">
        <style:tab-stops/>
      </style:paragraph-properties>
      <style:text-properties fo:hyphenate="true"/>
    </style:style>
    <style:style style:name="T38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852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left="0.5in" fo:margin-right="0.0138in">
        <style:tab-stops/>
      </style:paragraph-properties>
      <style:text-properties fo:hyphenate="true"/>
    </style:style>
    <style:style style:name="T385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854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left="0.5in" fo:margin-right="0.0138in">
        <style:tab-stops/>
      </style:paragraph-properties>
      <style:text-properties fo:hyphenate="true"/>
    </style:style>
    <style:style style:name="T38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856" style:parent-style-name="Normal" style:family="paragraph">
      <style:paragraph-properties fo:widows="2" fo:orphans="2" style:punctuation-wrap="hanging" style:text-autospace="ideograph-alpha" fo:text-align="justify" style:vertical-align="auto" fo:margin-top="0.1666in" fo:margin-bottom="0.0833in" fo:line-height="0%" fo:margin-left="0.5in" fo:margin-right="0.0138in">
        <style:tab-stops/>
      </style:paragraph-properties>
      <style:text-properties fo:hyphenate="true"/>
    </style:style>
    <style:style style:name="T385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P385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3860" style:family="table-column">
      <style:table-column-properties style:column-width="0.3895in"/>
    </style:style>
    <style:style style:name="TableColumn3861" style:family="table-column">
      <style:table-column-properties style:column-width="0.3555in"/>
    </style:style>
    <style:style style:name="TableColumn3862" style:family="table-column">
      <style:table-column-properties style:column-width="0.2395in"/>
    </style:style>
    <style:style style:name="TableColumn3863" style:family="table-column">
      <style:table-column-properties style:column-width="0.2395in"/>
    </style:style>
    <style:style style:name="TableColumn3864" style:family="table-column">
      <style:table-column-properties style:column-width="0.2395in"/>
    </style:style>
    <style:style style:name="TableColumn3865" style:family="table-column">
      <style:table-column-properties style:column-width="0.3395in"/>
    </style:style>
    <style:style style:name="TableColumn3866" style:family="table-column">
      <style:table-column-properties style:column-width="0.2395in"/>
    </style:style>
    <style:style style:name="TableColumn3867" style:family="table-column">
      <style:table-column-properties style:column-width="0.2395in"/>
    </style:style>
    <style:style style:name="TableColumn3868" style:family="table-column">
      <style:table-column-properties style:column-width="0.2395in"/>
    </style:style>
    <style:style style:name="TableColumn3869" style:family="table-column">
      <style:table-column-properties style:column-width="0.2895in"/>
    </style:style>
    <style:style style:name="TableColumn3870" style:family="table-column">
      <style:table-column-properties style:column-width="0.9395in"/>
    </style:style>
    <style:style style:name="TableColumn3871" style:family="table-column">
      <style:table-column-properties style:column-width="0.143in"/>
    </style:style>
    <style:style style:name="TableColumn3872" style:family="table-column">
      <style:table-column-properties style:column-width="1.2395in"/>
    </style:style>
    <style:style style:name="Table3859" style:family="table">
      <style:table-properties style:width="5.134in" fo:margin-left="0in" table:align="left"/>
    </style:style>
    <style:style style:name="TableRow3873" style:family="table-row">
      <style:table-row-properties style:min-row-height="0.4826in"/>
    </style:style>
    <style:style style:name="TableCell38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7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8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8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880" style:family="table-row">
      <style:table-row-properties style:min-row-height="0.4826in"/>
    </style:style>
    <style:style style:name="TableCell38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8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84" style:parent-style-name="Normal" style:family="paragraph">
      <style:paragraph-properties fo:widows="2" fo:orphans="2" style:punctuation-wrap="hanging" style:text-autospace="ideograph-alpha" style:vertical-align="auto" fo:margin-top="0.1666in" fo:margin-bottom="0.1111in" fo:line-height="0%"/>
      <style:text-properties fo:hyphenate="true"/>
    </style:style>
    <style:style style:name="T388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4pt" style:font-size-asian="14pt" style:font-size-complex="14pt"/>
    </style:style>
    <style:style style:name="TableCell38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8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8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8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9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9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9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9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89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89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9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90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0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0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0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90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0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0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910" style:family="table-row">
      <style:table-row-properties style:min-row-height="0.427in"/>
    </style:style>
    <style:style style:name="TableCell391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1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1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9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915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9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18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91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2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2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2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2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2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2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2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2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2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3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3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3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3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3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3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3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3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3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3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4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94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4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8pt" style:font-size-asian="18pt" style:font-size-complex="18pt"/>
    </style:style>
    <style:style style:name="TableCell394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4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4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4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4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94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4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5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3951" style:family="table-row">
      <style:table-row-properties style:min-row-height="0.3437in"/>
    </style:style>
    <style:style style:name="TableCell395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5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5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9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956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95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5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59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96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6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6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6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6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6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6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6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6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6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7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7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7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7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7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7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7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7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398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98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8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8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8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8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98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8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88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3989" style:family="table-row">
      <style:table-row-properties style:min-row-height="0.375in"/>
    </style:style>
    <style:style style:name="TableCell399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99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9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399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3994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39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3997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399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399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0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0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0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0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0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0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0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0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00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0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1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1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1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1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1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1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1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1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1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02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2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02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2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02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2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26" style:parent-style-name="DefaultParagraphFont" style:family="text">
      <style:text-properties style:font-name="Courier New" style:font-name-complex="Courier New" fo:font-weight="bold" style:font-weight-asian="bold" style:font-weight-complex="bold" fo:color="#14191E" style:letter-kerning="false" fo:font-size="12pt" style:font-size-asian="12pt" style:font-size-complex="12pt" fo:background-color="#FFFFFF"/>
    </style:style>
    <style:style style:name="TableRow4027" style:family="table-row">
      <style:table-row-properties style:min-row-height="0.375in"/>
    </style:style>
    <style:style style:name="TableCell402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2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3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403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style:text-position="sub 64.2%" fo:font-size="7pt" style:font-size-asian="7pt" style:font-size-complex="7pt"/>
    </style:style>
    <style:style style:name="TableCell4032" style:family="table-cell">
      <style:table-cell-properties fo:border-top="0.0104in solid #000000" fo:border-left="0.0104in solid #000000" fo:border-bottom="0.0104in solid #000000" fo:border-right="0.0312in solid #000000" style:writing-mode="lr-tb" fo:padding-top="0.0694in" fo:padding-left="0.0694in" fo:padding-bottom="0.0694in" fo:padding-right="0.0694in"/>
    </style:style>
    <style:style style:name="P4033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3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35" style:family="table-cell">
      <style:table-cell-properties fo:border-top="0.0104in solid #000000" fo:border-left="0.0312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P403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3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3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3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4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4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4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4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4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4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04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47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48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49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5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5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5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5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5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5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5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5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058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5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6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6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6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06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6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406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4067" style:family="table-column">
      <style:table-column-properties style:column-width="0.5395in"/>
    </style:style>
    <style:style style:name="TableColumn4068" style:family="table-column">
      <style:table-column-properties style:column-width="0.143in"/>
    </style:style>
    <style:style style:name="TableColumn4069" style:family="table-column">
      <style:table-column-properties style:column-width="0.5395in"/>
    </style:style>
    <style:style style:name="Table4066" style:family="table">
      <style:table-properties style:width="1.2222in" fo:margin-left="0in" table:align="left"/>
    </style:style>
    <style:style style:name="TableRow4070" style:family="table-row">
      <style:table-row-properties style:min-row-height="0.4826in"/>
    </style:style>
    <style:style style:name="TableCell4071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7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73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7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7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076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7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78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4079" style:family="table-row">
      <style:table-row-properties style:min-row-height="0.4826in"/>
    </style:style>
    <style:style style:name="TableCell4080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8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82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8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0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8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87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4088" style:family="table-row">
      <style:table-row-properties style:min-row-height="0.4826in"/>
    </style:style>
    <style:style style:name="TableCell4089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9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9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Cell4092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9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094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409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409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P4097" style:parent-style-name="Normal" style:family="paragraph">
      <style:paragraph-properties fo:margin-bottom="0.1111in" fo:line-height="103%"/>
      <style:text-properties fo:language="ru" fo:country="RU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МИНИСТЕРСТВО ОБРАЗОВАНИЯ И НАУКИ РФ</text:span></text:p>
      <text:p text:style-name="P3"/>
      <text:p text:style-name="P4"><text:span text:style-name="T5">Федеральное государственное автономное</text:span></text:p>
      <text:p text:style-name="P6"><text:span text:style-name="T7">образовательное учреждение высшего образования</text:span></text:p>
      <text:p text:style-name="P8"><text:span text:style-name="T9">«</text:span><text:span text:style-name="T10">Санкт-Петербургский национальный исследовательский университет</text:span></text:p>
      <text:p text:style-name="P11"><text:span text:style-name="T12"><text:s/>информационных технологий,</text:span><text:span text:style-name="T13"> </text:span><text:span text:style-name="T14">механики</text:span><text:span text:style-name="T15"> </text:span><text:span text:style-name="T16">и</text:span><text:span text:style-name="T17"> </text:span><text:span text:style-name="T18">оптики»</text:span></text:p>
      <text:p text:style-name="P19"/>
      <text:p text:style-name="P20"><text:span text:style-name="T21">ФАКУЛЬТЕТ ПРОГРАММНОЙ ИНЖЕНЕРИИ И КОМПЬЮТЕРНОЙ ТЕХНИКИ</text:span></text:p>
      <text:p text:style-name="P22"/>
      <text:p text:style-name="P23"/>
      <text:p text:style-name="P24"/>
      <text:p text:style-name="P25"/>
      <text:p text:style-name="P26"/>
      <text:p text:style-name="P27"><text:span text:style-name="T28">ДОМАШНЯЯ РАБОТА<text:s/></text:span><text:span text:style-name="T29">№</text:span><text:span text:style-name="T30"><text:s/></text:span><text:span text:style-name="T31">2 и 3</text:span></text:p>
      <text:p text:style-name="P32"><text:span text:style-name="T33">по дисциплине</text:span></text:p>
      <text:p text:style-name="P34"><text:span text:style-name="T35">‘</text:span><text:span text:style-name="T36">Дискретная Математика</text:span><text:span text:style-name="T37">’</text:span></text:p>
      <text:p text:style-name="P38"/>
      <text:p text:style-name="P39"><text:span text:style-name="T40">Вариант<text:s/></text:span><text:span text:style-name="T41">№</text:span><text:span text:style-name="T42">34 и 35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Выполнил:</text:span></text:p>
      <text:p text:style-name="P55"><text:span text:style-name="T56">Студент</text:span><text:span text:style-name="T57"><text:s/></text:span><text:span text:style-name="T58">группы<text:s/></text:span><text:span text:style-name="T59">P</text:span><text:span text:style-name="T60">3110</text:span></text:p>
      <text:p text:style-name="P61"><text:span text:style-name="T62">Абрабоу Ахмед Елсаид</text:span></text:p>
      <text:p text:style-name="P63"><text:span text:style-name="T64">Преподаватель:</text:span></text:p>
      <text:p text:style-name="P65"><text:span text:style-name="T66">Поляков</text:span><text:span text:style-name="T67"><text:s/></text:span><text:span text:style-name="T68">Владимир</text:span></text:p>
      <text:p text:style-name="P69"><text:span text:style-name="T70">Иванович</text:span></text:p>
      <text:p text:style-name="P71"><draw:frame draw:z-index="251658240" draw:id="id0" draw:style-name="a0" draw:name="Picture 1" text:anchor-type="as-char" svg:x="0in" svg:y="0in" svg:width="3.19167in" svg:height="0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2"><text:span text:style-name="T73">Санкт</text:span><text:span text:style-name="T74">-</text:span><text:span text:style-name="T75">Петербург</text:span><text:span text:style-name="T76">, 2021</text:span></text:p>
      <text:p text:style-name="P77"/>
      <text:p text:style-name="P78"/>
      <text:soft-page-break/>
      <text:p text:style-name="P79"><text:span text:style-name="T80">Домашняя работа №2.</text:span></text:p>
      <text:p text:style-name="P81"><text:span text:style-name="T82">СЛОЖЕНИЕ ЦЕЛЫХ ЧИСЕЛ</text:span></text:p>
      <text:p text:style-name="P83"><text:span text:style-name="T84">Вариант №34</text:span></text:p>
      <text:p text:style-name="P85"><text:span text:style-name="T86">1.</text:span></text:p>
      <text:p text:style-name="P87"><text:span text:style-name="T88">A</text:span><text:span text:style-name="T89">пр=</text:span><text:span text:style-name="T90">83=0,</text:span><text:span text:style-name="T91">1010011</text:span></text:p>
      <text:p text:style-name="P92"><text:span text:style-name="T93">B</text:span><text:span text:style-name="T94">пр=</text:span><text:span text:style-name="T95">43=0,0</text:span><text:span text:style-name="T96">101011</text:span></text:p>
      <text:p text:style-name="P97"><text:span text:style-name="T98">A</text:span><text:span text:style-name="T99">доп.=-83=1.0101101</text:span></text:p>
      <text:p text:style-name="P100"><text:span text:style-name="T101">B</text:span><text:span text:style-name="T102">доп.=-43=1.1010101</text:span></text:p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 table:number-columns-spanned="9">
            <text:p text:style-name="P119"><text:span text:style-name="T120">А&gt;0, B&g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4">
            <text:p text:style-name="P122"><text:span text:style-name="T123">Интерпретации</text:span></text:p>
          </table:table-cell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<text:span text:style-name="T141"><draw:frame draw:style-name="a1" draw:name="Picture 52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42">
            <text:p text:style-name="P143"><text:span text:style-name="T144"><draw:frame draw:style-name="a2" draw:name="Picture 51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<text:span text:style-name="T149">Знаковая</text:span>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<text:span text:style-name="T154">Беззнаковая</text:span></text:p>
          </table:table-cell>
        </table:table-row>
        <table:table-row table:style-name="TableRow155">
          <table:table-cell table:style-name="TableCell156">
            <text:p text:style-name="P157"><text:span text:style-name="T158">A<text:s/></text:span><text:span text:style-name="T159">пр.</text:span></text:p>
          </table:table-cell>
          <table:table-cell table:style-name="TableCell160">
            <text:p text:style-name="P161"><text:span text:style-name="T162">0</text:span></text:p>
          </table:table-cell>
          <table:table-cell table:style-name="TableCell163">
            <text:p text:style-name="P164"><text:span text:style-name="T165">1</text:span></text:p>
          </table:table-cell>
          <table:table-cell table:style-name="TableCell166">
            <text:p text:style-name="P167"><text:span text:style-name="T168">0</text:span></text:p>
          </table:table-cell>
          <table:table-cell table:style-name="TableCell169">
            <text:p text:style-name="P170"><text:span text:style-name="T171">1</text:span></text:p>
          </table:table-cell>
          <table:table-cell table:style-name="TableCell172">
            <text:p text:style-name="P173"><text:span text:style-name="T174">0</text:span></text:p>
          </table:table-cell>
          <table:table-cell table:style-name="TableCell175">
            <text:p text:style-name="P176"><text:span text:style-name="T177">0</text:span></text:p>
          </table:table-cell>
          <table:table-cell table:style-name="TableCell178">
            <text:p text:style-name="P179"><text:span text:style-name="T180">1</text:span></text:p>
          </table:table-cell>
          <table:table-cell table:style-name="TableCell181">
            <text:p text:style-name="P182"><text:span text:style-name="T183">1</text:span></text:p>
          </table:table-cell>
          <table:table-cell table:style-name="TableCell184" table:number-rows-spanned="2">
            <text:p text:style-name="P185"/>
            <text:p text:style-name="P186"><text:span text:style-name="T187">+</text:span></text:p>
          </table:table-cell>
          <table:table-cell table:style-name="TableCell188">
            <text:p text:style-name="P189"><text:span text:style-name="T190">83</text:span>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<text:span text:style-name="T195">83</text:span></text:p>
          </table:table-cell>
        </table:table-row>
        <table:table-row table:style-name="TableRow196">
          <table:table-cell table:style-name="TableCell197">
            <text:p text:style-name="P198"><text:span text:style-name="T199">B</text:span><text:span text:style-name="T200">пр.</text:span></text:p>
          </table:table-cell>
          <table:table-cell table:style-name="TableCell201">
            <text:p text:style-name="P202"><text:span text:style-name="T203">0</text:span></text:p>
          </table:table-cell>
          <table:table-cell table:style-name="TableCell204">
            <text:p text:style-name="P205"><text:span text:style-name="T206">0</text:span></text:p>
          </table:table-cell>
          <table:table-cell table:style-name="TableCell207">
            <text:p text:style-name="P208"><text:span text:style-name="T209">1</text:span></text:p>
          </table:table-cell>
          <table:table-cell table:style-name="TableCell210">
            <text:p text:style-name="P211"><text:span text:style-name="T212">0</text:span></text:p>
          </table:table-cell>
          <table:table-cell table:style-name="TableCell213">
            <text:p text:style-name="P214"><text:span text:style-name="T215">1</text:span></text:p>
          </table:table-cell>
          <table:table-cell table:style-name="TableCell216">
            <text:p text:style-name="P217"><text:span text:style-name="T218">0</text:span></text:p>
          </table:table-cell>
          <table:table-cell table:style-name="TableCell219">
            <text:p text:style-name="P220"><text:span text:style-name="T221">1</text:span></text:p>
          </table:table-cell>
          <table:table-cell table:style-name="TableCell222">
            <text:p text:style-name="P223"><text:span text:style-name="T224">1</text:span></text:p>
          </table:table-cell>
          <table:covered-table-cell>
            <text:p text:style-name="P225"/>
          </table:covered-table-cell>
          <table:table-cell table:style-name="TableCell226">
            <text:p text:style-name="P227"><text:span text:style-name="T228">43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<text:span text:style-name="T233">43</text:span></text:p>
          </table:table-cell>
        </table:table-row>
        <table:table-row table:style-name="TableRow234">
          <table:table-cell table:style-name="TableCell235">
            <text:p text:style-name="P236"><text:span text:style-name="T237">C</text:span><text:span text:style-name="T238">пр.</text:span></text:p>
          </table:table-cell>
          <table:table-cell table:style-name="TableCell239">
            <text:p text:style-name="P240"><text:span text:style-name="T241">0</text:span></text:p>
          </table:table-cell>
          <table:table-cell table:style-name="TableCell242">
            <text:p text:style-name="P243"><text:span text:style-name="T244">1</text:span></text:p>
          </table:table-cell>
          <table:table-cell table:style-name="TableCell245">
            <text:p text:style-name="P246"><text:span text:style-name="T247">1</text:span></text:p>
          </table:table-cell>
          <table:table-cell table:style-name="TableCell248">
            <text:p text:style-name="P249"><text:span text:style-name="T250">1</text:span></text:p>
          </table:table-cell>
          <table:table-cell table:style-name="TableCell251">
            <text:p text:style-name="P252"><text:span text:style-name="T253">1</text:span></text:p>
          </table:table-cell>
          <table:table-cell table:style-name="TableCell254">
            <text:p text:style-name="P255"><text:span text:style-name="T256">1</text:span></text:p>
          </table:table-cell>
          <table:table-cell table:style-name="TableCell257">
            <text:p text:style-name="P258"><text:span text:style-name="T259">1</text:span></text:p>
          </table:table-cell>
          <table:table-cell table:style-name="TableCell260">
            <text:p text:style-name="P261"><text:span text:style-name="T262">0</text:span></text:p>
          </table:table-cell>
          <table:table-cell table:style-name="TableCell263">
            <text:p text:style-name="P264"/>
          </table:table-cell>
          <table:table-cell table:style-name="TableCell265">
            <text:p text:style-name="P266"><text:span text:style-name="T267">126</text:span>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126</text:span></text:p>
          </table:table-cell>
        </table:table-row>
      </table:table>
      <text:p text:style-name="P273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<text:span text:style-name="T281">CF=0</text:span>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<text:span text:style-name="T286">ZF=0</text:span></text:p>
          </table:table-cell>
        </table:table-row>
        <table:table-row table:style-name="TableRow287">
          <table:table-cell table:style-name="TableCell288">
            <text:p text:style-name="P289"><text:span text:style-name="T290">PF=1</text:span>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<text:span text:style-name="T295">SF=0</text:span></text:p>
          </table:table-cell>
        </table:table-row>
        <table:table-row table:style-name="TableRow296">
          <table:table-cell table:style-name="TableCell297">
            <text:p text:style-name="P298"><text:span text:style-name="T299">AF=0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<text:span text:style-name="T304">OF=0</text:span></text:p>
          </table:table-cell>
        </table:table-row>
      </table:table>
      <text:p text:style-name="P305"/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 table:number-columns-spanned="9">
            <text:p text:style-name="P322"><text:span text:style-name="T323">А&gt;0, B&l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4" table:number-columns-spanned="4">
            <text:p text:style-name="P325"><text:span text:style-name="T326">Интерпретации</text:span></text:p>
          </table:table-cell>
          <table:covered-table-cell/>
          <table:covered-table-cell/>
          <table:covered-table-cell/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><text:span text:style-name="T342"><draw:frame draw:style-name="a3" draw:name="Picture 50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43">
            <text:p text:style-name="P344"/>
          </table:table-cell>
          <table:table-cell table:style-name="TableCell345">
            <text:p text:style-name="P346"><text:span text:style-name="T347"><draw:frame draw:style-name="a4" draw:name="Picture 49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48">
            <text:p text:style-name="P349"/>
          </table:table-cell>
          <table:table-cell table:style-name="TableCell350">
            <text:p text:style-name="P351"><text:span text:style-name="T352">Знаковая</text:span></text:p>
          </table:table-cell>
          <table:table-cell table:style-name="TableCell353">
            <text:p text:style-name="P354"/>
          </table:table-cell>
          <table:table-cell table:style-name="TableCell355">
            <text:p text:style-name="P356"><text:span text:style-name="T357">Беззнаковая</text:span></text:p>
          </table:table-cell>
        </table:table-row>
        <text:soft-page-break/>
        <table:table-row table:style-name="TableRow358">
          <table:table-cell table:style-name="TableCell359">
            <text:p text:style-name="P360"><text:span text:style-name="T361">A<text:s/></text:span><text:span text:style-name="T362">пр.</text:span></text:p>
          </table:table-cell>
          <table:table-cell table:style-name="TableCell363">
            <text:p text:style-name="P364"><text:span text:style-name="T365">0</text:span></text:p>
          </table:table-cell>
          <table:table-cell table:style-name="TableCell366">
            <text:p text:style-name="P367"><text:span text:style-name="T368">1</text:span></text:p>
          </table:table-cell>
          <table:table-cell table:style-name="TableCell369">
            <text:p text:style-name="P370"><text:span text:style-name="T371">0</text:span></text:p>
          </table:table-cell>
          <table:table-cell table:style-name="TableCell372">
            <text:p text:style-name="P373"><text:span text:style-name="T374">1</text:span></text:p>
          </table:table-cell>
          <table:table-cell table:style-name="TableCell375">
            <text:p text:style-name="P376"><text:span text:style-name="T377">0</text:span></text:p>
          </table:table-cell>
          <table:table-cell table:style-name="TableCell378">
            <text:p text:style-name="P379"><text:span text:style-name="T380">0</text:span></text:p>
          </table:table-cell>
          <table:table-cell table:style-name="TableCell381">
            <text:p text:style-name="P382"><text:span text:style-name="T383">1</text:span></text:p>
          </table:table-cell>
          <table:table-cell table:style-name="TableCell384">
            <text:p text:style-name="P385"><text:span text:style-name="T386">1</text:span></text:p>
          </table:table-cell>
          <table:table-cell table:style-name="TableCell387" table:number-rows-spanned="2">
            <text:p text:style-name="P388"/>
            <text:p text:style-name="P389"><text:span text:style-name="T390">+</text:span></text:p>
          </table:table-cell>
          <table:table-cell table:style-name="TableCell391">
            <text:p text:style-name="P392"><text:span text:style-name="T393">83</text:span></text:p>
          </table:table-cell>
          <table:table-cell table:style-name="TableCell394">
            <text:p text:style-name="P395"/>
          </table:table-cell>
          <table:table-cell table:style-name="TableCell396">
            <text:p text:style-name="P397"><text:span text:style-name="T398">83</text:span></text:p>
          </table:table-cell>
        </table:table-row>
        <table:table-row table:style-name="TableRow399">
          <table:table-cell table:style-name="TableCell400">
            <text:p text:style-name="P401"><text:span text:style-name="T402">B</text:span><text:span text:style-name="T403">доп..</text:span></text:p>
          </table:table-cell>
          <table:table-cell table:style-name="TableCell404">
            <text:p text:style-name="P405"><text:span text:style-name="T406">1</text:span></text:p>
          </table:table-cell>
          <table:table-cell table:style-name="TableCell407">
            <text:p text:style-name="P408"><text:span text:style-name="T409">1</text:span></text:p>
          </table:table-cell>
          <table:table-cell table:style-name="TableCell410">
            <text:p text:style-name="P411"><text:span text:style-name="T412">0</text:span></text:p>
          </table:table-cell>
          <table:table-cell table:style-name="TableCell413">
            <text:p text:style-name="P414"><text:span text:style-name="T415">1</text:span></text:p>
          </table:table-cell>
          <table:table-cell table:style-name="TableCell416">
            <text:p text:style-name="P417"><text:span text:style-name="T418">0</text:span></text:p>
          </table:table-cell>
          <table:table-cell table:style-name="TableCell419">
            <text:p text:style-name="P420"><text:span text:style-name="T421">1</text:span></text:p>
          </table:table-cell>
          <table:table-cell table:style-name="TableCell422">
            <text:p text:style-name="P423"><text:span text:style-name="T424">0</text:span></text:p>
          </table:table-cell>
          <table:table-cell table:style-name="TableCell425">
            <text:p text:style-name="P426"><text:span text:style-name="T427">1</text:span></text:p>
          </table:table-cell>
          <table:covered-table-cell>
            <text:p text:style-name="P428"/>
          </table:covered-table-cell>
          <table:table-cell table:style-name="TableCell429">
            <text:p text:style-name="P430"><text:span text:style-name="T431">-43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<text:span text:style-name="T436">213</text:span></text:p>
          </table:table-cell>
        </table:table-row>
        <table:table-row table:style-name="TableRow437">
          <table:table-cell table:style-name="TableCell438">
            <text:p text:style-name="P439"><text:span text:style-name="T440">C</text:span><text:span text:style-name="T441">доп.</text:span></text:p>
          </table:table-cell>
          <table:table-cell table:style-name="TableCell442">
            <text:p text:style-name="P443"><text:span text:style-name="T444">0</text:span></text:p>
          </table:table-cell>
          <table:table-cell table:style-name="TableCell445">
            <text:p text:style-name="P446"><text:span text:style-name="T447">0</text:span></text:p>
          </table:table-cell>
          <table:table-cell table:style-name="TableCell448">
            <text:p text:style-name="P449"><text:span text:style-name="T450">1</text:span></text:p>
          </table:table-cell>
          <table:table-cell table:style-name="TableCell451">
            <text:p text:style-name="P452"><text:span text:style-name="T453">0</text:span></text:p>
          </table:table-cell>
          <table:table-cell table:style-name="TableCell454">
            <text:p text:style-name="P455"><text:span text:style-name="T456">1</text:span></text:p>
          </table:table-cell>
          <table:table-cell table:style-name="TableCell457">
            <text:p text:style-name="P458"><text:span text:style-name="T459">0</text:span></text:p>
          </table:table-cell>
          <table:table-cell table:style-name="TableCell460">
            <text:p text:style-name="P461"><text:span text:style-name="T462">0</text:span></text:p>
          </table:table-cell>
          <table:table-cell table:style-name="TableCell463">
            <text:p text:style-name="P464"><text:span text:style-name="T465">0</text:span></text:p>
          </table:table-cell>
          <table:table-cell table:style-name="TableCell466">
            <text:p text:style-name="P467"/>
          </table:table-cell>
          <table:table-cell table:style-name="TableCell468">
            <text:p text:style-name="P469"><text:span text:style-name="T470">40</text:span></text:p>
          </table:table-cell>
          <table:table-cell table:style-name="TableCell471">
            <text:p text:style-name="P472"/>
          </table:table-cell>
          <table:table-cell table:style-name="TableCell473">
            <text:p text:style-name="P474"><text:span text:style-name="T475">40?</text:span></text:p>
          </table:table-cell>
        </table:table-row>
      </table:table>
      <text:p text:style-name="P476"/>
      <table:table table:style-name="Table477">
        <table:table-columns>
          <table:table-column table:style-name="TableColumn478"/>
          <table:table-column table:style-name="TableColumn479"/>
          <table:table-column table:style-name="TableColumn480"/>
        </table:table-columns>
        <table:table-row table:style-name="TableRow481">
          <table:table-cell table:style-name="TableCell482">
            <text:p text:style-name="P483"><text:span text:style-name="T484">CF=1</text:span></text:p>
          </table:table-cell>
          <table:table-cell table:style-name="TableCell485">
            <text:p text:style-name="P486"/>
          </table:table-cell>
          <table:table-cell table:style-name="TableCell487">
            <text:p text:style-name="P488"><text:span text:style-name="T489">ZF=0</text:span></text:p>
          </table:table-cell>
        </table:table-row>
        <table:table-row table:style-name="TableRow490">
          <table:table-cell table:style-name="TableCell491">
            <text:p text:style-name="P492"><text:span text:style-name="T493">PF=1</text:span>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<text:span text:style-name="T498">SF=0</text:span></text:p>
          </table:table-cell>
        </table:table-row>
        <table:table-row table:style-name="TableRow499">
          <table:table-cell table:style-name="TableCell500">
            <text:p text:style-name="P501"><text:span text:style-name="T502">AF=0</text:span>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<text:span text:style-name="T507">OF=1</text:span></text:p>
          </table:table-cell>
        </table:table-row>
      </table:table>
      <text:p text:style-name="P508"><text:span text:style-name="T509">Для беззнаковой интерпретации результат неверен </text:span></text:p>
      <text:p text:style-name="P510"><text:span text:style-name="T511">следствие возникающего переноса из старшего разряда.</text:span></text:p>
      <text:p text:style-name="P512"><text:span text:style-name="T513">Вес этого переноса составляет 256.</text:span></text:p>
      <text:p text:style-name="P514"/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 table:number-columns-spanned="9">
            <text:p text:style-name="P531"><text:span text:style-name="T532">А&lt;0, B&g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3" table:number-columns-spanned="4">
            <text:p text:style-name="P534"><text:span text:style-name="T535">Интерпретации</text:span></text:p>
          </table:table-cell>
          <table:covered-table-cell/>
          <table:covered-table-cell/>
          <table:covered-table-cell/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><text:span text:style-name="T545"><draw:frame draw:style-name="a5" draw:name="Picture 48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546">
            <text:p text:style-name="P547"><text:span text:style-name="T548"><draw:frame draw:style-name="a6" draw:name="Picture 47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549">
            <text:p text:style-name="P550"><text:span text:style-name="T551"><draw:frame draw:style-name="a7" draw:name="Picture 46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552">
            <text:p text:style-name="P553"><text:span text:style-name="T554"><draw:frame draw:style-name="a8" draw:name="Picture 45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555">
            <text:p text:style-name="P556"><text:span text:style-name="T557"><draw:frame draw:style-name="a9" draw:name="Picture 44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558">
            <text:p text:style-name="P559"><text:span text:style-name="T560"><draw:frame draw:style-name="a10" draw:name="Picture 43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561">
            <text:p text:style-name="P562"/>
          </table:table-cell>
          <table:table-cell table:style-name="TableCell563">
            <text:p text:style-name="P564"><text:span text:style-name="T565">Знаковая</text:span></text:p>
          </table:table-cell>
          <table:table-cell table:style-name="TableCell566">
            <text:p text:style-name="P567"/>
          </table:table-cell>
          <table:table-cell table:style-name="TableCell568">
            <text:p text:style-name="P569"><text:span text:style-name="T570">Беззнаковая</text:span></text:p>
          </table:table-cell>
        </table:table-row>
        <table:table-row table:style-name="TableRow571">
          <table:table-cell table:style-name="TableCell572">
            <text:p text:style-name="P573"><text:span text:style-name="T574">A<text:s/></text:span><text:span text:style-name="T575">доп.</text:span></text:p>
          </table:table-cell>
          <table:table-cell table:style-name="TableCell576">
            <text:p text:style-name="P577"><text:span text:style-name="T578">1</text:span></text:p>
          </table:table-cell>
          <table:table-cell table:style-name="TableCell579">
            <text:p text:style-name="P580"><text:span text:style-name="T581">0</text:span></text:p>
          </table:table-cell>
          <table:table-cell table:style-name="TableCell582">
            <text:p text:style-name="P583"><text:span text:style-name="T584">1</text:span></text:p>
          </table:table-cell>
          <table:table-cell table:style-name="TableCell585">
            <text:p text:style-name="P586"><text:span text:style-name="T587">0</text:span></text:p>
          </table:table-cell>
          <table:table-cell table:style-name="TableCell588">
            <text:p text:style-name="P589"><text:span text:style-name="T590">1</text:span></text:p>
          </table:table-cell>
          <table:table-cell table:style-name="TableCell591">
            <text:p text:style-name="P592"><text:span text:style-name="T593">1</text:span></text:p>
          </table:table-cell>
          <table:table-cell table:style-name="TableCell594">
            <text:p text:style-name="P595"><text:span text:style-name="T596">0</text:span></text:p>
          </table:table-cell>
          <table:table-cell table:style-name="TableCell597">
            <text:p text:style-name="P598"><text:span text:style-name="T599">1</text:span></text:p>
          </table:table-cell>
          <table:table-cell table:style-name="TableCell600" table:number-rows-spanned="2">
            <text:p text:style-name="P601"/>
            <text:p text:style-name="P602"><text:span text:style-name="T603">+</text:span></text:p>
          </table:table-cell>
          <table:table-cell table:style-name="TableCell604">
            <text:p text:style-name="P605"><text:span text:style-name="T606">-83</text:span></text:p>
          </table:table-cell>
          <table:table-cell table:style-name="TableCell607">
            <text:p text:style-name="P608"/>
          </table:table-cell>
          <table:table-cell table:style-name="TableCell609">
            <text:p text:style-name="P610"><text:span text:style-name="T611">173</text:span></text:p>
          </table:table-cell>
        </table:table-row>
        <table:table-row table:style-name="TableRow612">
          <table:table-cell table:style-name="TableCell613">
            <text:p text:style-name="P614"><text:span text:style-name="T615">B</text:span><text:span text:style-name="T616">пр.</text:span></text:p>
          </table:table-cell>
          <table:table-cell table:style-name="TableCell617">
            <text:p text:style-name="P618"><text:span text:style-name="T619">0</text:span></text:p>
          </table:table-cell>
          <table:table-cell table:style-name="TableCell620">
            <text:p text:style-name="P621"><text:span text:style-name="T622">0</text:span></text:p>
          </table:table-cell>
          <table:table-cell table:style-name="TableCell623">
            <text:p text:style-name="P624"><text:span text:style-name="T625">1</text:span></text:p>
          </table:table-cell>
          <table:table-cell table:style-name="TableCell626">
            <text:p text:style-name="P627"><text:span text:style-name="T628">0</text:span></text:p>
          </table:table-cell>
          <table:table-cell table:style-name="TableCell629">
            <text:p text:style-name="P630"><text:span text:style-name="T631">1</text:span></text:p>
          </table:table-cell>
          <table:table-cell table:style-name="TableCell632">
            <text:p text:style-name="P633"><text:span text:style-name="T634">0</text:span></text:p>
          </table:table-cell>
          <table:table-cell table:style-name="TableCell635">
            <text:p text:style-name="P636"><text:span text:style-name="T637">1</text:span></text:p>
          </table:table-cell>
          <table:table-cell table:style-name="TableCell638">
            <text:p text:style-name="P639"><text:span text:style-name="T640">1</text:span></text:p>
          </table:table-cell>
          <table:covered-table-cell>
            <text:p text:style-name="P641"/>
          </table:covered-table-cell>
          <table:table-cell table:style-name="TableCell642">
            <text:p text:style-name="P643"><text:span text:style-name="T644">43</text:span></text:p>
          </table:table-cell>
          <table:table-cell table:style-name="TableCell645">
            <text:p text:style-name="P646"/>
          </table:table-cell>
          <table:table-cell table:style-name="TableCell647">
            <text:p text:style-name="P648"><text:span text:style-name="T649">43</text:span></text:p>
          </table:table-cell>
        </table:table-row>
        <table:table-row table:style-name="TableRow650">
          <table:table-cell table:style-name="TableCell651">
            <text:p text:style-name="P652"><text:span text:style-name="T653">C</text:span><text:span text:style-name="T654">доп.</text:span></text:p>
          </table:table-cell>
          <table:table-cell table:style-name="TableCell655">
            <text:p text:style-name="P656"><text:span text:style-name="T657">1</text:span></text:p>
          </table:table-cell>
          <table:table-cell table:style-name="TableCell658">
            <text:p text:style-name="P659"><text:span text:style-name="T660">1</text:span></text:p>
          </table:table-cell>
          <table:table-cell table:style-name="TableCell661">
            <text:p text:style-name="P662"><text:span text:style-name="T663">0</text:span></text:p>
          </table:table-cell>
          <table:table-cell table:style-name="TableCell664">
            <text:p text:style-name="P665"><text:span text:style-name="T666">1</text:span></text:p>
          </table:table-cell>
          <table:table-cell table:style-name="TableCell667">
            <text:p text:style-name="P668"><text:span text:style-name="T669">1</text:span></text:p>
          </table:table-cell>
          <table:table-cell table:style-name="TableCell670">
            <text:p text:style-name="P671"><text:span text:style-name="T672">0</text:span></text:p>
          </table:table-cell>
          <table:table-cell table:style-name="TableCell673">
            <text:p text:style-name="P674"><text:span text:style-name="T675">0</text:span></text:p>
          </table:table-cell>
          <table:table-cell table:style-name="TableCell676">
            <text:p text:style-name="P677"><text:span text:style-name="T678">0</text:span></text:p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><text:span text:style-name="T687">216</text:span></text:p>
          </table:table-cell>
        </table:table-row>
        <table:table-row table:style-name="TableRow688">
          <table:table-cell table:style-name="TableCell689">
            <text:p text:style-name="P690"><text:span text:style-name="T691">C</text:span><text:span text:style-name="T692">пр.</text:span></text:p>
          </table:table-cell>
          <table:table-cell table:style-name="TableCell693">
            <text:p text:style-name="P694"><text:span text:style-name="T695">1</text:span></text:p>
          </table:table-cell>
          <table:table-cell table:style-name="TableCell696">
            <text:p text:style-name="P697"><text:span text:style-name="T698">0</text:span></text:p>
          </table:table-cell>
          <table:table-cell table:style-name="TableCell699">
            <text:p text:style-name="P700"><text:span text:style-name="T701">1</text:span></text:p>
          </table:table-cell>
          <table:table-cell table:style-name="TableCell702">
            <text:p text:style-name="P703"><text:span text:style-name="T704">0</text:span></text:p>
          </table:table-cell>
          <table:table-cell table:style-name="TableCell705">
            <text:p text:style-name="P706"><text:span text:style-name="T707">1</text:span></text:p>
          </table:table-cell>
          <table:table-cell table:style-name="TableCell708">
            <text:p text:style-name="P709"><text:span text:style-name="T710">0</text:span></text:p>
          </table:table-cell>
          <table:table-cell table:style-name="TableCell711">
            <text:p text:style-name="P712"><text:span text:style-name="T713">0</text:span></text:p>
          </table:table-cell>
          <table:table-cell table:style-name="TableCell714">
            <text:p text:style-name="P715"><text:span text:style-name="T716">0</text:span></text:p>
          </table:table-cell>
          <table:table-cell table:style-name="TableCell717">
            <text:p text:style-name="P718"/>
          </table:table-cell>
          <table:table-cell table:style-name="TableCell719">
            <text:p text:style-name="P720"><text:span text:style-name="T721">-40</text:span></text:p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</table:table-row>
      </table:table>
      <text:p text:style-name="P726"/>
      <table:table table:style-name="Table727">
        <table:table-columns>
          <table:table-column table:style-name="TableColumn728"/>
          <table:table-column table:style-name="TableColumn729"/>
          <table:table-column table:style-name="TableColumn730"/>
        </table:table-columns>
        <table:table-row table:style-name="TableRow731">
          <table:table-cell table:style-name="TableCell732">
            <text:soft-page-break/>
            <text:p text:style-name="P733"><text:span text:style-name="T734">CF=0</text:span></text:p>
          </table:table-cell>
          <table:table-cell table:style-name="TableCell735">
            <text:p text:style-name="P736"/>
          </table:table-cell>
          <table:table-cell table:style-name="TableCell737">
            <text:p text:style-name="P738"><text:span text:style-name="T739">ZF=0</text:span></text:p>
          </table:table-cell>
        </table:table-row>
        <table:table-row table:style-name="TableRow740">
          <table:table-cell table:style-name="TableCell741">
            <text:p text:style-name="P742"><text:span text:style-name="T743">PF=1</text:span></text:p>
          </table:table-cell>
          <table:table-cell table:style-name="TableCell744">
            <text:p text:style-name="P745"/>
          </table:table-cell>
          <table:table-cell table:style-name="TableCell746">
            <text:p text:style-name="P747"><text:span text:style-name="T748">SF=1</text:span></text:p>
          </table:table-cell>
        </table:table-row>
        <table:table-row table:style-name="TableRow749">
          <table:table-cell table:style-name="TableCell750">
            <text:p text:style-name="P751"><text:span text:style-name="T752">AF=1</text:span></text:p>
          </table:table-cell>
          <table:table-cell table:style-name="TableCell753">
            <text:p text:style-name="P754"/>
          </table:table-cell>
          <table:table-cell table:style-name="TableCell755">
            <text:p text:style-name="P756"><text:span text:style-name="T757">OF=0</text:span></text:p>
          </table:table-cell>
        </table:table-row>
      </table:table>
      <text:p text:style-name="P758"><text:line-break/><text:line-break/><text:line-break/><text:line-break/></text:p>
      <table:table table:style-name="Table759">
        <table:table-columns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 table:number-columns-spanned="9">
            <text:p text:style-name="P775"><text:span text:style-name="T776">А&lt;0, B&l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7" table:number-columns-spanned="4">
            <text:p text:style-name="P778"><text:span text:style-name="T779">Интерпретации</text:span></text:p>
          </table:table-cell>
          <table:covered-table-cell/>
          <table:covered-table-cell/>
          <table:covered-table-cell/>
        </table:table-row>
        <table:table-row table:style-name="TableRow780">
          <table:table-cell table:style-name="TableCell781">
            <text:p text:style-name="P782"/>
          </table:table-cell>
          <table:table-cell table:style-name="TableCell783">
            <text:p text:style-name="P784"><text:span text:style-name="T785"><draw:frame draw:style-name="a11" draw:name="Picture 42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786">
            <text:p text:style-name="P787"><text:span text:style-name="T788"><draw:frame draw:style-name="a12" draw:name="Picture 41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789">
            <text:p text:style-name="P790"><text:span text:style-name="T791"><draw:frame draw:style-name="a13" draw:name="Picture 40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792">
            <text:p text:style-name="P793"><text:span text:style-name="T794"><draw:frame draw:style-name="a14" draw:name="Picture 39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795">
            <text:p text:style-name="P796"><text:span text:style-name="T797"><draw:frame draw:style-name="a15" draw:name="Picture 38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798">
            <text:p text:style-name="P799"><text:span text:style-name="T800"><draw:frame draw:style-name="a16" draw:name="Picture 37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801">
            <text:p text:style-name="P802"/>
          </table:table-cell>
          <table:table-cell table:style-name="TableCell803">
            <text:p text:style-name="P804"><text:span text:style-name="T805"><draw:frame draw:style-name="a17" draw:name="Picture 36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806">
            <text:p text:style-name="P807"/>
          </table:table-cell>
          <table:table-cell table:style-name="TableCell808">
            <text:p text:style-name="P809"><text:span text:style-name="T810">Знаковая</text:span></text:p>
          </table:table-cell>
          <table:table-cell table:style-name="TableCell811">
            <text:p text:style-name="P812"/>
          </table:table-cell>
          <table:table-cell table:style-name="TableCell813">
            <text:p text:style-name="P814"><text:span text:style-name="T815">Беззнаковая</text:span></text:p>
          </table:table-cell>
        </table:table-row>
        <table:table-row table:style-name="TableRow816">
          <table:table-cell table:style-name="TableCell817">
            <text:p text:style-name="P818"><text:span text:style-name="T819">A<text:s/></text:span><text:span text:style-name="T820">доп.</text:span></text:p>
          </table:table-cell>
          <table:table-cell table:style-name="TableCell821">
            <text:p text:style-name="P822"><text:span text:style-name="T823">1</text:span></text:p>
          </table:table-cell>
          <table:table-cell table:style-name="TableCell824">
            <text:p text:style-name="P825"><text:span text:style-name="T826">0</text:span></text:p>
          </table:table-cell>
          <table:table-cell table:style-name="TableCell827">
            <text:p text:style-name="P828"><text:span text:style-name="T829">1</text:span></text:p>
          </table:table-cell>
          <table:table-cell table:style-name="TableCell830">
            <text:p text:style-name="P831"><text:span text:style-name="T832">0</text:span></text:p>
          </table:table-cell>
          <table:table-cell table:style-name="TableCell833">
            <text:p text:style-name="P834"><text:span text:style-name="T835">1</text:span></text:p>
          </table:table-cell>
          <table:table-cell table:style-name="TableCell836">
            <text:p text:style-name="P837"><text:span text:style-name="T838">1</text:span></text:p>
          </table:table-cell>
          <table:table-cell table:style-name="TableCell839">
            <text:p text:style-name="P840"><text:span text:style-name="T841">0</text:span></text:p>
          </table:table-cell>
          <table:table-cell table:style-name="TableCell842">
            <text:p text:style-name="P843"><text:span text:style-name="T844">1</text:span></text:p>
          </table:table-cell>
          <table:table-cell table:style-name="TableCell845" table:number-rows-spanned="2">
            <text:p text:style-name="P846"/>
            <text:p text:style-name="P847"><text:span text:style-name="T848">+</text:span></text:p>
          </table:table-cell>
          <table:table-cell table:style-name="TableCell849">
            <text:p text:style-name="P850"><text:span text:style-name="T851">-83</text:span></text:p>
          </table:table-cell>
          <table:table-cell table:style-name="TableCell852">
            <text:p text:style-name="P853"/>
          </table:table-cell>
          <table:table-cell table:style-name="TableCell854">
            <text:p text:style-name="P855"><text:span text:style-name="T856">173</text:span></text:p>
          </table:table-cell>
        </table:table-row>
        <table:table-row table:style-name="TableRow857">
          <table:table-cell table:style-name="TableCell858">
            <text:p text:style-name="P859"><text:span text:style-name="T860">B</text:span><text:span text:style-name="T861">доп..</text:span></text:p>
          </table:table-cell>
          <table:table-cell table:style-name="TableCell862">
            <text:p text:style-name="P863"><text:span text:style-name="T864">1</text:span></text:p>
          </table:table-cell>
          <table:table-cell table:style-name="TableCell865">
            <text:p text:style-name="P866"><text:span text:style-name="T867">1</text:span></text:p>
          </table:table-cell>
          <table:table-cell table:style-name="TableCell868">
            <text:p text:style-name="P869"><text:span text:style-name="T870">0</text:span></text:p>
          </table:table-cell>
          <table:table-cell table:style-name="TableCell871">
            <text:p text:style-name="P872"><text:span text:style-name="T873">1</text:span></text:p>
          </table:table-cell>
          <table:table-cell table:style-name="TableCell874">
            <text:p text:style-name="P875"><text:span text:style-name="T876">0</text:span></text:p>
          </table:table-cell>
          <table:table-cell table:style-name="TableCell877">
            <text:p text:style-name="P878"><text:span text:style-name="T879">1</text:span></text:p>
          </table:table-cell>
          <table:table-cell table:style-name="TableCell880">
            <text:p text:style-name="P881"><text:span text:style-name="T882">0</text:span></text:p>
          </table:table-cell>
          <table:table-cell table:style-name="TableCell883">
            <text:p text:style-name="P884"><text:span text:style-name="T885">1</text:span></text:p>
          </table:table-cell>
          <table:covered-table-cell>
            <text:p text:style-name="P886"/>
          </table:covered-table-cell>
          <table:table-cell table:style-name="TableCell887">
            <text:p text:style-name="P888"><text:span text:style-name="T889">-43</text:span></text:p>
          </table:table-cell>
          <table:table-cell table:style-name="TableCell890">
            <text:p text:style-name="P891"/>
          </table:table-cell>
          <table:table-cell table:style-name="TableCell892">
            <text:p text:style-name="P893"><text:span text:style-name="T894">213</text:span></text:p>
          </table:table-cell>
        </table:table-row>
        <table:table-row table:style-name="TableRow895">
          <table:table-cell table:style-name="TableCell896">
            <text:p text:style-name="P897"><text:span text:style-name="T898">C</text:span><text:span text:style-name="T899">доп.</text:span></text:p>
          </table:table-cell>
          <table:table-cell table:style-name="TableCell900">
            <text:p text:style-name="P901"><text:span text:style-name="T902">1</text:span></text:p>
          </table:table-cell>
          <table:table-cell table:style-name="TableCell903">
            <text:p text:style-name="P904"><text:span text:style-name="T905">0</text:span></text:p>
          </table:table-cell>
          <table:table-cell table:style-name="TableCell906">
            <text:p text:style-name="P907"><text:span text:style-name="T908">0</text:span></text:p>
          </table:table-cell>
          <table:table-cell table:style-name="TableCell909">
            <text:p text:style-name="P910"><text:span text:style-name="T911">0</text:span></text:p>
          </table:table-cell>
          <table:table-cell table:style-name="TableCell912">
            <text:p text:style-name="P913"><text:span text:style-name="T914">0</text:span></text:p>
          </table:table-cell>
          <table:table-cell table:style-name="TableCell915">
            <text:p text:style-name="P916"><text:span text:style-name="T917">0</text:span></text:p>
          </table:table-cell>
          <table:table-cell table:style-name="TableCell918">
            <text:p text:style-name="P919"><text:span text:style-name="T920">1</text:span></text:p>
          </table:table-cell>
          <table:table-cell table:style-name="TableCell921">
            <text:p text:style-name="P922"><text:span text:style-name="T923">0</text:span></text:p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><text:span text:style-name="T932">130?</text:span></text:p>
          </table:table-cell>
        </table:table-row>
        <table:table-row table:style-name="TableRow933">
          <table:table-cell table:style-name="TableCell934">
            <text:p text:style-name="P935"><text:span text:style-name="T936">C</text:span><text:span text:style-name="T937">пр.</text:span></text:p>
          </table:table-cell>
          <table:table-cell table:style-name="TableCell938">
            <text:p text:style-name="P939"><text:span text:style-name="T940">1</text:span></text:p>
          </table:table-cell>
          <table:table-cell table:style-name="TableCell941">
            <text:p text:style-name="P942"><text:span text:style-name="T943">1</text:span></text:p>
          </table:table-cell>
          <table:table-cell table:style-name="TableCell944">
            <text:p text:style-name="P945"><text:span text:style-name="T946">1</text:span></text:p>
          </table:table-cell>
          <table:table-cell table:style-name="TableCell947">
            <text:p text:style-name="P948"><text:span text:style-name="T949">1</text:span></text:p>
          </table:table-cell>
          <table:table-cell table:style-name="TableCell950">
            <text:p text:style-name="P951"><text:span text:style-name="T952">1</text:span></text:p>
          </table:table-cell>
          <table:table-cell table:style-name="TableCell953">
            <text:p text:style-name="P954"><text:span text:style-name="T955">1</text:span></text:p>
          </table:table-cell>
          <table:table-cell table:style-name="TableCell956">
            <text:p text:style-name="P957"><text:span text:style-name="T958">1</text:span></text:p>
          </table:table-cell>
          <table:table-cell table:style-name="TableCell959">
            <text:p text:style-name="P960"><text:span text:style-name="T961">0</text:span></text:p>
          </table:table-cell>
          <table:table-cell table:style-name="TableCell962">
            <text:p text:style-name="P963"/>
          </table:table-cell>
          <table:table-cell table:style-name="TableCell964">
            <text:p text:style-name="P965"><text:span text:style-name="T966">-126</text:span></text:p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</table:table-row>
      </table:table>
      <text:p text:style-name="P971"/>
      <table:table table:style-name="Table972">
        <table:table-columns>
          <table:table-column table:style-name="TableColumn973"/>
          <table:table-column table:style-name="TableColumn974"/>
          <table:table-column table:style-name="TableColumn975"/>
        </table:table-columns>
        <table:table-row table:style-name="TableRow976">
          <table:table-cell table:style-name="TableCell977">
            <text:p text:style-name="P978"><text:span text:style-name="T979">CF=1</text:span></text:p>
          </table:table-cell>
          <table:table-cell table:style-name="TableCell980">
            <text:p text:style-name="P981"/>
          </table:table-cell>
          <table:table-cell table:style-name="TableCell982">
            <text:p text:style-name="P983"><text:span text:style-name="T984">ZF=0</text:span></text:p>
          </table:table-cell>
        </table:table-row>
        <table:table-row table:style-name="TableRow985">
          <table:table-cell table:style-name="TableCell986">
            <text:p text:style-name="P987"><text:span text:style-name="T988">PF=0</text:span></text:p>
          </table:table-cell>
          <table:table-cell table:style-name="TableCell989">
            <text:p text:style-name="P990"/>
          </table:table-cell>
          <table:table-cell table:style-name="TableCell991">
            <text:p text:style-name="P992"><text:span text:style-name="T993">SF=1</text:span></text:p>
          </table:table-cell>
        </table:table-row>
        <table:table-row table:style-name="TableRow994">
          <table:table-cell table:style-name="TableCell995">
            <text:p text:style-name="P996"><text:span text:style-name="T997">AF=0</text:span></text:p>
          </table:table-cell>
          <table:table-cell table:style-name="TableCell998">
            <text:p text:style-name="P999"/>
          </table:table-cell>
          <table:table-cell table:style-name="TableCell1000">
            <text:p text:style-name="P1001"><text:span text:style-name="T1002">OF=0</text:span></text:p>
          </table:table-cell>
        </table:table-row>
      </table:table>
      <text:p text:style-name="P1003"/>
      <text:p text:style-name="P1004"><text:span text:style-name="T1005">Для беззнаковой интерпретации результат неверен </text:span></text:p>
      <text:soft-page-break/>
      <text:p text:style-name="P1006"><text:span text:style-name="T1007">следствие возникающего переноса из старшего разряда.</text:span></text:p>
      <text:p text:style-name="P1008"><text:span text:style-name="T1009">Вес этого переноса составляет 256.</text:span></text:p>
      <text:p text:style-name="P1010"/>
      <text:p text:style-name="P1011"><text:span text:style-name="T1012">2.</text:span></text:p>
      <text:p text:style-name="P1013"><text:span text:style-name="T1014">Правило</text:span><text:span text:style-name="T1015"><text:s/></text:span><text:span text:style-name="T1016">для подбора выглядит следующим образом:</text:span></text:p>
      <text:p text:style-name="P1017"><text:span text:style-name="T1018">А + В<text:s/></text:span><text:span text:style-name="T1019">&gt; 128, значит 127</text:span><text:span text:style-name="T1020">&gt;</text:span><text:span text:style-name="T1021">B</text:span><text:span text:style-name="T1022"><text:s/></text:span><text:span text:style-name="T1023">&gt;128 -<text:s/></text:span><text:span text:style-name="T1024">A</text:span><text:span text:style-name="T1025">, пусть<text:s/></text:span><text:span text:style-name="T1026">В</text:span><text:span text:style-name="T1027"><text:s/>= 100.</text:span></text:p>
      <text:p text:style-name="P1028"><text:span text:style-name="T1029">A:</text:span></text:p>
      <table:table table:style-name="Table1030">
        <table:table-columns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</table:table-columns>
        <table:table-row table:style-name="TableRow1039">
          <table:table-cell table:style-name="TableCell1040">
            <text:p text:style-name="P1041"><text:span text:style-name="T1042">0</text:span></text:p>
          </table:table-cell>
          <table:table-cell table:style-name="TableCell1043">
            <text:p text:style-name="P1044"><text:span text:style-name="T1045">1</text:span></text:p>
          </table:table-cell>
          <table:table-cell table:style-name="TableCell1046">
            <text:p text:style-name="P1047"><text:span text:style-name="T1048">0</text:span></text:p>
          </table:table-cell>
          <table:table-cell table:style-name="TableCell1049">
            <text:p text:style-name="P1050"><text:span text:style-name="T1051">1</text:span></text:p>
          </table:table-cell>
          <table:table-cell table:style-name="TableCell1052">
            <text:p text:style-name="P1053"><text:span text:style-name="T1054">0</text:span></text:p>
          </table:table-cell>
          <table:table-cell table:style-name="TableCell1055">
            <text:p text:style-name="P1056"><text:span text:style-name="T1057">0</text:span></text:p>
          </table:table-cell>
          <table:table-cell table:style-name="TableCell1058">
            <text:p text:style-name="P1059"><text:span text:style-name="T1060">1</text:span></text:p>
          </table:table-cell>
          <table:table-cell table:style-name="TableCell1061">
            <text:p text:style-name="P1062"><text:span text:style-name="T1063">1</text:span></text:p>
          </table:table-cell>
        </table:table-row>
      </table:table>
      <text:p text:style-name="P1064"><text:span text:style-name="T1065">B:</text:span></text:p>
      <text:p text:style-name="P1066"/>
      <table:table table:style-name="Table1067">
        <table:table-columns>
          <table:table-column table:style-name="TableColumn1068"/>
          <table:table-column table:style-name="TableColumn1069"/>
          <table:table-column table:style-name="TableColumn1070"/>
          <table:table-column table:style-name="TableColumn1071"/>
          <table:table-column table:style-name="TableColumn1072"/>
          <table:table-column table:style-name="TableColumn1073"/>
          <table:table-column table:style-name="TableColumn1074"/>
          <table:table-column table:style-name="TableColumn1075"/>
        </table:table-columns>
        <table:table-row table:style-name="TableRow1076">
          <table:table-cell table:style-name="TableCell1077">
            <text:p text:style-name="P1078"><text:span text:style-name="T1079">0</text:span></text:p>
          </table:table-cell>
          <table:table-cell table:style-name="TableCell1080">
            <text:p text:style-name="P1081"><text:span text:style-name="T1082">1</text:span></text:p>
          </table:table-cell>
          <table:table-cell table:style-name="TableCell1083">
            <text:p text:style-name="P1084"><text:span text:style-name="T1085">1</text:span></text:p>
          </table:table-cell>
          <table:table-cell table:style-name="TableCell1086">
            <text:p text:style-name="P1087"><text:span text:style-name="T1088">0</text:span></text:p>
          </table:table-cell>
          <table:table-cell table:style-name="TableCell1089">
            <text:p text:style-name="P1090"><text:span text:style-name="T1091">0</text:span></text:p>
          </table:table-cell>
          <table:table-cell table:style-name="TableCell1092">
            <text:p text:style-name="P1093"><text:span text:style-name="T1094">1</text:span></text:p>
          </table:table-cell>
          <table:table-cell table:style-name="TableCell1095">
            <text:p text:style-name="P1096"><text:span text:style-name="T1097">0</text:span></text:p>
          </table:table-cell>
          <table:table-cell table:style-name="TableCell1098">
            <text:p text:style-name="P1099"><text:span text:style-name="T1100">0</text:span></text:p>
          </table:table-cell>
        </table:table-row>
      </table:table>
      <text:p text:style-name="P1101"/>
      <table:table table:style-name="Table1102">
        <table:table-columns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  <table:table-column table:style-name="TableColumn1115"/>
        </table:table-columns>
        <table:table-row table:style-name="TableRow1116">
          <table:table-cell table:style-name="TableCell1117" table:number-columns-spanned="9">
            <text:p text:style-name="P1118"><text:span text:style-name="T1119">А&gt;0, B&g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0" table:number-columns-spanned="4">
            <text:p text:style-name="P1121"><text:span text:style-name="T1122">Интерпретации</text:span><text:span text:style-name="T1123"><draw:frame draw:style-name="a18" draw:name="Picture 35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covered-table-cell/>
          <table:covered-table-cell/>
        </table:table-row>
        <table:table-row table:style-name="TableRow1124"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><text:span text:style-name="T1131"><draw:frame draw:style-name="a19" draw:name="Picture 34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><text:span text:style-name="T1148">Знаковая</text:span></text:p>
          </table:table-cell>
          <table:table-cell table:style-name="TableCell1149">
            <text:p text:style-name="P1150"/>
          </table:table-cell>
          <table:table-cell table:style-name="TableCell1151">
            <text:p text:style-name="P1152"><text:span text:style-name="T1153">Беззнаковая</text:span></text:p>
          </table:table-cell>
        </table:table-row>
        <table:table-row table:style-name="TableRow1154">
          <table:table-cell table:style-name="TableCell1155">
            <text:p text:style-name="P1156"><text:span text:style-name="T1157">A<text:s/></text:span><text:span text:style-name="T1158">пр.</text:span></text:p>
          </table:table-cell>
          <table:table-cell table:style-name="TableCell1159">
            <text:p text:style-name="P1160"><text:span text:style-name="T1161">0</text:span></text:p>
          </table:table-cell>
          <table:table-cell table:style-name="TableCell1162">
            <text:p text:style-name="P1163"><text:span text:style-name="T1164">1</text:span></text:p>
          </table:table-cell>
          <table:table-cell table:style-name="TableCell1165">
            <text:p text:style-name="P1166"><text:span text:style-name="T1167">0</text:span></text:p>
          </table:table-cell>
          <table:table-cell table:style-name="TableCell1168">
            <text:p text:style-name="P1169"><text:span text:style-name="T1170">1</text:span></text:p>
          </table:table-cell>
          <table:table-cell table:style-name="TableCell1171">
            <text:p text:style-name="P1172"><text:span text:style-name="T1173">0</text:span></text:p>
          </table:table-cell>
          <table:table-cell table:style-name="TableCell1174">
            <text:p text:style-name="P1175"><text:span text:style-name="T1176">0</text:span></text:p>
          </table:table-cell>
          <table:table-cell table:style-name="TableCell1177">
            <text:p text:style-name="P1178"><text:span text:style-name="T1179">1</text:span></text:p>
          </table:table-cell>
          <table:table-cell table:style-name="TableCell1180">
            <text:p text:style-name="P1181"><text:span text:style-name="T1182">1</text:span></text:p>
          </table:table-cell>
          <table:table-cell table:style-name="TableCell1183" table:number-rows-spanned="2">
            <text:p text:style-name="P1184"/>
            <text:p text:style-name="P1185"><text:span text:style-name="T1186">+</text:span></text:p>
          </table:table-cell>
          <table:table-cell table:style-name="TableCell1187">
            <text:p text:style-name="P1188"><text:span text:style-name="T1189">83</text:span></text:p>
          </table:table-cell>
          <table:table-cell table:style-name="TableCell1190">
            <text:p text:style-name="P1191"/>
          </table:table-cell>
          <table:table-cell table:style-name="TableCell1192">
            <text:p text:style-name="P1193"><text:span text:style-name="T1194">83</text:span></text:p>
          </table:table-cell>
        </table:table-row>
        <table:table-row table:style-name="TableRow1195">
          <table:table-cell table:style-name="TableCell1196">
            <text:p text:style-name="P1197"><text:span text:style-name="T1198">B</text:span><text:span text:style-name="T1199">пр..</text:span></text:p>
          </table:table-cell>
          <table:table-cell table:style-name="TableCell1200">
            <text:p text:style-name="P1201"><text:span text:style-name="T1202">0</text:span></text:p>
          </table:table-cell>
          <table:table-cell table:style-name="TableCell1203">
            <text:p text:style-name="P1204"><text:span text:style-name="T1205">1</text:span></text:p>
          </table:table-cell>
          <table:table-cell table:style-name="TableCell1206">
            <text:p text:style-name="P1207"><text:span text:style-name="T1208">1</text:span></text:p>
          </table:table-cell>
          <table:table-cell table:style-name="TableCell1209">
            <text:p text:style-name="P1210"><text:span text:style-name="T1211">0</text:span></text:p>
          </table:table-cell>
          <table:table-cell table:style-name="TableCell1212">
            <text:p text:style-name="P1213"><text:span text:style-name="T1214">0</text:span></text:p>
          </table:table-cell>
          <table:table-cell table:style-name="TableCell1215">
            <text:p text:style-name="P1216"><text:span text:style-name="T1217">1</text:span></text:p>
          </table:table-cell>
          <table:table-cell table:style-name="TableCell1218">
            <text:p text:style-name="P1219"><text:span text:style-name="T1220">0</text:span></text:p>
          </table:table-cell>
          <table:table-cell table:style-name="TableCell1221">
            <text:p text:style-name="P1222"><text:span text:style-name="T1223">0</text:span></text:p>
          </table:table-cell>
          <table:covered-table-cell>
            <text:p text:style-name="P1224"/>
          </table:covered-table-cell>
          <table:table-cell table:style-name="TableCell1225">
            <text:p text:style-name="P1226"><text:span text:style-name="T1227">100</text:span></text:p>
          </table:table-cell>
          <table:table-cell table:style-name="TableCell1228">
            <text:p text:style-name="P1229"/>
          </table:table-cell>
          <table:table-cell table:style-name="TableCell1230">
            <text:p text:style-name="P1231"><text:span text:style-name="T1232">100</text:span></text:p>
          </table:table-cell>
        </table:table-row>
        <table:table-row table:style-name="TableRow1233">
          <table:table-cell table:style-name="TableCell1234">
            <text:p text:style-name="P1235"><text:span text:style-name="T1236">C</text:span><text:span text:style-name="T1237">доп.</text:span></text:p>
          </table:table-cell>
          <table:table-cell table:style-name="TableCell1238">
            <text:p text:style-name="P1239"><text:span text:style-name="T1240">1</text:span></text:p>
          </table:table-cell>
          <table:table-cell table:style-name="TableCell1241">
            <text:p text:style-name="P1242"><text:span text:style-name="T1243">0</text:span></text:p>
          </table:table-cell>
          <table:table-cell table:style-name="TableCell1244">
            <text:p text:style-name="P1245"><text:span text:style-name="T1246">1</text:span></text:p>
          </table:table-cell>
          <table:table-cell table:style-name="TableCell1247">
            <text:p text:style-name="P1248"><text:span text:style-name="T1249">1</text:span></text:p>
          </table:table-cell>
          <table:table-cell table:style-name="TableCell1250">
            <text:p text:style-name="P1251"><text:span text:style-name="T1252">0</text:span></text:p>
          </table:table-cell>
          <table:table-cell table:style-name="TableCell1253">
            <text:p text:style-name="P1254"><text:span text:style-name="T1255">1</text:span></text:p>
          </table:table-cell>
          <table:table-cell table:style-name="TableCell1256">
            <text:p text:style-name="P1257"><text:span text:style-name="T1258">1</text:span></text:p>
          </table:table-cell>
          <table:table-cell table:style-name="TableCell1259">
            <text:p text:style-name="P1260"><text:span text:style-name="T1261">1</text:span></text:p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><text:span text:style-name="T1270">183</text:span></text:p>
          </table:table-cell>
        </table:table-row>
        <table:table-row table:style-name="TableRow1271">
          <table:table-cell table:style-name="TableCell1272">
            <text:p text:style-name="P1273"><text:span text:style-name="T1274">C</text:span><text:span text:style-name="T1275">пр.</text:span></text:p>
          </table:table-cell>
          <table:table-cell table:style-name="TableCell1276">
            <text:p text:style-name="P1277"><text:span text:style-name="T1278">1</text:span></text:p>
          </table:table-cell>
          <table:table-cell table:style-name="TableCell1279">
            <text:p text:style-name="P1280"><text:span text:style-name="T1281">1</text:span></text:p>
          </table:table-cell>
          <table:table-cell table:style-name="TableCell1282">
            <text:p text:style-name="P1283"><text:span text:style-name="T1284">0</text:span></text:p>
          </table:table-cell>
          <table:table-cell table:style-name="TableCell1285">
            <text:p text:style-name="P1286"><text:span text:style-name="T1287">0</text:span></text:p>
          </table:table-cell>
          <table:table-cell table:style-name="TableCell1288">
            <text:p text:style-name="P1289"><text:span text:style-name="T1290">1</text:span></text:p>
          </table:table-cell>
          <table:table-cell table:style-name="TableCell1291">
            <text:p text:style-name="P1292"><text:span text:style-name="T1293">0</text:span></text:p>
          </table:table-cell>
          <table:table-cell table:style-name="TableCell1294">
            <text:p text:style-name="P1295"><text:span text:style-name="T1296">0</text:span></text:p>
          </table:table-cell>
          <table:table-cell table:style-name="TableCell1297">
            <text:p text:style-name="P1298"><text:span text:style-name="T1299">1</text:span></text:p>
          </table:table-cell>
          <table:table-cell table:style-name="TableCell1300">
            <text:p text:style-name="P1301"/>
          </table:table-cell>
          <table:table-cell table:style-name="TableCell1302">
            <text:p text:style-name="P1303"><text:span text:style-name="T1304">-</text:span><text:span text:style-name="T1305">73?</text:span></text:p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</table:table-row>
      </table:table>
      <text:p text:style-name="P1310"/>
      <table:table table:style-name="Table1311">
        <table:table-columns>
          <table:table-column table:style-name="TableColumn1312"/>
          <table:table-column table:style-name="TableColumn1313"/>
          <table:table-column table:style-name="TableColumn1314"/>
        </table:table-columns>
        <table:table-row table:style-name="TableRow1315">
          <table:table-cell table:style-name="TableCell1316">
            <text:p text:style-name="P1317"><text:span text:style-name="T1318">CF=0</text:span></text:p>
          </table:table-cell>
          <table:table-cell table:style-name="TableCell1319">
            <text:p text:style-name="P1320"/>
          </table:table-cell>
          <table:table-cell table:style-name="TableCell1321">
            <text:p text:style-name="P1322"><text:span text:style-name="T1323">ZF=0</text:span></text:p>
          </table:table-cell>
        </table:table-row>
        <table:table-row table:style-name="TableRow1324">
          <table:table-cell table:style-name="TableCell1325">
            <text:p text:style-name="P1326"><text:span text:style-name="T1327">PF=1</text:span></text:p>
          </table:table-cell>
          <table:table-cell table:style-name="TableCell1328">
            <text:p text:style-name="P1329"/>
          </table:table-cell>
          <table:table-cell table:style-name="TableCell1330">
            <text:p text:style-name="P1331"><text:span text:style-name="T1332">SF=1</text:span></text:p>
          </table:table-cell>
        </table:table-row>
        <table:table-row table:style-name="TableRow1333">
          <table:table-cell table:style-name="TableCell1334">
            <text:p text:style-name="P1335"><text:span text:style-name="T1336">AF=1</text:span></text:p>
          </table:table-cell>
          <table:table-cell table:style-name="TableCell1337">
            <text:p text:style-name="P1338"/>
          </table:table-cell>
          <table:table-cell table:style-name="TableCell1339">
            <text:p text:style-name="P1340"><text:span text:style-name="T1341">OF=1</text:span></text:p>
          </table:table-cell>
        </table:table-row>
      </table:table>
      <text:p text:style-name="P1342"><text:span text:style-name="T1343">Для знакового сложения результат является </text:span></text:p>
      <text:p text:style-name="P1344"><text:span text:style-name="T1345">некорректным вследствие переполнения формата.</text:span></text:p>
      <text:p text:style-name="P1346"/>
      <table:table table:style-name="Table1347">
        <table:table-columns>
          <table:table-column table:style-name="TableColumn1348"/>
          <table:table-column table:style-name="TableColumn1349"/>
          <table:table-column table:style-name="TableColumn1350"/>
          <table:table-column table:style-name="TableColumn1351"/>
          <table:table-column table:style-name="TableColumn1352"/>
          <table:table-column table:style-name="TableColumn1353"/>
          <table:table-column table:style-name="TableColumn1354"/>
          <table:table-column table:style-name="TableColumn1355"/>
          <table:table-column table:style-name="TableColumn1356"/>
          <table:table-column table:style-name="TableColumn1357"/>
          <table:table-column table:style-name="TableColumn1358"/>
          <table:table-column table:style-name="TableColumn1359"/>
          <table:table-column table:style-name="TableColumn1360"/>
        </table:table-columns>
        <table:table-row table:style-name="TableRow1361">
          <table:table-cell table:style-name="TableCell1362" table:number-columns-spanned="9">
            <text:soft-page-break/>
            <text:p text:style-name="P1363"><text:span text:style-name="T1364">А&lt;0, B&l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65" table:number-columns-spanned="4">
            <text:p text:style-name="P1366"><text:span text:style-name="T1367">Интерпретации</text:span></text:p>
          </table:table-cell>
          <table:covered-table-cell/>
          <table:covered-table-cell/>
          <table:covered-table-cell/>
        </table:table-row>
        <table:table-row table:style-name="TableRow1368">
          <table:table-cell table:style-name="TableCell1369">
            <text:p text:style-name="P1370"/>
          </table:table-cell>
          <table:table-cell table:style-name="TableCell1371">
            <text:p text:style-name="P1372"><text:span text:style-name="T1373"><draw:frame draw:style-name="a20" draw:name="Picture 33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374">
            <text:p text:style-name="P1375"/>
          </table:table-cell>
          <table:table-cell table:style-name="TableCell1376">
            <text:p text:style-name="P1377"><text:span text:style-name="T1378"><draw:frame draw:style-name="a21" draw:name="Picture 32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379">
            <text:p text:style-name="P1380"><text:span text:style-name="T1381"><draw:frame draw:style-name="a22" draw:name="Picture 31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382">
            <text:p text:style-name="P1383"><text:span text:style-name="T1384"><draw:frame draw:style-name="a23" draw:name="Picture 30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385">
            <text:p text:style-name="P1386"><text:span text:style-name="T1387"><draw:frame draw:style-name="a24" draw:name="Picture 29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><text:span text:style-name="T1396">Знаковая</text:span></text:p>
          </table:table-cell>
          <table:table-cell table:style-name="TableCell1397">
            <text:p text:style-name="P1398"/>
          </table:table-cell>
          <table:table-cell table:style-name="TableCell1399">
            <text:p text:style-name="P1400"><text:span text:style-name="T1401">Беззнаковая</text:span></text:p>
          </table:table-cell>
        </table:table-row>
        <table:table-row table:style-name="TableRow1402">
          <table:table-cell table:style-name="TableCell1403">
            <text:p text:style-name="P1404"><text:span text:style-name="T1405">A<text:s/></text:span><text:span text:style-name="T1406">доп.</text:span></text:p>
          </table:table-cell>
          <table:table-cell table:style-name="TableCell1407">
            <text:p text:style-name="P1408"><text:span text:style-name="T1409">1</text:span></text:p>
          </table:table-cell>
          <table:table-cell table:style-name="TableCell1410">
            <text:p text:style-name="P1411"><text:span text:style-name="T1412">0</text:span></text:p>
          </table:table-cell>
          <table:table-cell table:style-name="TableCell1413">
            <text:p text:style-name="P1414"><text:span text:style-name="T1415">1</text:span></text:p>
          </table:table-cell>
          <table:table-cell table:style-name="TableCell1416">
            <text:p text:style-name="P1417"><text:span text:style-name="T1418">0</text:span></text:p>
          </table:table-cell>
          <table:table-cell table:style-name="TableCell1419">
            <text:p text:style-name="P1420"><text:span text:style-name="T1421">1</text:span></text:p>
          </table:table-cell>
          <table:table-cell table:style-name="TableCell1422">
            <text:p text:style-name="P1423"><text:span text:style-name="T1424">1</text:span></text:p>
          </table:table-cell>
          <table:table-cell table:style-name="TableCell1425">
            <text:p text:style-name="P1426"><text:span text:style-name="T1427">0</text:span></text:p>
          </table:table-cell>
          <table:table-cell table:style-name="TableCell1428">
            <text:p text:style-name="P1429"><text:span text:style-name="T1430">1</text:span></text:p>
          </table:table-cell>
          <table:table-cell table:style-name="TableCell1431" table:number-rows-spanned="2">
            <text:p text:style-name="P1432"/>
            <text:p text:style-name="P1433"><text:span text:style-name="T1434">+</text:span></text:p>
          </table:table-cell>
          <table:table-cell table:style-name="TableCell1435">
            <text:p text:style-name="P1436"><text:span text:style-name="T1437">-83</text:span></text:p>
          </table:table-cell>
          <table:table-cell table:style-name="TableCell1438">
            <text:p text:style-name="P1439"/>
          </table:table-cell>
          <table:table-cell table:style-name="TableCell1440">
            <text:p text:style-name="P1441"><text:span text:style-name="T1442">173</text:span></text:p>
          </table:table-cell>
        </table:table-row>
        <table:table-row table:style-name="TableRow1443">
          <table:table-cell table:style-name="TableCell1444">
            <text:p text:style-name="P1445"><text:span text:style-name="T1446">B</text:span><text:span text:style-name="T1447">доп..</text:span></text:p>
          </table:table-cell>
          <table:table-cell table:style-name="TableCell1448">
            <text:p text:style-name="P1449"><text:span text:style-name="T1450">1</text:span></text:p>
          </table:table-cell>
          <table:table-cell table:style-name="TableCell1451">
            <text:p text:style-name="P1452"><text:span text:style-name="T1453">0</text:span></text:p>
          </table:table-cell>
          <table:table-cell table:style-name="TableCell1454">
            <text:p text:style-name="P1455"><text:span text:style-name="T1456">0</text:span></text:p>
          </table:table-cell>
          <table:table-cell table:style-name="TableCell1457">
            <text:p text:style-name="P1458"><text:span text:style-name="T1459">1</text:span></text:p>
          </table:table-cell>
          <table:table-cell table:style-name="TableCell1460">
            <text:p text:style-name="P1461"><text:span text:style-name="T1462">1</text:span></text:p>
          </table:table-cell>
          <table:table-cell table:style-name="TableCell1463">
            <text:p text:style-name="P1464"><text:span text:style-name="T1465">1</text:span></text:p>
          </table:table-cell>
          <table:table-cell table:style-name="TableCell1466">
            <text:p text:style-name="P1467"><text:span text:style-name="T1468">0</text:span></text:p>
          </table:table-cell>
          <table:table-cell table:style-name="TableCell1469">
            <text:p text:style-name="P1470"><text:span text:style-name="T1471">0</text:span></text:p>
          </table:table-cell>
          <table:covered-table-cell>
            <text:p text:style-name="P1472"/>
          </table:covered-table-cell>
          <table:table-cell table:style-name="TableCell1473">
            <text:p text:style-name="P1474"><text:span text:style-name="T1475">-100</text:span></text:p>
          </table:table-cell>
          <table:table-cell table:style-name="TableCell1476">
            <text:p text:style-name="P1477"/>
          </table:table-cell>
          <table:table-cell table:style-name="TableCell1478">
            <text:p text:style-name="P1479"><text:span text:style-name="T1480">156</text:span></text:p>
          </table:table-cell>
        </table:table-row>
        <table:table-row table:style-name="TableRow1481">
          <table:table-cell table:style-name="TableCell1482">
            <text:p text:style-name="P1483"><text:span text:style-name="T1484">C</text:span><text:span text:style-name="T1485">пр.</text:span></text:p>
          </table:table-cell>
          <table:table-cell table:style-name="TableCell1486">
            <text:p text:style-name="P1487"><text:span text:style-name="T1488">0</text:span></text:p>
          </table:table-cell>
          <table:table-cell table:style-name="TableCell1489">
            <text:p text:style-name="P1490"><text:span text:style-name="T1491">1</text:span></text:p>
          </table:table-cell>
          <table:table-cell table:style-name="TableCell1492">
            <text:p text:style-name="P1493"><text:span text:style-name="T1494">0</text:span></text:p>
          </table:table-cell>
          <table:table-cell table:style-name="TableCell1495">
            <text:p text:style-name="P1496"><text:span text:style-name="T1497">0</text:span></text:p>
          </table:table-cell>
          <table:table-cell table:style-name="TableCell1498">
            <text:p text:style-name="P1499"><text:span text:style-name="T1500">1</text:span></text:p>
          </table:table-cell>
          <table:table-cell table:style-name="TableCell1501">
            <text:p text:style-name="P1502"><text:span text:style-name="T1503">0</text:span></text:p>
          </table:table-cell>
          <table:table-cell table:style-name="TableCell1504">
            <text:p text:style-name="P1505"><text:span text:style-name="T1506">0</text:span></text:p>
          </table:table-cell>
          <table:table-cell table:style-name="TableCell1507">
            <text:p text:style-name="P1508"><text:span text:style-name="T1509">1</text:span></text:p>
          </table:table-cell>
          <table:table-cell table:style-name="TableCell1510">
            <text:p text:style-name="P1511"/>
          </table:table-cell>
          <table:table-cell table:style-name="TableCell1512">
            <text:p text:style-name="P1513"><text:span text:style-name="T1514">73?</text:span></text:p>
          </table:table-cell>
          <table:table-cell table:style-name="TableCell1515">
            <text:p text:style-name="P1516"/>
          </table:table-cell>
          <table:table-cell table:style-name="TableCell1517">
            <text:p text:style-name="P1518"><text:span text:style-name="T1519">73?</text:span></text:p>
          </table:table-cell>
        </table:table-row>
      </table:table>
      <text:p text:style-name="P1520"/>
      <table:table table:style-name="Table1521">
        <table:table-columns>
          <table:table-column table:style-name="TableColumn1522"/>
          <table:table-column table:style-name="TableColumn1523"/>
          <table:table-column table:style-name="TableColumn1524"/>
        </table:table-columns>
        <table:table-row table:style-name="TableRow1525">
          <table:table-cell table:style-name="TableCell1526">
            <text:p text:style-name="P1527"><text:span text:style-name="T1528">CF=1</text:span></text:p>
          </table:table-cell>
          <table:table-cell table:style-name="TableCell1529">
            <text:p text:style-name="P1530"/>
          </table:table-cell>
          <table:table-cell table:style-name="TableCell1531">
            <text:p text:style-name="P1532"><text:span text:style-name="T1533">ZF=0</text:span></text:p>
          </table:table-cell>
        </table:table-row>
        <table:table-row table:style-name="TableRow1534">
          <table:table-cell table:style-name="TableCell1535">
            <text:p text:style-name="P1536"><text:span text:style-name="T1537">PF=0</text:span></text:p>
          </table:table-cell>
          <table:table-cell table:style-name="TableCell1538">
            <text:p text:style-name="P1539"/>
          </table:table-cell>
          <table:table-cell table:style-name="TableCell1540">
            <text:p text:style-name="P1541"><text:span text:style-name="T1542">SF=0</text:span></text:p>
          </table:table-cell>
        </table:table-row>
        <table:table-row table:style-name="TableRow1543">
          <table:table-cell table:style-name="TableCell1544">
            <text:p text:style-name="P1545"><text:span text:style-name="T1546">AF=0</text:span></text:p>
          </table:table-cell>
          <table:table-cell table:style-name="TableCell1547">
            <text:p text:style-name="P1548"/>
          </table:table-cell>
          <table:table-cell table:style-name="TableCell1549">
            <text:p text:style-name="P1550"><text:span text:style-name="T1551">OF=1</text:span></text:p>
          </table:table-cell>
        </table:table-row>
      </table:table>
      <text:p text:style-name="P1552"><text:span text:style-name="T1553">Для знаковой </text:span></text:p>
      <text:p text:style-name="P1554"><text:span text:style-name="T1555">интерпретации результат неверен вследствие</text:span></text:p>
      <text:p text:style-name="P1556"><text:span text:style-name="T1557">возникающего переполнения, </text:span></text:p>
      <text:p text:style-name="P1558"><text:span text:style-name="T1559">для беззнаковой интерпретации</text:span></text:p>
      <text:p text:style-name="P1560"><text:span text:style-name="T1561">результат неверен вследствие </text:span></text:p>
      <text:p text:style-name="P1562"><text:span text:style-name="T1563">возникающего переноса</text:span></text:p>
      <text:p text:style-name="P1564"><text:span text:style-name="T1565">из старшего разряда.</text:span></text:p>
      <text:p text:style-name="P1566"><text:span text:style-name="T1567">3.Значение числа<text:s/></text:span><text:span text:style-name="T1568">В<text:s/></text:span><text:span text:style-name="T1569">фиксируем (</text:span><text:span text:style-name="T1570">В</text:span><text:span text:style-name="T1571"><text:s/>= 43),</text:span><text:span text:style-name="T1572"> </text:span></text:p>
      <text:p text:style-name="P1573"><text:span text:style-name="T1574">а значение<text:s/></text:span><text:span text:style-name="T1575">А</text:span><text:span text:style-name="T1576"><text:s/>подбираем</text:span></text:p>
      <text:p text:style-name="P1577"><text:span text:style-name="T1578">согласно формуле<text:s/></text:span><text:span text:style-name="T1579">А + В</text:span><text:span text:style-name="T1580"><text:s/>= 128,</text:span><text:span text:style-name="T1581"> </text:span></text:p>
      <text:p text:style-name="P1582"><text:span text:style-name="T1583">по которой при сложении</text:span></text:p>
      <text:p text:style-name="P1584"><text:span text:style-name="T1585">положительных чисел будет фиксироваться переполнение,</text:span></text:p>
      <text:p text:style-name="P1586"><text:span text:style-name="T1587">а при</text:span><text:span text:style-name="T1588"> </text:span></text:p>
      <text:p text:style-name="P1589"><text:span text:style-name="T1590">сложении отрицательных этого не будет.<text:s/></text:span><text:span text:style-name="T1591">Тогда<text:s/></text:span><text:span text:style-name="T1592">А</text:span><text:span text:style-name="T1593"><text:s/>= 85.</text:span></text:p>
      <text:p text:style-name="P1594"/>
      <text:p text:style-name="P1595"><text:span text:style-name="T1596">A:</text:span></text:p>
      <table:table table:style-name="Table1597">
        <table:table-columns>
          <table:table-column table:style-name="TableColumn1598"/>
          <table:table-column table:style-name="TableColumn1599"/>
          <table:table-column table:style-name="TableColumn1600"/>
          <table:table-column table:style-name="TableColumn1601"/>
          <table:table-column table:style-name="TableColumn1602"/>
          <table:table-column table:style-name="TableColumn1603"/>
          <table:table-column table:style-name="TableColumn1604"/>
          <table:table-column table:style-name="TableColumn1605"/>
        </table:table-columns>
        <table:table-row table:style-name="TableRow1606">
          <table:table-cell table:style-name="TableCell1607">
            <text:p text:style-name="P1608"><text:span text:style-name="T1609">0</text:span></text:p>
          </table:table-cell>
          <table:table-cell table:style-name="TableCell1610">
            <text:p text:style-name="P1611"><text:span text:style-name="T1612">1</text:span></text:p>
          </table:table-cell>
          <table:table-cell table:style-name="TableCell1613">
            <text:p text:style-name="P1614"><text:span text:style-name="T1615">0</text:span></text:p>
          </table:table-cell>
          <table:table-cell table:style-name="TableCell1616">
            <text:p text:style-name="P1617"><text:span text:style-name="T1618">1</text:span></text:p>
          </table:table-cell>
          <table:table-cell table:style-name="TableCell1619">
            <text:p text:style-name="P1620"><text:span text:style-name="T1621">0</text:span></text:p>
          </table:table-cell>
          <table:table-cell table:style-name="TableCell1622">
            <text:p text:style-name="P1623"><text:span text:style-name="T1624">1</text:span></text:p>
          </table:table-cell>
          <table:table-cell table:style-name="TableCell1625">
            <text:p text:style-name="P1626"><text:span text:style-name="T1627">0</text:span></text:p>
          </table:table-cell>
          <table:table-cell table:style-name="TableCell1628">
            <text:p text:style-name="P1629"><text:span text:style-name="T1630">1</text:span></text:p>
          </table:table-cell>
        </table:table-row>
      </table:table>
      <text:p text:style-name="P1631"><text:span text:style-name="T1632">B:</text:span></text:p>
      <table:table table:style-name="Table1633">
        <table:table-columns>
          <table:table-column table:style-name="TableColumn1634"/>
          <table:table-column table:style-name="TableColumn1635"/>
          <table:table-column table:style-name="TableColumn1636"/>
          <table:table-column table:style-name="TableColumn1637"/>
          <table:table-column table:style-name="TableColumn1638"/>
          <table:table-column table:style-name="TableColumn1639"/>
          <table:table-column table:style-name="TableColumn1640"/>
          <table:table-column table:style-name="TableColumn1641"/>
        </table:table-columns>
        <table:table-row table:style-name="TableRow1642">
          <table:table-cell table:style-name="TableCell1643">
            <text:p text:style-name="P1644"><text:span text:style-name="T1645">0</text:span></text:p>
          </table:table-cell>
          <table:table-cell table:style-name="TableCell1646">
            <text:p text:style-name="P1647"><text:span text:style-name="T1648">0</text:span></text:p>
          </table:table-cell>
          <table:table-cell table:style-name="TableCell1649">
            <text:p text:style-name="P1650"><text:span text:style-name="T1651">1</text:span></text:p>
          </table:table-cell>
          <table:table-cell table:style-name="TableCell1652">
            <text:p text:style-name="P1653"><text:span text:style-name="T1654">0</text:span></text:p>
          </table:table-cell>
          <table:table-cell table:style-name="TableCell1655">
            <text:p text:style-name="P1656"><text:span text:style-name="T1657">1</text:span></text:p>
          </table:table-cell>
          <table:table-cell table:style-name="TableCell1658">
            <text:p text:style-name="P1659"><text:span text:style-name="T1660">0</text:span></text:p>
          </table:table-cell>
          <table:table-cell table:style-name="TableCell1661">
            <text:p text:style-name="P1662"><text:span text:style-name="T1663">1</text:span></text:p>
          </table:table-cell>
          <table:table-cell table:style-name="TableCell1664">
            <text:p text:style-name="P1665"><text:span text:style-name="T1666">1</text:span></text:p>
          </table:table-cell>
        </table:table-row>
      </table:table>
      <text:p text:style-name="P1667"/>
      <table:table table:style-name="Table1668">
        <table:table-columns>
          <table:table-column table:style-name="TableColumn1669"/>
          <table:table-column table:style-name="TableColumn1670"/>
          <table:table-column table:style-name="TableColumn1671"/>
          <table:table-column table:style-name="TableColumn1672"/>
          <table:table-column table:style-name="TableColumn1673"/>
          <table:table-column table:style-name="TableColumn1674"/>
          <table:table-column table:style-name="TableColumn1675"/>
          <table:table-column table:style-name="TableColumn1676"/>
          <table:table-column table:style-name="TableColumn1677"/>
          <table:table-column table:style-name="TableColumn1678"/>
          <table:table-column table:style-name="TableColumn1679"/>
          <table:table-column table:style-name="TableColumn1680"/>
          <table:table-column table:style-name="TableColumn1681"/>
        </table:table-columns>
        <table:table-row table:style-name="TableRow1682">
          <table:table-cell table:style-name="TableCell1683" table:number-columns-spanned="9">
            <text:p text:style-name="P1684"><text:span text:style-name="T1685">А&gt;0, B&g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86" table:number-columns-spanned="4">
            <text:p text:style-name="P1687"><text:span text:style-name="T1688">Интерпретации</text:span></text:p>
          </table:table-cell>
          <table:covered-table-cell/>
          <table:covered-table-cell/>
          <table:covered-table-cell/>
        </table:table-row>
        <table:table-row table:style-name="TableRow1689"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  <table:table-cell table:style-name="TableCell1694">
            <text:p text:style-name="P1695"><text:span text:style-name="T1696"><draw:frame draw:style-name="a25" draw:name="Picture 28" text:anchor-type="as-char" svg:x="0in" svg:y="0in" svg:width="0.24167in" svg:height="0.20833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697">
            <text:p text:style-name="P1698"><text:span text:style-name="T1699"><draw:frame draw:style-name="a26" draw:name="Picture 27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700">
            <text:p text:style-name="P1701"><text:span text:style-name="T1702"><draw:frame draw:style-name="a27" draw:name="Picture 26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703">
            <text:p text:style-name="P1704"><text:span text:style-name="T1705"><draw:frame draw:style-name="a28" draw:name="Picture 25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706">
            <text:p text:style-name="P1707"><text:span text:style-name="T1708"><draw:frame draw:style-name="a29" draw:name="Picture 24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709">
            <text:p text:style-name="P1710"><text:span text:style-name="T1711"><draw:frame draw:style-name="a30" draw:name="Picture 23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712">
            <text:p text:style-name="P1713"/>
          </table:table-cell>
          <table:table-cell table:style-name="TableCell1714">
            <text:p text:style-name="P1715"/>
          </table:table-cell>
          <table:table-cell table:style-name="TableCell1716">
            <text:p text:style-name="P1717"><text:span text:style-name="T1718">Знаковая</text:span></text:p>
          </table:table-cell>
          <table:table-cell table:style-name="TableCell1719">
            <text:p text:style-name="P1720"/>
          </table:table-cell>
          <table:table-cell table:style-name="TableCell1721">
            <text:p text:style-name="P1722"><text:span text:style-name="T1723">Беззнаковая</text:span></text:p>
          </table:table-cell>
        </table:table-row>
        <table:table-row table:style-name="TableRow1724">
          <table:table-cell table:style-name="TableCell1725">
            <text:p text:style-name="P1726"><text:span text:style-name="T1727">A<text:s/></text:span><text:span text:style-name="T1728">пр.</text:span></text:p>
          </table:table-cell>
          <table:table-cell table:style-name="TableCell1729">
            <text:p text:style-name="P1730"><text:span text:style-name="T1731">0</text:span></text:p>
          </table:table-cell>
          <table:table-cell table:style-name="TableCell1732">
            <text:p text:style-name="P1733"><text:span text:style-name="T1734">1</text:span></text:p>
          </table:table-cell>
          <table:table-cell table:style-name="TableCell1735">
            <text:p text:style-name="P1736"><text:span text:style-name="T1737">0</text:span></text:p>
          </table:table-cell>
          <table:table-cell table:style-name="TableCell1738">
            <text:p text:style-name="P1739"><text:span text:style-name="T1740">1</text:span></text:p>
          </table:table-cell>
          <table:table-cell table:style-name="TableCell1741">
            <text:p text:style-name="P1742"><text:span text:style-name="T1743">0</text:span></text:p>
          </table:table-cell>
          <table:table-cell table:style-name="TableCell1744">
            <text:p text:style-name="P1745"><text:span text:style-name="T1746">1</text:span></text:p>
          </table:table-cell>
          <table:table-cell table:style-name="TableCell1747">
            <text:p text:style-name="P1748"><text:span text:style-name="T1749">0</text:span></text:p>
          </table:table-cell>
          <table:table-cell table:style-name="TableCell1750">
            <text:p text:style-name="P1751"><text:span text:style-name="T1752">1</text:span></text:p>
          </table:table-cell>
          <table:table-cell table:style-name="TableCell1753" table:number-rows-spanned="2">
            <text:p text:style-name="P1754"/>
            <text:p text:style-name="P1755"><text:span text:style-name="T1756">+</text:span></text:p>
          </table:table-cell>
          <table:table-cell table:style-name="TableCell1757">
            <text:p text:style-name="P1758"><text:span text:style-name="T1759">85</text:span></text:p>
          </table:table-cell>
          <table:table-cell table:style-name="TableCell1760">
            <text:p text:style-name="P1761"/>
          </table:table-cell>
          <table:table-cell table:style-name="TableCell1762">
            <text:p text:style-name="P1763"><text:span text:style-name="T1764">85</text:span></text:p>
          </table:table-cell>
        </table:table-row>
        <table:table-row table:style-name="TableRow1765">
          <table:table-cell table:style-name="TableCell1766">
            <text:p text:style-name="P1767"><text:span text:style-name="T1768">B</text:span><text:span text:style-name="T1769">пр..</text:span></text:p>
          </table:table-cell>
          <table:table-cell table:style-name="TableCell1770">
            <text:p text:style-name="P1771"><text:span text:style-name="T1772">0</text:span></text:p>
          </table:table-cell>
          <table:table-cell table:style-name="TableCell1773">
            <text:p text:style-name="P1774"><text:span text:style-name="T1775">0</text:span></text:p>
          </table:table-cell>
          <table:table-cell table:style-name="TableCell1776">
            <text:p text:style-name="P1777"><text:span text:style-name="T1778">1</text:span></text:p>
          </table:table-cell>
          <table:table-cell table:style-name="TableCell1779">
            <text:p text:style-name="P1780"><text:span text:style-name="T1781">0</text:span></text:p>
          </table:table-cell>
          <table:table-cell table:style-name="TableCell1782">
            <text:p text:style-name="P1783"><text:span text:style-name="T1784">1</text:span></text:p>
          </table:table-cell>
          <table:table-cell table:style-name="TableCell1785">
            <text:p text:style-name="P1786"><text:span text:style-name="T1787">0</text:span></text:p>
          </table:table-cell>
          <table:table-cell table:style-name="TableCell1788">
            <text:p text:style-name="P1789"><text:span text:style-name="T1790">1</text:span></text:p>
          </table:table-cell>
          <table:table-cell table:style-name="TableCell1791">
            <text:p text:style-name="P1792"><text:span text:style-name="T1793">1</text:span></text:p>
          </table:table-cell>
          <table:covered-table-cell>
            <text:p text:style-name="P1794"/>
          </table:covered-table-cell>
          <table:table-cell table:style-name="TableCell1795">
            <text:p text:style-name="P1796"><text:span text:style-name="T1797">43</text:span></text:p>
          </table:table-cell>
          <table:table-cell table:style-name="TableCell1798">
            <text:p text:style-name="P1799"/>
          </table:table-cell>
          <table:table-cell table:style-name="TableCell1800">
            <text:p text:style-name="P1801"><text:span text:style-name="T1802">43</text:span></text:p>
          </table:table-cell>
        </table:table-row>
        <table:table-row table:style-name="TableRow1803">
          <table:table-cell table:style-name="TableCell1804">
            <text:p text:style-name="P1805"><text:span text:style-name="T1806">C</text:span><text:span text:style-name="T1807">доп.</text:span></text:p>
          </table:table-cell>
          <table:table-cell table:style-name="TableCell1808">
            <text:p text:style-name="P1809"><text:span text:style-name="T1810">1</text:span></text:p>
          </table:table-cell>
          <table:table-cell table:style-name="TableCell1811">
            <text:p text:style-name="P1812"><text:span text:style-name="T1813">0</text:span></text:p>
          </table:table-cell>
          <table:table-cell table:style-name="TableCell1814">
            <text:p text:style-name="P1815"><text:span text:style-name="T1816">0</text:span></text:p>
          </table:table-cell>
          <table:table-cell table:style-name="TableCell1817">
            <text:p text:style-name="P1818"><text:span text:style-name="T1819">0</text:span></text:p>
          </table:table-cell>
          <table:table-cell table:style-name="TableCell1820">
            <text:p text:style-name="P1821"><text:span text:style-name="T1822">0</text:span></text:p>
          </table:table-cell>
          <table:table-cell table:style-name="TableCell1823">
            <text:p text:style-name="P1824"><text:span text:style-name="T1825">0</text:span></text:p>
          </table:table-cell>
          <table:table-cell table:style-name="TableCell1826">
            <text:p text:style-name="P1827"><text:span text:style-name="T1828">0</text:span></text:p>
          </table:table-cell>
          <table:table-cell table:style-name="TableCell1829">
            <text:p text:style-name="P1830"><text:span text:style-name="T1831">0</text:span></text:p>
          </table:table-cell>
          <table:table-cell table:style-name="TableCell1832">
            <text:p text:style-name="P1833"/>
          </table:table-cell>
          <table:table-cell table:style-name="TableCell1834">
            <text:p text:style-name="P1835"/>
          </table:table-cell>
          <table:table-cell table:style-name="TableCell1836">
            <text:p text:style-name="P1837"/>
          </table:table-cell>
          <table:table-cell table:style-name="TableCell1838">
            <text:p text:style-name="P1839"><text:span text:style-name="T1840">128</text:span></text:p>
          </table:table-cell>
        </table:table-row>
        <table:table-row table:style-name="TableRow1841">
          <table:table-cell table:style-name="TableCell1842">
            <text:p text:style-name="P1843"><text:span text:style-name="T1844">C</text:span><text:span text:style-name="T1845">пр.</text:span></text:p>
          </table:table-cell>
          <table:table-cell table:style-name="TableCell1846">
            <text:p text:style-name="P1847"><text:span text:style-name="T1848">1</text:span></text:p>
          </table:table-cell>
          <table:table-cell table:style-name="TableCell1849">
            <text:p text:style-name="P1850"><text:span text:style-name="T1851">0</text:span></text:p>
          </table:table-cell>
          <table:table-cell table:style-name="TableCell1852">
            <text:p text:style-name="P1853"><text:span text:style-name="T1854">0</text:span></text:p>
          </table:table-cell>
          <table:table-cell table:style-name="TableCell1855">
            <text:p text:style-name="P1856"><text:span text:style-name="T1857">0</text:span></text:p>
          </table:table-cell>
          <table:table-cell table:style-name="TableCell1858">
            <text:p text:style-name="P1859"><text:span text:style-name="T1860">0</text:span></text:p>
          </table:table-cell>
          <table:table-cell table:style-name="TableCell1861">
            <text:p text:style-name="P1862"><text:span text:style-name="T1863">0</text:span></text:p>
          </table:table-cell>
          <table:table-cell table:style-name="TableCell1864">
            <text:p text:style-name="P1865"><text:span text:style-name="T1866">0</text:span></text:p>
          </table:table-cell>
          <table:table-cell table:style-name="TableCell1867">
            <text:p text:style-name="P1868"><text:span text:style-name="T1869">0</text:span></text:p>
          </table:table-cell>
          <table:table-cell table:style-name="TableCell1870">
            <text:p text:style-name="P1871"/>
          </table:table-cell>
          <table:table-cell table:style-name="TableCell1872">
            <text:p text:style-name="P1873"><text:span text:style-name="T1874">-</text:span><text:span text:style-name="T1875">128?</text:span></text:p>
          </table:table-cell>
          <table:table-cell table:style-name="TableCell1876">
            <text:p text:style-name="P1877"/>
          </table:table-cell>
          <table:table-cell table:style-name="TableCell1878">
            <text:p text:style-name="P1879"/>
          </table:table-cell>
        </table:table-row>
      </table:table>
      <text:p text:style-name="P1880"/>
      <table:table table:style-name="Table1881">
        <table:table-columns>
          <table:table-column table:style-name="TableColumn1882"/>
          <table:table-column table:style-name="TableColumn1883"/>
          <table:table-column table:style-name="TableColumn1884"/>
        </table:table-columns>
        <table:table-row table:style-name="TableRow1885">
          <table:table-cell table:style-name="TableCell1886">
            <text:p text:style-name="P1887"><text:span text:style-name="T1888">CF=0</text:span></text:p>
          </table:table-cell>
          <table:table-cell table:style-name="TableCell1889">
            <text:p text:style-name="P1890"/>
          </table:table-cell>
          <table:table-cell table:style-name="TableCell1891">
            <text:p text:style-name="P1892"><text:span text:style-name="T1893">ZF=0</text:span></text:p>
          </table:table-cell>
        </table:table-row>
        <table:table-row table:style-name="TableRow1894">
          <table:table-cell table:style-name="TableCell1895">
            <text:p text:style-name="P1896"><text:span text:style-name="T1897">PF=1</text:span></text:p>
          </table:table-cell>
          <table:table-cell table:style-name="TableCell1898">
            <text:p text:style-name="P1899"/>
          </table:table-cell>
          <table:table-cell table:style-name="TableCell1900">
            <text:p text:style-name="P1901"><text:span text:style-name="T1902">SF=1</text:span></text:p>
          </table:table-cell>
        </table:table-row>
        <table:table-row table:style-name="TableRow1903">
          <table:table-cell table:style-name="TableCell1904">
            <text:p text:style-name="P1905"><text:span text:style-name="T1906">AF=1</text:span></text:p>
          </table:table-cell>
          <table:table-cell table:style-name="TableCell1907">
            <text:p text:style-name="P1908"/>
          </table:table-cell>
          <table:table-cell table:style-name="TableCell1909">
            <text:p text:style-name="P1910"><text:span text:style-name="T1911">OF=1</text:span></text:p>
          </table:table-cell>
        </table:table-row>
      </table:table>
      <text:p text:style-name="P1912"><text:span text:style-name="T1913">Для знаковой</text:span><text:span text:style-name="T1914"> </text:span></text:p>
      <text:p text:style-name="P1915"><text:span text:style-name="T1916">интерпретации результат некорректен вследствие</text:span></text:p>
      <text:p text:style-name="P1917"><text:span text:style-name="T1918">возникающего переполнения.</text:span></text:p>
      <text:p text:style-name="P1919"><text:line-break/><text:line-break/><text:line-break/><text:line-break/><text:line-break/></text:p>
      <table:table table:style-name="Table1920">
        <table:table-columns>
          <table:table-column table:style-name="TableColumn1921"/>
          <table:table-column table:style-name="TableColumn1922"/>
          <table:table-column table:style-name="TableColumn1923"/>
          <table:table-column table:style-name="TableColumn1924"/>
          <table:table-column table:style-name="TableColumn1925"/>
          <table:table-column table:style-name="TableColumn1926"/>
          <table:table-column table:style-name="TableColumn1927"/>
          <table:table-column table:style-name="TableColumn1928"/>
          <table:table-column table:style-name="TableColumn1929"/>
          <table:table-column table:style-name="TableColumn1930"/>
          <table:table-column table:style-name="TableColumn1931"/>
          <table:table-column table:style-name="TableColumn1932"/>
          <table:table-column table:style-name="TableColumn1933"/>
        </table:table-columns>
        <table:table-row table:style-name="TableRow1934">
          <table:table-cell table:style-name="TableCell1935" table:number-columns-spanned="9">
            <text:p text:style-name="P1936"><text:span text:style-name="T1937">А&lt;0, B&l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38" table:number-columns-spanned="4">
            <text:p text:style-name="P1939"><text:span text:style-name="T1940">Интерпретации</text:span></text:p>
          </table:table-cell>
          <table:covered-table-cell/>
          <table:covered-table-cell/>
          <table:covered-table-cell/>
        </table:table-row>
        <table:table-row table:style-name="TableRow1941">
          <table:table-cell table:style-name="TableCell1942">
            <text:p text:style-name="P1943"/>
          </table:table-cell>
          <table:table-cell table:style-name="TableCell1944">
            <text:p text:style-name="P1945"><text:span text:style-name="T1946"><draw:frame draw:style-name="a31" draw:name="Picture 22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947">
            <text:p text:style-name="P1948"><text:span text:style-name="T1949"><draw:frame draw:style-name="a32" draw:name="Picture 21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950">
            <text:p text:style-name="P1951"><text:span text:style-name="T1952"><draw:frame draw:style-name="a33" draw:name="Picture 20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953">
            <text:p text:style-name="P1954"><text:span text:style-name="T1955"><draw:frame draw:style-name="a34" draw:name="Picture 19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956">
            <text:p text:style-name="P1957"><text:span text:style-name="T1958"><draw:frame draw:style-name="a35" draw:name="Picture 18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959">
            <text:p text:style-name="P1960"><text:span text:style-name="T1961"><draw:frame draw:style-name="a36" draw:name="Picture 17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962">
            <text:p text:style-name="P1963"><text:span text:style-name="T1964"><draw:frame draw:style-name="a37" draw:name="Picture 16" text:anchor-type="as-char" svg:x="0in" svg:y="0in" svg:width="0.21667in" svg:height="0.12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965">
            <text:p text:style-name="P1966"/>
          </table:table-cell>
          <table:table-cell table:style-name="TableCell1967">
            <text:p text:style-name="P1968"/>
          </table:table-cell>
          <table:table-cell table:style-name="TableCell1969">
            <text:p text:style-name="P1970"><text:span text:style-name="T1971">Знаковая</text:span></text:p>
          </table:table-cell>
          <table:table-cell table:style-name="TableCell1972">
            <text:p text:style-name="P1973"/>
          </table:table-cell>
          <table:table-cell table:style-name="TableCell1974">
            <text:p text:style-name="P1975"><text:span text:style-name="T1976">Беззнаковая</text:span></text:p>
          </table:table-cell>
        </table:table-row>
        <text:soft-page-break/>
        <table:table-row table:style-name="TableRow1977">
          <table:table-cell table:style-name="TableCell1978">
            <text:p text:style-name="P1979"><text:span text:style-name="T1980">A</text:span><text:span text:style-name="T1981">доп.</text:span></text:p>
          </table:table-cell>
          <table:table-cell table:style-name="TableCell1982">
            <text:p text:style-name="P1983"><text:span text:style-name="T1984">1</text:span></text:p>
          </table:table-cell>
          <table:table-cell table:style-name="TableCell1985">
            <text:p text:style-name="P1986"><text:span text:style-name="T1987">0</text:span></text:p>
          </table:table-cell>
          <table:table-cell table:style-name="TableCell1988">
            <text:p text:style-name="P1989"><text:span text:style-name="T1990">1</text:span></text:p>
          </table:table-cell>
          <table:table-cell table:style-name="TableCell1991">
            <text:p text:style-name="P1992"><text:span text:style-name="T1993">0</text:span></text:p>
          </table:table-cell>
          <table:table-cell table:style-name="TableCell1994">
            <text:p text:style-name="P1995"><text:span text:style-name="T1996">1</text:span></text:p>
          </table:table-cell>
          <table:table-cell table:style-name="TableCell1997">
            <text:p text:style-name="P1998"><text:span text:style-name="T1999">0</text:span></text:p>
          </table:table-cell>
          <table:table-cell table:style-name="TableCell2000">
            <text:p text:style-name="P2001"><text:span text:style-name="T2002">1</text:span></text:p>
          </table:table-cell>
          <table:table-cell table:style-name="TableCell2003">
            <text:p text:style-name="P2004"><text:span text:style-name="T2005">1</text:span></text:p>
          </table:table-cell>
          <table:table-cell table:style-name="TableCell2006" table:number-rows-spanned="2">
            <text:p text:style-name="P2007"/>
            <text:p text:style-name="P2008"><text:span text:style-name="T2009">+</text:span></text:p>
          </table:table-cell>
          <table:table-cell table:style-name="TableCell2010">
            <text:p text:style-name="P2011"><text:span text:style-name="T2012">-58</text:span></text:p>
          </table:table-cell>
          <table:table-cell table:style-name="TableCell2013">
            <text:p text:style-name="P2014"/>
          </table:table-cell>
          <table:table-cell table:style-name="TableCell2015">
            <text:p text:style-name="P2016"><text:span text:style-name="T2017">186</text:span></text:p>
          </table:table-cell>
        </table:table-row>
        <table:table-row table:style-name="TableRow2018">
          <table:table-cell table:style-name="TableCell2019">
            <text:p text:style-name="P2020"><text:span text:style-name="T2021">B</text:span><text:span text:style-name="T2022">доп.</text:span></text:p>
          </table:table-cell>
          <table:table-cell table:style-name="TableCell2023">
            <text:p text:style-name="P2024"><text:span text:style-name="T2025">1</text:span></text:p>
          </table:table-cell>
          <table:table-cell table:style-name="TableCell2026">
            <text:p text:style-name="P2027"><text:span text:style-name="T2028">1</text:span></text:p>
          </table:table-cell>
          <table:table-cell table:style-name="TableCell2029">
            <text:p text:style-name="P2030"><text:span text:style-name="T2031">0</text:span></text:p>
          </table:table-cell>
          <table:table-cell table:style-name="TableCell2032">
            <text:p text:style-name="P2033"><text:span text:style-name="T2034">1</text:span></text:p>
          </table:table-cell>
          <table:table-cell table:style-name="TableCell2035">
            <text:p text:style-name="P2036"><text:span text:style-name="T2037">0</text:span></text:p>
          </table:table-cell>
          <table:table-cell table:style-name="TableCell2038">
            <text:p text:style-name="P2039"><text:span text:style-name="T2040">1</text:span></text:p>
          </table:table-cell>
          <table:table-cell table:style-name="TableCell2041">
            <text:p text:style-name="P2042"><text:span text:style-name="T2043">0</text:span></text:p>
          </table:table-cell>
          <table:table-cell table:style-name="TableCell2044">
            <text:p text:style-name="P2045"><text:span text:style-name="T2046">1</text:span></text:p>
          </table:table-cell>
          <table:covered-table-cell>
            <text:p text:style-name="P2047"/>
          </table:covered-table-cell>
          <table:table-cell table:style-name="TableCell2048">
            <text:p text:style-name="P2049"><text:span text:style-name="T2050">-70</text:span></text:p>
          </table:table-cell>
          <table:table-cell table:style-name="TableCell2051">
            <text:p text:style-name="P2052"/>
          </table:table-cell>
          <table:table-cell table:style-name="TableCell2053">
            <text:p text:style-name="P2054"><text:span text:style-name="T2055">198</text:span></text:p>
          </table:table-cell>
        </table:table-row>
        <table:table-row table:style-name="TableRow2056">
          <table:table-cell table:style-name="TableCell2057">
            <text:p text:style-name="P2058"><text:span text:style-name="T2059">C</text:span><text:span text:style-name="T2060">доп.</text:span></text:p>
          </table:table-cell>
          <table:table-cell table:style-name="TableCell2061">
            <text:p text:style-name="P2062"><text:span text:style-name="T2063">1</text:span></text:p>
          </table:table-cell>
          <table:table-cell table:style-name="TableCell2064">
            <text:p text:style-name="P2065"><text:span text:style-name="T2066">0</text:span></text:p>
          </table:table-cell>
          <table:table-cell table:style-name="TableCell2067">
            <text:p text:style-name="P2068"><text:span text:style-name="T2069">0</text:span></text:p>
          </table:table-cell>
          <table:table-cell table:style-name="TableCell2070">
            <text:p text:style-name="P2071"><text:span text:style-name="T2072">0</text:span></text:p>
          </table:table-cell>
          <table:table-cell table:style-name="TableCell2073">
            <text:p text:style-name="P2074"><text:span text:style-name="T2075">0</text:span></text:p>
          </table:table-cell>
          <table:table-cell table:style-name="TableCell2076">
            <text:p text:style-name="P2077"><text:span text:style-name="T2078">0</text:span></text:p>
          </table:table-cell>
          <table:table-cell table:style-name="TableCell2079">
            <text:p text:style-name="P2080"><text:span text:style-name="T2081">0</text:span></text:p>
          </table:table-cell>
          <table:table-cell table:style-name="TableCell2082">
            <text:p text:style-name="P2083"><text:span text:style-name="T2084">0</text:span></text:p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>
            <text:p text:style-name="P2090"/>
          </table:table-cell>
          <table:table-cell table:style-name="TableCell2091">
            <text:p text:style-name="P2092"><text:span text:style-name="T2093">128?</text:span></text:p>
          </table:table-cell>
        </table:table-row>
        <table:table-row table:style-name="TableRow2094">
          <table:table-cell table:style-name="TableCell2095">
            <text:p text:style-name="P2096"><text:span text:style-name="T2097">C</text:span><text:span text:style-name="T2098">пр.</text:span></text:p>
          </table:table-cell>
          <table:table-cell table:style-name="TableCell2099">
            <text:p text:style-name="P2100"><text:span text:style-name="T2101">1</text:span></text:p>
          </table:table-cell>
          <table:table-cell table:style-name="TableCell2102">
            <text:p text:style-name="P2103"><text:span text:style-name="T2104">0</text:span></text:p>
          </table:table-cell>
          <table:table-cell table:style-name="TableCell2105">
            <text:p text:style-name="P2106"><text:span text:style-name="T2107">0</text:span></text:p>
          </table:table-cell>
          <table:table-cell table:style-name="TableCell2108">
            <text:p text:style-name="P2109"><text:span text:style-name="T2110">0</text:span></text:p>
          </table:table-cell>
          <table:table-cell table:style-name="TableCell2111">
            <text:p text:style-name="P2112"><text:span text:style-name="T2113">0</text:span></text:p>
          </table:table-cell>
          <table:table-cell table:style-name="TableCell2114">
            <text:p text:style-name="P2115"><text:span text:style-name="T2116">0</text:span></text:p>
          </table:table-cell>
          <table:table-cell table:style-name="TableCell2117">
            <text:p text:style-name="P2118"><text:span text:style-name="T2119">0</text:span></text:p>
          </table:table-cell>
          <table:table-cell table:style-name="TableCell2120">
            <text:p text:style-name="P2121"><text:span text:style-name="T2122">0</text:span></text:p>
          </table:table-cell>
          <table:table-cell table:style-name="TableCell2123">
            <text:p text:style-name="P2124"/>
          </table:table-cell>
          <table:table-cell table:style-name="TableCell2125">
            <text:p text:style-name="P2126"><text:span text:style-name="T2127">-</text:span><text:span text:style-name="T2128">128?</text:span></text:p>
          </table:table-cell>
          <table:table-cell table:style-name="TableCell2129">
            <text:p text:style-name="P2130"/>
          </table:table-cell>
          <table:table-cell table:style-name="TableCell2131">
            <text:p text:style-name="P2132"/>
          </table:table-cell>
        </table:table-row>
      </table:table>
      <text:p text:style-name="P2133"/>
      <table:table table:style-name="Table2134">
        <table:table-columns>
          <table:table-column table:style-name="TableColumn2135"/>
          <table:table-column table:style-name="TableColumn2136"/>
          <table:table-column table:style-name="TableColumn2137"/>
        </table:table-columns>
        <table:table-row table:style-name="TableRow2138">
          <table:table-cell table:style-name="TableCell2139">
            <text:p text:style-name="P2140"><text:span text:style-name="T2141">CF=1</text:span></text:p>
          </table:table-cell>
          <table:table-cell table:style-name="TableCell2142">
            <text:p text:style-name="P2143"/>
          </table:table-cell>
          <table:table-cell table:style-name="TableCell2144">
            <text:p text:style-name="P2145"><text:span text:style-name="T2146">ZF=0</text:span></text:p>
          </table:table-cell>
        </table:table-row>
        <table:table-row table:style-name="TableRow2147">
          <table:table-cell table:style-name="TableCell2148">
            <text:p text:style-name="P2149"><text:span text:style-name="T2150">PF=1</text:span></text:p>
          </table:table-cell>
          <table:table-cell table:style-name="TableCell2151">
            <text:p text:style-name="P2152"/>
          </table:table-cell>
          <table:table-cell table:style-name="TableCell2153">
            <text:p text:style-name="P2154"><text:span text:style-name="T2155">SF=1</text:span></text:p>
          </table:table-cell>
        </table:table-row>
        <table:table-row table:style-name="TableRow2156">
          <table:table-cell table:style-name="TableCell2157">
            <text:p text:style-name="P2158"><text:span text:style-name="T2159">AF=1</text:span></text:p>
          </table:table-cell>
          <table:table-cell table:style-name="TableCell2160">
            <text:p text:style-name="P2161"/>
          </table:table-cell>
          <table:table-cell table:style-name="TableCell2162">
            <text:p text:style-name="P2163"><text:span text:style-name="T2164">OF=0</text:span></text:p>
          </table:table-cell>
        </table:table-row>
      </table:table>
      <text:p text:style-name="P2165"><text:span text:style-name="T2166"><text:tab/></text:span><text:span text:style-name="T2167"><text:tab/></text:span><text:span text:style-name="T2168"><text:tab/></text:span></text:p>
      <text:p text:style-name="P2169"><text:span text:style-name="T2170">Для беззнаковой интерпретации результат</text:span></text:p>
      <text:p text:style-name="P2171"><text:span text:style-name="T2172">неверен вследствие</text:span></text:p>
      <text:p text:style-name="P2173"><text:span text:style-name="T2174">возникающего переноса из старшего разряда,</text:span></text:p>
      <text:p text:style-name="P2175"><text:span text:style-name="T2176">результат знаковой интерпретации корректен.</text:span></text:p>
      <text:p text:style-name="P2177"><text:line-break/></text:p>
      <text:p text:style-name="P2178"><text:span text:style-name="T2179">Домашняя работа №3.</text:span></text:p>
      <text:p text:style-name="P2180"><text:span text:style-name="T2181">ВЫЧИТАНИЕ ЦЕЛЫХ ЧИСЕЛ</text:span></text:p>
      <text:p text:style-name="P2182"><text:span text:style-name="T2183">Вариант:35</text:span></text:p>
      <text:p text:style-name="P2184"><text:span text:style-name="T2185">1.</text:span></text:p>
      <text:p text:style-name="P2186"><text:span text:style-name="T2187">A</text:span><text:span text:style-name="T2188">пр=94 =0.</text:span><text:span text:style-name="T2189">1011110</text:span></text:p>
      <text:p text:style-name="P2190"><text:span text:style-name="T2191">Bпр=23 =0.00</text:span><text:span text:style-name="T2192">10111</text:span></text:p>
      <text:p text:style-name="P2193"><text:span text:style-name="T2194">Aдоп=-94 =0.</text:span><text:span text:style-name="T2195">0100010</text:span></text:p>
      <text:p text:style-name="P2196"><text:span text:style-name="T2197">Bдоп=-23 =0.00</text:span><text:span text:style-name="T2198">10111</text:span></text:p>
      <text:p text:style-name="P2199"><text:line-break/><text:line-break/><text:line-break/><text:line-break/><text:line-break/></text:p>
      <table:table table:style-name="Table2200">
        <table:table-columns>
          <table:table-column table:style-name="TableColumn2201"/>
          <table:table-column table:style-name="TableColumn2202"/>
          <table:table-column table:style-name="TableColumn2203"/>
          <table:table-column table:style-name="TableColumn2204"/>
          <table:table-column table:style-name="TableColumn2205"/>
          <table:table-column table:style-name="TableColumn2206"/>
          <table:table-column table:style-name="TableColumn2207"/>
          <table:table-column table:style-name="TableColumn2208"/>
          <table:table-column table:style-name="TableColumn2209"/>
          <table:table-column table:style-name="TableColumn2210"/>
          <table:table-column table:style-name="TableColumn2211"/>
          <table:table-column table:style-name="TableColumn2212"/>
          <table:table-column table:style-name="TableColumn2213"/>
        </table:table-columns>
        <table:table-row table:style-name="TableRow2214">
          <table:table-cell table:style-name="TableCell2215" table:number-columns-spanned="9">
            <text:p text:style-name="P2216"><text:span text:style-name="T2217">А&gt;0, B&g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18" table:number-columns-spanned="4">
            <text:p text:style-name="P2219"><text:span text:style-name="T2220">Интерпретации</text:span></text:p>
          </table:table-cell>
          <table:covered-table-cell/>
          <table:covered-table-cell/>
          <table:covered-table-cell/>
        </table:table-row>
        <table:table-row table:style-name="TableRow2221">
          <table:table-cell table:style-name="TableCell2222">
            <text:p text:style-name="P2223"/>
          </table:table-cell>
          <table:table-cell table:style-name="TableCell2224">
            <text:p text:style-name="P2225"/>
          </table:table-cell>
          <table:table-cell table:style-name="TableCell2226">
            <text:p text:style-name="P2227"/>
          </table:table-cell>
          <table:table-cell table:style-name="TableCell2228">
            <text:p text:style-name="P2229"/>
          </table:table-cell>
          <table:table-cell table:style-name="TableCell2230">
            <text:p text:style-name="P2231"/>
          </table:table-cell>
          <table:table-cell table:style-name="TableCell2232">
            <text:p text:style-name="P2233"/>
          </table:table-cell>
          <table:table-cell table:style-name="TableCell2234">
            <text:p text:style-name="P2235"/>
          </table:table-cell>
          <table:table-cell table:style-name="TableCell2236">
            <text:p text:style-name="P2237"/>
          </table:table-cell>
          <table:table-cell table:style-name="TableCell2238">
            <text:p text:style-name="P2239"/>
          </table:table-cell>
          <table:table-cell table:style-name="TableCell2240">
            <text:p text:style-name="P2241"/>
          </table:table-cell>
          <table:table-cell table:style-name="TableCell2242">
            <text:p text:style-name="P2243"><text:span text:style-name="T2244">Знаковая</text:span></text:p>
          </table:table-cell>
          <table:table-cell table:style-name="TableCell2245">
            <text:p text:style-name="P2246"/>
          </table:table-cell>
          <table:table-cell table:style-name="TableCell2247">
            <text:p text:style-name="P2248"><text:span text:style-name="T2249">Беззнаковая</text:span></text:p>
          </table:table-cell>
        </table:table-row>
        <table:table-row table:style-name="TableRow2250">
          <table:table-cell table:style-name="TableCell2251">
            <text:p text:style-name="P2252"><text:span text:style-name="T2253">A</text:span><text:span text:style-name="T2254">пр.</text:span></text:p>
          </table:table-cell>
          <table:table-cell table:style-name="TableCell2255">
            <text:p text:style-name="P2256"><text:span text:style-name="T2257">0</text:span></text:p>
          </table:table-cell>
          <table:table-cell table:style-name="TableCell2258">
            <text:p text:style-name="P2259"><text:span text:style-name="T2260">1</text:span></text:p>
          </table:table-cell>
          <table:table-cell table:style-name="TableCell2261">
            <text:p text:style-name="P2262"><text:span text:style-name="T2263">0</text:span></text:p>
          </table:table-cell>
          <table:table-cell table:style-name="TableCell2264">
            <text:p text:style-name="P2265"><text:span text:style-name="T2266">1</text:span></text:p>
          </table:table-cell>
          <table:table-cell table:style-name="TableCell2267">
            <text:p text:style-name="P2268"><text:span text:style-name="T2269">1</text:span></text:p>
          </table:table-cell>
          <table:table-cell table:style-name="TableCell2270">
            <text:p text:style-name="P2271"><text:span text:style-name="T2272">1</text:span></text:p>
          </table:table-cell>
          <table:table-cell table:style-name="TableCell2273">
            <text:p text:style-name="P2274"><text:span text:style-name="T2275">1</text:span></text:p>
          </table:table-cell>
          <table:table-cell table:style-name="TableCell2276">
            <text:p text:style-name="P2277"><text:span text:style-name="T2278">0</text:span></text:p>
          </table:table-cell>
          <table:table-cell table:style-name="TableCell2279" table:number-rows-spanned="2">
            <text:p text:style-name="P2280"/>
            <text:p text:style-name="P2281"><text:span text:style-name="T2282">-</text:span></text:p>
          </table:table-cell>
          <table:table-cell table:style-name="TableCell2283">
            <text:p text:style-name="P2284"><text:span text:style-name="T2285">94</text:span></text:p>
          </table:table-cell>
          <table:table-cell table:style-name="TableCell2286">
            <text:p text:style-name="P2287"/>
          </table:table-cell>
          <table:table-cell table:style-name="TableCell2288">
            <text:p text:style-name="P2289"><text:span text:style-name="T2290">94</text:span></text:p>
          </table:table-cell>
        </table:table-row>
        <table:table-row table:style-name="TableRow2291">
          <table:table-cell table:style-name="TableCell2292">
            <text:p text:style-name="P2293"><text:span text:style-name="T2294">B</text:span><text:span text:style-name="T2295">пр.</text:span></text:p>
          </table:table-cell>
          <table:table-cell table:style-name="TableCell2296">
            <text:p text:style-name="P2297"><text:span text:style-name="T2298">0</text:span></text:p>
          </table:table-cell>
          <table:table-cell table:style-name="TableCell2299">
            <text:p text:style-name="P2300"><text:span text:style-name="T2301">0</text:span></text:p>
          </table:table-cell>
          <table:table-cell table:style-name="TableCell2302">
            <text:p text:style-name="P2303"><text:span text:style-name="T2304">0</text:span></text:p>
          </table:table-cell>
          <table:table-cell table:style-name="TableCell2305">
            <text:p text:style-name="P2306"><text:span text:style-name="T2307">1</text:span></text:p>
          </table:table-cell>
          <table:table-cell table:style-name="TableCell2308">
            <text:p text:style-name="P2309"><text:span text:style-name="T2310">0</text:span></text:p>
          </table:table-cell>
          <table:table-cell table:style-name="TableCell2311">
            <text:p text:style-name="P2312"><text:span text:style-name="T2313">1</text:span></text:p>
          </table:table-cell>
          <table:table-cell table:style-name="TableCell2314">
            <text:p text:style-name="P2315"><text:span text:style-name="T2316">1</text:span></text:p>
          </table:table-cell>
          <table:table-cell table:style-name="TableCell2317">
            <text:p text:style-name="P2318"><text:span text:style-name="T2319">1</text:span></text:p>
          </table:table-cell>
          <table:covered-table-cell>
            <text:p text:style-name="P2320"/>
          </table:covered-table-cell>
          <table:table-cell table:style-name="TableCell2321">
            <text:p text:style-name="P2322"><text:span text:style-name="T2323">23</text:span></text:p>
          </table:table-cell>
          <table:table-cell table:style-name="TableCell2324">
            <text:p text:style-name="P2325"/>
          </table:table-cell>
          <table:table-cell table:style-name="TableCell2326">
            <text:p text:style-name="P2327"><text:span text:style-name="T2328">23</text:span></text:p>
          </table:table-cell>
        </table:table-row>
        <table:table-row table:style-name="TableRow2329">
          <table:table-cell table:style-name="TableCell2330">
            <text:p text:style-name="P2331"><text:span text:style-name="T2332">C</text:span><text:span text:style-name="T2333">пр.</text:span></text:p>
          </table:table-cell>
          <table:table-cell table:style-name="TableCell2334">
            <text:p text:style-name="P2335"><text:span text:style-name="T2336">0</text:span></text:p>
          </table:table-cell>
          <table:table-cell table:style-name="TableCell2337">
            <text:p text:style-name="P2338"><text:span text:style-name="T2339">1</text:span></text:p>
          </table:table-cell>
          <table:table-cell table:style-name="TableCell2340">
            <text:p text:style-name="P2341"><text:span text:style-name="T2342">0</text:span></text:p>
          </table:table-cell>
          <table:table-cell table:style-name="TableCell2343">
            <text:p text:style-name="P2344"><text:span text:style-name="T2345">0</text:span></text:p>
          </table:table-cell>
          <table:table-cell table:style-name="TableCell2346">
            <text:p text:style-name="P2347"><text:span text:style-name="T2348">0</text:span></text:p>
          </table:table-cell>
          <table:table-cell table:style-name="TableCell2349">
            <text:p text:style-name="P2350"><text:span text:style-name="T2351">1</text:span></text:p>
          </table:table-cell>
          <table:table-cell table:style-name="TableCell2352">
            <text:p text:style-name="P2353"><text:span text:style-name="T2354">1</text:span></text:p>
          </table:table-cell>
          <table:table-cell table:style-name="TableCell2355">
            <text:p text:style-name="P2356"><text:span text:style-name="T2357">1</text:span></text:p>
          </table:table-cell>
          <table:table-cell table:style-name="TableCell2358">
            <text:p text:style-name="P2359"/>
          </table:table-cell>
          <table:table-cell table:style-name="TableCell2360">
            <text:p text:style-name="P2361"><text:span text:style-name="T2362">71</text:span></text:p>
          </table:table-cell>
          <table:table-cell table:style-name="TableCell2363">
            <text:p text:style-name="P2364"/>
          </table:table-cell>
          <table:table-cell table:style-name="TableCell2365">
            <text:p text:style-name="P2366"><text:span text:style-name="T2367">71</text:span></text:p>
          </table:table-cell>
        </table:table-row>
      </table:table>
      <text:p text:style-name="P2368"/>
      <table:table table:style-name="Table2369">
        <table:table-columns>
          <table:table-column table:style-name="TableColumn2370"/>
          <table:table-column table:style-name="TableColumn2371"/>
          <table:table-column table:style-name="TableColumn2372"/>
        </table:table-columns>
        <table:table-row table:style-name="TableRow2373">
          <table:table-cell table:style-name="TableCell2374">
            <text:p text:style-name="P2375"><text:span text:style-name="T2376">CF=0</text:span></text:p>
          </table:table-cell>
          <table:table-cell table:style-name="TableCell2377">
            <text:p text:style-name="P2378"/>
          </table:table-cell>
          <table:table-cell table:style-name="TableCell2379">
            <text:p text:style-name="P2380"><text:span text:style-name="T2381">ZF=0</text:span></text:p>
          </table:table-cell>
        </table:table-row>
        <table:table-row table:style-name="TableRow2382">
          <table:table-cell table:style-name="TableCell2383">
            <text:p text:style-name="P2384"><text:span text:style-name="T2385">PF=1</text:span></text:p>
          </table:table-cell>
          <table:table-cell table:style-name="TableCell2386">
            <text:p text:style-name="P2387"/>
          </table:table-cell>
          <table:table-cell table:style-name="TableCell2388">
            <text:p text:style-name="P2389"><text:span text:style-name="T2390">SF=0</text:span></text:p>
          </table:table-cell>
        </table:table-row>
        <table:table-row table:style-name="TableRow2391">
          <table:table-cell table:style-name="TableCell2392">
            <text:p text:style-name="P2393"><text:span text:style-name="T2394">AF=0</text:span></text:p>
          </table:table-cell>
          <table:table-cell table:style-name="TableCell2395">
            <text:p text:style-name="P2396"/>
          </table:table-cell>
          <table:table-cell table:style-name="TableCell2397">
            <text:p text:style-name="P2398"><text:span text:style-name="T2399">OF=0</text:span></text:p>
          </table:table-cell>
        </table:table-row>
      </table:table>
      <text:p text:style-name="P2400"><text:line-break/></text:p>
      <table:table table:style-name="Table2401">
        <table:table-columns>
          <table:table-column table:style-name="TableColumn2402"/>
          <table:table-column table:style-name="TableColumn2403"/>
          <table:table-column table:style-name="TableColumn2404"/>
          <table:table-column table:style-name="TableColumn2405"/>
          <table:table-column table:style-name="TableColumn2406"/>
          <table:table-column table:style-name="TableColumn2407"/>
          <table:table-column table:style-name="TableColumn2408"/>
          <table:table-column table:style-name="TableColumn2409"/>
          <table:table-column table:style-name="TableColumn2410"/>
          <table:table-column table:style-name="TableColumn2411"/>
          <table:table-column table:style-name="TableColumn2412"/>
          <table:table-column table:style-name="TableColumn2413"/>
          <table:table-column table:style-name="TableColumn2414"/>
        </table:table-columns>
        <table:table-row table:style-name="TableRow2415">
          <table:table-cell table:style-name="TableCell2416" table:number-columns-spanned="9">
            <text:p text:style-name="P2417"><text:span text:style-name="T2418">А&gt;0, B&l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19" table:number-columns-spanned="4">
            <text:p text:style-name="P2420"><text:span text:style-name="T2421">Интерпретации</text:span></text:p>
          </table:table-cell>
          <table:covered-table-cell/>
          <table:covered-table-cell/>
          <table:covered-table-cell/>
        </table:table-row>
        <table:table-row table:style-name="TableRow2422">
          <table:table-cell table:style-name="TableCell2423">
            <text:p text:style-name="P2424"/>
          </table:table-cell>
          <table:table-cell table:style-name="TableCell2425">
            <text:p text:style-name="P2426"><text:span text:style-name="T2427"><draw:frame draw:style-name="a38" draw:name="Picture 15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428">
            <text:p text:style-name="P2429"><text:span text:style-name="T2430"><draw:frame draw:style-name="a39" draw:name="Picture 14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431">
            <text:p text:style-name="P2432"/>
          </table:table-cell>
          <table:table-cell table:style-name="TableCell2433">
            <text:p text:style-name="P2434"/>
          </table:table-cell>
          <table:table-cell table:style-name="TableCell2435">
            <text:p text:style-name="P2436"/>
          </table:table-cell>
          <table:table-cell table:style-name="TableCell2437">
            <text:p text:style-name="P2438"/>
          </table:table-cell>
          <table:table-cell table:style-name="TableCell2439">
            <text:p text:style-name="P2440"><text:span text:style-name="T2441"><draw:frame draw:style-name="a40" draw:name="Picture 13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442">
            <text:p text:style-name="P2443"/>
          </table:table-cell>
          <table:table-cell table:style-name="TableCell2444">
            <text:p text:style-name="P2445"/>
          </table:table-cell>
          <table:table-cell table:style-name="TableCell2446">
            <text:p text:style-name="P2447"><text:span text:style-name="T2448">Знаковая</text:span></text:p>
          </table:table-cell>
          <table:table-cell table:style-name="TableCell2449">
            <text:p text:style-name="P2450"/>
          </table:table-cell>
          <table:table-cell table:style-name="TableCell2451">
            <text:p text:style-name="P2452"><text:span text:style-name="T2453">Беззнаковая</text:span></text:p>
          </table:table-cell>
        </table:table-row>
        <table:table-row table:style-name="TableRow2454">
          <table:table-cell table:style-name="TableCell2455">
            <text:p text:style-name="P2456"><text:span text:style-name="T2457">A</text:span><text:span text:style-name="T2458">пр.</text:span></text:p>
          </table:table-cell>
          <table:table-cell table:style-name="TableCell2459">
            <text:p text:style-name="P2460"><text:span text:style-name="T2461">0</text:span></text:p>
          </table:table-cell>
          <table:table-cell table:style-name="TableCell2462">
            <text:p text:style-name="P2463"><text:span text:style-name="T2464">1</text:span></text:p>
          </table:table-cell>
          <table:table-cell table:style-name="TableCell2465">
            <text:p text:style-name="P2466"><text:span text:style-name="T2467">0</text:span></text:p>
          </table:table-cell>
          <table:table-cell table:style-name="TableCell2468">
            <text:p text:style-name="P2469"><text:span text:style-name="T2470">1</text:span></text:p>
          </table:table-cell>
          <table:table-cell table:style-name="TableCell2471">
            <text:p text:style-name="P2472"><text:span text:style-name="T2473">1</text:span></text:p>
          </table:table-cell>
          <table:table-cell table:style-name="TableCell2474">
            <text:p text:style-name="P2475"><text:span text:style-name="T2476">1</text:span></text:p>
          </table:table-cell>
          <table:table-cell table:style-name="TableCell2477">
            <text:p text:style-name="P2478"><text:span text:style-name="T2479">1</text:span></text:p>
          </table:table-cell>
          <table:table-cell table:style-name="TableCell2480">
            <text:p text:style-name="P2481"><text:span text:style-name="T2482">0</text:span></text:p>
          </table:table-cell>
          <table:table-cell table:style-name="TableCell2483" table:number-rows-spanned="2">
            <text:p text:style-name="P2484"/>
            <text:p text:style-name="P2485"><text:span text:style-name="T2486">-</text:span></text:p>
          </table:table-cell>
          <table:table-cell table:style-name="TableCell2487">
            <text:p text:style-name="P2488"><text:span text:style-name="T2489">94</text:span></text:p>
          </table:table-cell>
          <table:table-cell table:style-name="TableCell2490">
            <text:p text:style-name="P2491"/>
          </table:table-cell>
          <table:table-cell table:style-name="TableCell2492">
            <text:p text:style-name="P2493"><text:span text:style-name="T2494">94</text:span></text:p>
          </table:table-cell>
        </table:table-row>
        <table:table-row table:style-name="TableRow2495">
          <table:table-cell table:style-name="TableCell2496">
            <text:p text:style-name="P2497"><text:span text:style-name="T2498">B</text:span><text:span text:style-name="T2499">доп.</text:span></text:p>
          </table:table-cell>
          <table:table-cell table:style-name="TableCell2500">
            <text:p text:style-name="P2501"><text:span text:style-name="T2502">1</text:span></text:p>
          </table:table-cell>
          <table:table-cell table:style-name="TableCell2503">
            <text:p text:style-name="P2504"><text:span text:style-name="T2505">1</text:span></text:p>
          </table:table-cell>
          <table:table-cell table:style-name="TableCell2506">
            <text:p text:style-name="P2507"><text:span text:style-name="T2508">1</text:span></text:p>
          </table:table-cell>
          <table:table-cell table:style-name="TableCell2509">
            <text:p text:style-name="P2510"><text:span text:style-name="T2511">0</text:span></text:p>
          </table:table-cell>
          <table:table-cell table:style-name="TableCell2512">
            <text:p text:style-name="P2513"><text:span text:style-name="T2514">1</text:span></text:p>
          </table:table-cell>
          <table:table-cell table:style-name="TableCell2515">
            <text:p text:style-name="P2516"><text:span text:style-name="T2517">0</text:span></text:p>
          </table:table-cell>
          <table:table-cell table:style-name="TableCell2518">
            <text:p text:style-name="P2519"><text:span text:style-name="T2520">0</text:span></text:p>
          </table:table-cell>
          <table:table-cell table:style-name="TableCell2521">
            <text:p text:style-name="P2522"><text:span text:style-name="T2523">1</text:span></text:p>
          </table:table-cell>
          <table:covered-table-cell>
            <text:p text:style-name="P2524"/>
          </table:covered-table-cell>
          <table:table-cell table:style-name="TableCell2525">
            <text:p text:style-name="P2526"><text:span text:style-name="T2527">-23</text:span></text:p>
          </table:table-cell>
          <table:table-cell table:style-name="TableCell2528">
            <text:p text:style-name="P2529"/>
          </table:table-cell>
          <table:table-cell table:style-name="TableCell2530">
            <text:p text:style-name="P2531"><text:span text:style-name="T2532">233</text:span></text:p>
          </table:table-cell>
        </table:table-row>
        <table:table-row table:style-name="TableRow2533">
          <table:table-cell table:style-name="TableCell2534">
            <text:p text:style-name="P2535"><text:span text:style-name="T2536">C</text:span><text:span text:style-name="T2537">пр.</text:span></text:p>
          </table:table-cell>
          <table:table-cell table:style-name="TableCell2538">
            <text:p text:style-name="P2539"><text:span text:style-name="T2540">0</text:span></text:p>
          </table:table-cell>
          <table:table-cell table:style-name="TableCell2541">
            <text:p text:style-name="P2542"><text:span text:style-name="T2543">1</text:span></text:p>
          </table:table-cell>
          <table:table-cell table:style-name="TableCell2544">
            <text:p text:style-name="P2545"><text:span text:style-name="T2546">1</text:span></text:p>
          </table:table-cell>
          <table:table-cell table:style-name="TableCell2547">
            <text:p text:style-name="P2548"><text:span text:style-name="T2549">1</text:span></text:p>
          </table:table-cell>
          <table:table-cell table:style-name="TableCell2550">
            <text:p text:style-name="P2551"><text:span text:style-name="T2552"><text:s/>0</text:span></text:p>
          </table:table-cell>
          <table:table-cell table:style-name="TableCell2553">
            <text:p text:style-name="P2554"><text:span text:style-name="T2555">1</text:span></text:p>
          </table:table-cell>
          <table:table-cell table:style-name="TableCell2556">
            <text:p text:style-name="P2557"><text:span text:style-name="T2558">0</text:span></text:p>
          </table:table-cell>
          <table:table-cell table:style-name="TableCell2559">
            <text:p text:style-name="P2560"><text:span text:style-name="T2561">1</text:span></text:p>
          </table:table-cell>
          <table:table-cell table:style-name="TableCell2562">
            <text:p text:style-name="P2563"/>
          </table:table-cell>
          <table:table-cell table:style-name="TableCell2564">
            <text:p text:style-name="P2565"><text:span text:style-name="T2566">117</text:span></text:p>
          </table:table-cell>
          <table:table-cell table:style-name="TableCell2567">
            <text:p text:style-name="P2568"/>
          </table:table-cell>
          <table:table-cell table:style-name="TableCell2569">
            <text:p text:style-name="P2570"><text:span text:style-name="T2571">117?</text:span></text:p>
          </table:table-cell>
        </table:table-row>
      </table:table>
      <text:p text:style-name="P2572"/>
      <table:table table:style-name="Table2573">
        <table:table-columns>
          <table:table-column table:style-name="TableColumn2574"/>
          <table:table-column table:style-name="TableColumn2575"/>
          <table:table-column table:style-name="TableColumn2576"/>
        </table:table-columns>
        <table:table-row table:style-name="TableRow2577">
          <table:table-cell table:style-name="TableCell2578">
            <text:p text:style-name="P2579"><text:span text:style-name="T2580">CF=1</text:span></text:p>
          </table:table-cell>
          <table:table-cell table:style-name="TableCell2581">
            <text:p text:style-name="P2582"/>
          </table:table-cell>
          <table:table-cell table:style-name="TableCell2583">
            <text:p text:style-name="P2584"><text:span text:style-name="T2585">ZF=0</text:span></text:p>
          </table:table-cell>
        </table:table-row>
        <text:soft-page-break/>
        <table:table-row table:style-name="TableRow2586">
          <table:table-cell table:style-name="TableCell2587">
            <text:p text:style-name="P2588"><text:span text:style-name="T2589">PF=0</text:span></text:p>
          </table:table-cell>
          <table:table-cell table:style-name="TableCell2590">
            <text:p text:style-name="P2591"/>
          </table:table-cell>
          <table:table-cell table:style-name="TableCell2592">
            <text:p text:style-name="P2593"><text:span text:style-name="T2594">SF=0</text:span></text:p>
          </table:table-cell>
        </table:table-row>
        <table:table-row table:style-name="TableRow2595">
          <table:table-cell table:style-name="TableCell2596">
            <text:p text:style-name="P2597"><text:span text:style-name="T2598">AF=0</text:span></text:p>
          </table:table-cell>
          <table:table-cell table:style-name="TableCell2599">
            <text:p text:style-name="P2600"/>
          </table:table-cell>
          <table:table-cell table:style-name="TableCell2601">
            <text:p text:style-name="P2602"><text:span text:style-name="T2603">OF=0</text:span></text:p>
          </table:table-cell>
        </table:table-row>
      </table:table>
      <text:p text:style-name="P2604"/>
      <text:p text:style-name="P2605"><text:span text:style-name="T2606">Для беззнаковой </text:span></text:p>
      <text:p text:style-name="P2607"><text:span text:style-name="T2608">интерпретации результат неверен </text:span></text:p>
      <text:p text:style-name="P2609"><text:span text:style-name="T2610">вследствие </text:span></text:p>
      <text:p text:style-name="P2611"><text:span text:style-name="T2612">возникающего заёма из разряда</text:span><text:span text:style-name="T2613"> </text:span></text:p>
      <text:p text:style-name="P2614"><text:span text:style-name="T2615">за пределами формата.</text:span></text:p>
      <text:p text:style-name="P2616"><text:line-break/></text:p>
      <table:table table:style-name="Table2617">
        <table:table-columns>
          <table:table-column table:style-name="TableColumn2618"/>
          <table:table-column table:style-name="TableColumn2619"/>
          <table:table-column table:style-name="TableColumn2620"/>
          <table:table-column table:style-name="TableColumn2621"/>
          <table:table-column table:style-name="TableColumn2622"/>
          <table:table-column table:style-name="TableColumn2623"/>
          <table:table-column table:style-name="TableColumn2624"/>
          <table:table-column table:style-name="TableColumn2625"/>
          <table:table-column table:style-name="TableColumn2626"/>
          <table:table-column table:style-name="TableColumn2627"/>
          <table:table-column table:style-name="TableColumn2628"/>
          <table:table-column table:style-name="TableColumn2629"/>
          <table:table-column table:style-name="TableColumn2630"/>
        </table:table-columns>
        <table:table-row table:style-name="TableRow2631">
          <table:table-cell table:style-name="TableCell2632" table:number-columns-spanned="9">
            <text:p text:style-name="P2633"><text:span text:style-name="T2634">А&lt;0, B&g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35" table:number-columns-spanned="4">
            <text:p text:style-name="P2636"><text:span text:style-name="T2637">Интерпретации</text:span></text:p>
          </table:table-cell>
          <table:covered-table-cell/>
          <table:covered-table-cell/>
          <table:covered-table-cell/>
        </table:table-row>
        <table:table-row table:style-name="TableRow2638">
          <table:table-cell table:style-name="TableCell2639">
            <text:p text:style-name="P2640"/>
          </table:table-cell>
          <table:table-cell table:style-name="TableCell2641">
            <text:p text:style-name="P2642"/>
          </table:table-cell>
          <table:table-cell table:style-name="TableCell2643">
            <text:p text:style-name="P2644"/>
          </table:table-cell>
          <table:table-cell table:style-name="TableCell2645">
            <text:p text:style-name="P2646"/>
          </table:table-cell>
          <table:table-cell table:style-name="TableCell2647">
            <text:p text:style-name="P2648"/>
          </table:table-cell>
          <table:table-cell table:style-name="TableCell2649">
            <text:p text:style-name="P2650"/>
          </table:table-cell>
          <table:table-cell table:style-name="TableCell2651">
            <text:p text:style-name="P2652"/>
          </table:table-cell>
          <table:table-cell table:style-name="TableCell2653">
            <text:p text:style-name="P2654"/>
          </table:table-cell>
          <table:table-cell table:style-name="TableCell2655">
            <text:p text:style-name="P2656"/>
          </table:table-cell>
          <table:table-cell table:style-name="TableCell2657">
            <text:p text:style-name="P2658"/>
          </table:table-cell>
          <table:table-cell table:style-name="TableCell2659">
            <text:p text:style-name="P2660"><text:span text:style-name="T2661">Знаковая</text:span></text:p>
          </table:table-cell>
          <table:table-cell table:style-name="TableCell2662">
            <text:p text:style-name="P2663"/>
          </table:table-cell>
          <table:table-cell table:style-name="TableCell2664">
            <text:p text:style-name="P2665"><text:span text:style-name="T2666">Беззнаковая</text:span></text:p>
          </table:table-cell>
        </table:table-row>
        <table:table-row table:style-name="TableRow2667">
          <table:table-cell table:style-name="TableCell2668">
            <text:p text:style-name="P2669"><text:span text:style-name="T2670">A</text:span><text:span text:style-name="T2671">доп.</text:span></text:p>
          </table:table-cell>
          <table:table-cell table:style-name="TableCell2672">
            <text:p text:style-name="P2673"><text:span text:style-name="T2674">1</text:span></text:p>
          </table:table-cell>
          <table:table-cell table:style-name="TableCell2675">
            <text:p text:style-name="P2676"><text:span text:style-name="T2677">0</text:span></text:p>
          </table:table-cell>
          <table:table-cell table:style-name="TableCell2678">
            <text:p text:style-name="P2679"><text:span text:style-name="T2680">1</text:span></text:p>
          </table:table-cell>
          <table:table-cell table:style-name="TableCell2681">
            <text:p text:style-name="P2682"><text:span text:style-name="T2683">0</text:span></text:p>
          </table:table-cell>
          <table:table-cell table:style-name="TableCell2684">
            <text:p text:style-name="P2685"><text:span text:style-name="T2686">0</text:span></text:p>
          </table:table-cell>
          <table:table-cell table:style-name="TableCell2687">
            <text:p text:style-name="P2688"><text:span text:style-name="T2689">0</text:span></text:p>
          </table:table-cell>
          <table:table-cell table:style-name="TableCell2690">
            <text:p text:style-name="P2691"><text:span text:style-name="T2692">1</text:span></text:p>
          </table:table-cell>
          <table:table-cell table:style-name="TableCell2693">
            <text:p text:style-name="P2694"><text:span text:style-name="T2695">0</text:span></text:p>
          </table:table-cell>
          <table:table-cell table:style-name="TableCell2696" table:number-rows-spanned="2">
            <text:p text:style-name="P2697"/>
            <text:p text:style-name="P2698"><text:span text:style-name="T2699">-</text:span></text:p>
          </table:table-cell>
          <table:table-cell table:style-name="TableCell2700">
            <text:p text:style-name="P2701"><text:span text:style-name="T2702">-94</text:span></text:p>
          </table:table-cell>
          <table:table-cell table:style-name="TableCell2703">
            <text:p text:style-name="P2704"/>
          </table:table-cell>
          <table:table-cell table:style-name="TableCell2705">
            <text:p text:style-name="P2706"><text:span text:style-name="T2707">162</text:span></text:p>
          </table:table-cell>
        </table:table-row>
        <table:table-row table:style-name="TableRow2708">
          <table:table-cell table:style-name="TableCell2709">
            <text:p text:style-name="P2710"><text:span text:style-name="T2711">B</text:span><text:span text:style-name="T2712">пр.</text:span></text:p>
          </table:table-cell>
          <table:table-cell table:style-name="TableCell2713">
            <text:p text:style-name="P2714"><text:span text:style-name="T2715">0</text:span></text:p>
          </table:table-cell>
          <table:table-cell table:style-name="TableCell2716">
            <text:p text:style-name="P2717"><text:span text:style-name="T2718">0</text:span></text:p>
          </table:table-cell>
          <table:table-cell table:style-name="TableCell2719">
            <text:p text:style-name="P2720"><text:span text:style-name="T2721">0</text:span></text:p>
          </table:table-cell>
          <table:table-cell table:style-name="TableCell2722">
            <text:p text:style-name="P2723"><text:span text:style-name="T2724">1</text:span></text:p>
          </table:table-cell>
          <table:table-cell table:style-name="TableCell2725">
            <text:p text:style-name="P2726"><text:span text:style-name="T2727">0</text:span></text:p>
          </table:table-cell>
          <table:table-cell table:style-name="TableCell2728">
            <text:p text:style-name="P2729"><text:span text:style-name="T2730">1</text:span></text:p>
          </table:table-cell>
          <table:table-cell table:style-name="TableCell2731">
            <text:p text:style-name="P2732"><text:span text:style-name="T2733">1</text:span></text:p>
          </table:table-cell>
          <table:table-cell table:style-name="TableCell2734">
            <text:p text:style-name="P2735"><text:span text:style-name="T2736">1</text:span></text:p>
          </table:table-cell>
          <table:covered-table-cell>
            <text:p text:style-name="P2737"/>
          </table:covered-table-cell>
          <table:table-cell table:style-name="TableCell2738">
            <text:p text:style-name="P2739"><text:span text:style-name="T2740">23</text:span></text:p>
          </table:table-cell>
          <table:table-cell table:style-name="TableCell2741">
            <text:p text:style-name="P2742"/>
          </table:table-cell>
          <table:table-cell table:style-name="TableCell2743">
            <text:p text:style-name="P2744"><text:span text:style-name="T2745">23</text:span></text:p>
          </table:table-cell>
        </table:table-row>
        <table:table-row table:style-name="TableRow2746">
          <table:table-cell table:style-name="TableCell2747">
            <text:p text:style-name="P2748"><text:span text:style-name="T2749">C</text:span><text:span text:style-name="T2750">доп.</text:span></text:p>
          </table:table-cell>
          <table:table-cell table:style-name="TableCell2751">
            <text:p text:style-name="P2752"><text:span text:style-name="T2753">1</text:span></text:p>
          </table:table-cell>
          <table:table-cell table:style-name="TableCell2754">
            <text:p text:style-name="P2755"><text:span text:style-name="T2756">0</text:span></text:p>
          </table:table-cell>
          <table:table-cell table:style-name="TableCell2757">
            <text:p text:style-name="P2758"><text:span text:style-name="T2759">0</text:span></text:p>
          </table:table-cell>
          <table:table-cell table:style-name="TableCell2760">
            <text:p text:style-name="P2761"><text:span text:style-name="T2762">0</text:span></text:p>
          </table:table-cell>
          <table:table-cell table:style-name="TableCell2763">
            <text:p text:style-name="P2764"><text:span text:style-name="T2765"><text:s/>1</text:span></text:p>
          </table:table-cell>
          <table:table-cell table:style-name="TableCell2766">
            <text:p text:style-name="P2767"><text:span text:style-name="T2768">0</text:span></text:p>
          </table:table-cell>
          <table:table-cell table:style-name="TableCell2769">
            <text:p text:style-name="P2770"><text:span text:style-name="T2771">1</text:span></text:p>
          </table:table-cell>
          <table:table-cell table:style-name="TableCell2772">
            <text:p text:style-name="P2773"><text:span text:style-name="T2774">1</text:span></text:p>
          </table:table-cell>
          <table:table-cell table:style-name="TableCell2775">
            <text:p text:style-name="P2776"/>
          </table:table-cell>
          <table:table-cell table:style-name="TableCell2777">
            <text:p text:style-name="P2778"/>
          </table:table-cell>
          <table:table-cell table:style-name="TableCell2779">
            <text:p text:style-name="P2780"/>
          </table:table-cell>
          <table:table-cell table:style-name="TableCell2781">
            <text:p text:style-name="P2782"><text:span text:style-name="T2783">139</text:span></text:p>
          </table:table-cell>
        </table:table-row>
        <table:table-row table:style-name="TableRow2784">
          <table:table-cell table:style-name="TableCell2785">
            <text:p text:style-name="P2786"><text:span text:style-name="T2787">С</text:span><text:span text:style-name="T2788">пр.</text:span></text:p>
          </table:table-cell>
          <table:table-cell table:style-name="TableCell2789">
            <text:p text:style-name="P2790"><text:span text:style-name="T2791">1</text:span></text:p>
          </table:table-cell>
          <table:table-cell table:style-name="TableCell2792">
            <text:p text:style-name="P2793"><text:span text:style-name="T2794">1</text:span></text:p>
          </table:table-cell>
          <table:table-cell table:style-name="TableCell2795">
            <text:p text:style-name="P2796"><text:span text:style-name="T2797">1</text:span></text:p>
          </table:table-cell>
          <table:table-cell table:style-name="TableCell2798">
            <text:p text:style-name="P2799"><text:span text:style-name="T2800">1</text:span></text:p>
          </table:table-cell>
          <table:table-cell table:style-name="TableCell2801">
            <text:p text:style-name="P2802"><text:span text:style-name="T2803"><text:s/>0</text:span></text:p>
          </table:table-cell>
          <table:table-cell table:style-name="TableCell2804">
            <text:p text:style-name="P2805"><text:span text:style-name="T2806">1</text:span></text:p>
          </table:table-cell>
          <table:table-cell table:style-name="TableCell2807">
            <text:p text:style-name="P2808"><text:span text:style-name="T2809">0</text:span></text:p>
          </table:table-cell>
          <table:table-cell table:style-name="TableCell2810">
            <text:p text:style-name="P2811"><text:span text:style-name="T2812">1</text:span></text:p>
          </table:table-cell>
          <table:table-cell table:style-name="TableCell2813">
            <text:p text:style-name="P2814"/>
          </table:table-cell>
          <table:table-cell table:style-name="TableCell2815">
            <text:p text:style-name="P2816"><text:span text:style-name="T2817">-117</text:span></text:p>
          </table:table-cell>
          <table:table-cell table:style-name="TableCell2818">
            <text:p text:style-name="P2819"/>
          </table:table-cell>
          <table:table-cell table:style-name="TableCell2820">
            <text:p text:style-name="P2821"/>
          </table:table-cell>
        </table:table-row>
      </table:table>
      <text:p text:style-name="P2822"/>
      <table:table table:style-name="Table2823">
        <table:table-columns>
          <table:table-column table:style-name="TableColumn2824"/>
          <table:table-column table:style-name="TableColumn2825"/>
          <table:table-column table:style-name="TableColumn2826"/>
        </table:table-columns>
        <table:table-row table:style-name="TableRow2827">
          <table:table-cell table:style-name="TableCell2828">
            <text:p text:style-name="P2829"><text:span text:style-name="T2830">CF=0</text:span></text:p>
          </table:table-cell>
          <table:table-cell table:style-name="TableCell2831">
            <text:p text:style-name="P2832"/>
          </table:table-cell>
          <table:table-cell table:style-name="TableCell2833">
            <text:p text:style-name="P2834"><text:span text:style-name="T2835">ZF=0</text:span></text:p>
          </table:table-cell>
        </table:table-row>
        <table:table-row table:style-name="TableRow2836">
          <table:table-cell table:style-name="TableCell2837">
            <text:p text:style-name="P2838"><text:span text:style-name="T2839">PF=0</text:span></text:p>
          </table:table-cell>
          <table:table-cell table:style-name="TableCell2840">
            <text:p text:style-name="P2841"/>
          </table:table-cell>
          <table:table-cell table:style-name="TableCell2842">
            <text:p text:style-name="P2843"><text:span text:style-name="T2844">SF=1</text:span></text:p>
          </table:table-cell>
        </table:table-row>
        <table:table-row table:style-name="TableRow2845">
          <table:table-cell table:style-name="TableCell2846">
            <text:p text:style-name="P2847"><text:span text:style-name="T2848">AF=1</text:span></text:p>
          </table:table-cell>
          <table:table-cell table:style-name="TableCell2849">
            <text:p text:style-name="P2850"/>
          </table:table-cell>
          <table:table-cell table:style-name="TableCell2851">
            <text:p text:style-name="P2852"><text:span text:style-name="T2853">OF=0</text:span></text:p>
          </table:table-cell>
        </table:table-row>
      </table:table>
      <text:p text:style-name="P2854"/>
      <table:table table:style-name="Table2855">
        <table:table-columns>
          <table:table-column table:style-name="TableColumn2856"/>
          <table:table-column table:style-name="TableColumn2857"/>
          <table:table-column table:style-name="TableColumn2858"/>
          <table:table-column table:style-name="TableColumn2859"/>
          <table:table-column table:style-name="TableColumn2860"/>
          <table:table-column table:style-name="TableColumn2861"/>
          <table:table-column table:style-name="TableColumn2862"/>
          <table:table-column table:style-name="TableColumn2863"/>
          <table:table-column table:style-name="TableColumn2864"/>
          <table:table-column table:style-name="TableColumn2865"/>
          <table:table-column table:style-name="TableColumn2866"/>
          <table:table-column table:style-name="TableColumn2867"/>
          <table:table-column table:style-name="TableColumn2868"/>
        </table:table-columns>
        <table:table-row table:style-name="TableRow2869">
          <table:table-cell table:style-name="TableCell2870" table:number-columns-spanned="9">
            <text:soft-page-break/>
            <text:p text:style-name="P2871"><text:span text:style-name="T2872">А&lt;0, B&l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73" table:number-columns-spanned="4">
            <text:p text:style-name="P2874"><text:span text:style-name="T2875">Интерпретации</text:span></text:p>
          </table:table-cell>
          <table:covered-table-cell/>
          <table:covered-table-cell/>
          <table:covered-table-cell/>
        </table:table-row>
        <table:table-row table:style-name="TableRow2876">
          <table:table-cell table:style-name="TableCell2877">
            <text:p text:style-name="P2878"/>
          </table:table-cell>
          <table:table-cell table:style-name="TableCell2879">
            <text:p text:style-name="P2880"><text:span text:style-name="T2881"><draw:frame draw:style-name="a41" draw:name="Picture 12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882">
            <text:p text:style-name="P2883"><text:span text:style-name="T2884"><draw:frame draw:style-name="a42" draw:name="Picture 11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885">
            <text:p text:style-name="P2886"><text:span text:style-name="T2887"><draw:frame draw:style-name="a43" draw:name="Picture 10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888">
            <text:p text:style-name="P2889"><text:span text:style-name="T2890"><draw:frame draw:style-name="a44" draw:name="Picture 9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891">
            <text:p text:style-name="P2892"><text:span text:style-name="T2893"><draw:frame draw:style-name="a45" draw:name="Picture 8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894">
            <text:p text:style-name="P2895"/>
          </table:table-cell>
          <table:table-cell table:style-name="TableCell2896">
            <text:p text:style-name="P2897"/>
          </table:table-cell>
          <table:table-cell table:style-name="TableCell2898">
            <text:p text:style-name="P2899"/>
          </table:table-cell>
          <table:table-cell table:style-name="TableCell2900">
            <text:p text:style-name="P2901"/>
          </table:table-cell>
          <table:table-cell table:style-name="TableCell2902">
            <text:p text:style-name="P2903"><text:span text:style-name="T2904">Знаковая</text:span></text:p>
          </table:table-cell>
          <table:table-cell table:style-name="TableCell2905">
            <text:p text:style-name="P2906"/>
          </table:table-cell>
          <table:table-cell table:style-name="TableCell2907">
            <text:p text:style-name="P2908"><text:span text:style-name="T2909">Беззнаковая</text:span></text:p>
          </table:table-cell>
        </table:table-row>
        <table:table-row table:style-name="TableRow2910">
          <table:table-cell table:style-name="TableCell2911">
            <text:p text:style-name="P2912"><text:span text:style-name="T2913">A</text:span><text:span text:style-name="T2914">доп.</text:span></text:p>
          </table:table-cell>
          <table:table-cell table:style-name="TableCell2915">
            <text:p text:style-name="P2916"><text:span text:style-name="T2917">1</text:span></text:p>
          </table:table-cell>
          <table:table-cell table:style-name="TableCell2918">
            <text:p text:style-name="P2919"><text:span text:style-name="T2920">0</text:span></text:p>
          </table:table-cell>
          <table:table-cell table:style-name="TableCell2921">
            <text:p text:style-name="P2922"><text:span text:style-name="T2923">1</text:span></text:p>
          </table:table-cell>
          <table:table-cell table:style-name="TableCell2924">
            <text:p text:style-name="P2925"><text:span text:style-name="T2926">0</text:span></text:p>
          </table:table-cell>
          <table:table-cell table:style-name="TableCell2927">
            <text:p text:style-name="P2928"><text:span text:style-name="T2929">0</text:span></text:p>
          </table:table-cell>
          <table:table-cell table:style-name="TableCell2930">
            <text:p text:style-name="P2931"><text:span text:style-name="T2932">0</text:span></text:p>
          </table:table-cell>
          <table:table-cell table:style-name="TableCell2933">
            <text:p text:style-name="P2934"><text:span text:style-name="T2935">1</text:span></text:p>
          </table:table-cell>
          <table:table-cell table:style-name="TableCell2936">
            <text:p text:style-name="P2937"><text:span text:style-name="T2938">0</text:span></text:p>
          </table:table-cell>
          <table:table-cell table:style-name="TableCell2939" table:number-rows-spanned="2">
            <text:p text:style-name="P2940"/>
            <text:p text:style-name="P2941"><text:span text:style-name="T2942">-</text:span></text:p>
          </table:table-cell>
          <table:table-cell table:style-name="TableCell2943">
            <text:p text:style-name="P2944"><text:span text:style-name="T2945">-94</text:span></text:p>
          </table:table-cell>
          <table:table-cell table:style-name="TableCell2946">
            <text:p text:style-name="P2947"/>
          </table:table-cell>
          <table:table-cell table:style-name="TableCell2948">
            <text:p text:style-name="P2949"><text:span text:style-name="T2950">162</text:span></text:p>
          </table:table-cell>
        </table:table-row>
        <table:table-row table:style-name="TableRow2951">
          <table:table-cell table:style-name="TableCell2952">
            <text:p text:style-name="P2953"><text:span text:style-name="T2954">B</text:span><text:span text:style-name="T2955">доп.</text:span></text:p>
          </table:table-cell>
          <table:table-cell table:style-name="TableCell2956">
            <text:p text:style-name="P2957"><text:span text:style-name="T2958">1</text:span></text:p>
          </table:table-cell>
          <table:table-cell table:style-name="TableCell2959">
            <text:p text:style-name="P2960"><text:span text:style-name="T2961">1</text:span></text:p>
          </table:table-cell>
          <table:table-cell table:style-name="TableCell2962">
            <text:p text:style-name="P2963"><text:span text:style-name="T2964">1</text:span></text:p>
          </table:table-cell>
          <table:table-cell table:style-name="TableCell2965">
            <text:p text:style-name="P2966"><text:span text:style-name="T2967">0</text:span></text:p>
          </table:table-cell>
          <table:table-cell table:style-name="TableCell2968">
            <text:p text:style-name="P2969"><text:span text:style-name="T2970">1</text:span></text:p>
          </table:table-cell>
          <table:table-cell table:style-name="TableCell2971">
            <text:p text:style-name="P2972"><text:span text:style-name="T2973">0</text:span></text:p>
          </table:table-cell>
          <table:table-cell table:style-name="TableCell2974">
            <text:p text:style-name="P2975"><text:span text:style-name="T2976">0</text:span></text:p>
          </table:table-cell>
          <table:table-cell table:style-name="TableCell2977">
            <text:p text:style-name="P2978"><text:span text:style-name="T2979">1</text:span></text:p>
          </table:table-cell>
          <table:covered-table-cell>
            <text:p text:style-name="P2980"/>
          </table:covered-table-cell>
          <table:table-cell table:style-name="TableCell2981">
            <text:p text:style-name="P2982"><text:span text:style-name="T2983">-23</text:span></text:p>
          </table:table-cell>
          <table:table-cell table:style-name="TableCell2984">
            <text:p text:style-name="P2985"/>
          </table:table-cell>
          <table:table-cell table:style-name="TableCell2986">
            <text:p text:style-name="P2987"><text:span text:style-name="T2988">233</text:span></text:p>
          </table:table-cell>
        </table:table-row>
        <table:table-row table:style-name="TableRow2989">
          <table:table-cell table:style-name="TableCell2990">
            <text:p text:style-name="P2991"><text:span text:style-name="T2992">C</text:span><text:span text:style-name="T2993">доп.</text:span></text:p>
          </table:table-cell>
          <table:table-cell table:style-name="TableCell2994">
            <text:p text:style-name="P2995"><text:span text:style-name="T2996">1</text:span></text:p>
          </table:table-cell>
          <table:table-cell table:style-name="TableCell2997">
            <text:p text:style-name="P2998"><text:span text:style-name="T2999">0</text:span></text:p>
          </table:table-cell>
          <table:table-cell table:style-name="TableCell3000">
            <text:p text:style-name="P3001"><text:span text:style-name="T3002">1</text:span></text:p>
          </table:table-cell>
          <table:table-cell table:style-name="TableCell3003">
            <text:p text:style-name="P3004"><text:span text:style-name="T3005">1</text:span></text:p>
          </table:table-cell>
          <table:table-cell table:style-name="TableCell3006">
            <text:p text:style-name="P3007"><text:span text:style-name="T3008"><text:s/>1</text:span></text:p>
          </table:table-cell>
          <table:table-cell table:style-name="TableCell3009">
            <text:p text:style-name="P3010"><text:span text:style-name="T3011">0</text:span></text:p>
          </table:table-cell>
          <table:table-cell table:style-name="TableCell3012">
            <text:p text:style-name="P3013"><text:span text:style-name="T3014">0</text:span></text:p>
          </table:table-cell>
          <table:table-cell table:style-name="TableCell3015">
            <text:p text:style-name="P3016"><text:span text:style-name="T3017">1</text:span></text:p>
          </table:table-cell>
          <table:table-cell table:style-name="TableCell3018">
            <text:p text:style-name="P3019"/>
          </table:table-cell>
          <table:table-cell table:style-name="TableCell3020">
            <text:p text:style-name="P3021"/>
          </table:table-cell>
          <table:table-cell table:style-name="TableCell3022">
            <text:p text:style-name="P3023"/>
          </table:table-cell>
          <table:table-cell table:style-name="TableCell3024">
            <text:p text:style-name="P3025"><text:span text:style-name="T3026">185?</text:span></text:p>
          </table:table-cell>
        </table:table-row>
        <table:table-row table:style-name="TableRow3027">
          <table:table-cell table:style-name="TableCell3028">
            <text:p text:style-name="P3029"><text:span text:style-name="T3030">С</text:span><text:span text:style-name="T3031">пр.</text:span></text:p>
          </table:table-cell>
          <table:table-cell table:style-name="TableCell3032">
            <text:p text:style-name="P3033"><text:span text:style-name="T3034">1</text:span></text:p>
          </table:table-cell>
          <table:table-cell table:style-name="TableCell3035">
            <text:p text:style-name="P3036"><text:span text:style-name="T3037">1</text:span></text:p>
          </table:table-cell>
          <table:table-cell table:style-name="TableCell3038">
            <text:p text:style-name="P3039"><text:span text:style-name="T3040">0</text:span></text:p>
          </table:table-cell>
          <table:table-cell table:style-name="TableCell3041">
            <text:p text:style-name="P3042"><text:span text:style-name="T3043">0</text:span></text:p>
          </table:table-cell>
          <table:table-cell table:style-name="TableCell3044">
            <text:p text:style-name="P3045"><text:span text:style-name="T3046"><text:s/>0</text:span></text:p>
          </table:table-cell>
          <table:table-cell table:style-name="TableCell3047">
            <text:p text:style-name="P3048"><text:span text:style-name="T3049">1</text:span></text:p>
          </table:table-cell>
          <table:table-cell table:style-name="TableCell3050">
            <text:p text:style-name="P3051"><text:span text:style-name="T3052">1</text:span></text:p>
          </table:table-cell>
          <table:table-cell table:style-name="TableCell3053">
            <text:p text:style-name="P3054"><text:span text:style-name="T3055">1</text:span></text:p>
          </table:table-cell>
          <table:table-cell table:style-name="TableCell3056">
            <text:p text:style-name="P3057"/>
          </table:table-cell>
          <table:table-cell table:style-name="TableCell3058">
            <text:p text:style-name="P3059"><text:span text:style-name="T3060">-71</text:span></text:p>
          </table:table-cell>
          <table:table-cell table:style-name="TableCell3061">
            <text:p text:style-name="P3062"/>
          </table:table-cell>
          <table:table-cell table:style-name="TableCell3063">
            <text:p text:style-name="P3064"/>
          </table:table-cell>
        </table:table-row>
      </table:table>
      <text:p text:style-name="P3065"/>
      <table:table table:style-name="Table3066">
        <table:table-columns>
          <table:table-column table:style-name="TableColumn3067"/>
          <table:table-column table:style-name="TableColumn3068"/>
          <table:table-column table:style-name="TableColumn3069"/>
        </table:table-columns>
        <table:table-row table:style-name="TableRow3070">
          <table:table-cell table:style-name="TableCell3071">
            <text:p text:style-name="P3072"><text:span text:style-name="T3073">CF=1</text:span></text:p>
          </table:table-cell>
          <table:table-cell table:style-name="TableCell3074">
            <text:p text:style-name="P3075"/>
          </table:table-cell>
          <table:table-cell table:style-name="TableCell3076">
            <text:p text:style-name="P3077"><text:span text:style-name="T3078">ZF=0</text:span></text:p>
          </table:table-cell>
        </table:table-row>
        <table:table-row table:style-name="TableRow3079">
          <table:table-cell table:style-name="TableCell3080">
            <text:p text:style-name="P3081"><text:span text:style-name="T3082">PF=1</text:span></text:p>
          </table:table-cell>
          <table:table-cell table:style-name="TableCell3083">
            <text:p text:style-name="P3084"/>
          </table:table-cell>
          <table:table-cell table:style-name="TableCell3085">
            <text:p text:style-name="P3086"><text:span text:style-name="T3087">SF=1</text:span></text:p>
          </table:table-cell>
        </table:table-row>
        <table:table-row table:style-name="TableRow3088">
          <table:table-cell table:style-name="TableCell3089">
            <text:p text:style-name="P3090"><text:span text:style-name="T3091">AF=1</text:span></text:p>
          </table:table-cell>
          <table:table-cell table:style-name="TableCell3092">
            <text:p text:style-name="P3093"/>
          </table:table-cell>
          <table:table-cell table:style-name="TableCell3094">
            <text:p text:style-name="P3095"><text:span text:style-name="T3096">OF=0</text:span></text:p>
          </table:table-cell>
        </table:table-row>
      </table:table>
      <text:p text:style-name="P3097"/>
      <text:p text:style-name="P3098"><text:span text:style-name="T3099">Для беззнаковой интерпретации результат </text:span></text:p>
      <text:p text:style-name="P3100"><text:span text:style-name="T3101">неверен вследствиеникающего заёма из </text:span></text:p>
      <text:p text:style-name="P3102"><text:span text:style-name="T3103">разряда за пределами формата.</text:span></text:p>
      <text:p text:style-name="P3104"><text:span text:style-name="T3105">2.Правило для подбора выглядит следующим образом:</text:span></text:p>
      <text:p text:style-name="P3106"><text:span text:style-name="T3107">А + В</text:span><text:span text:style-name="T3108"><text:s/>&gt; 128, значит 128 –<text:s/></text:span><text:span text:style-name="T3109">А &lt; В</text:span><text:span text:style-name="T3110"><text:s/>&lt; 127</text:span></text:p>
      <text:p text:style-name="P3111"><text:span text:style-name="T3112">А<text:s/></text:span><text:span text:style-name="T3113">= 94 (неизменно),<text:s/></text:span><text:span text:style-name="T3114">В<text:s/></text:span><text:span text:style-name="T3115">= 100 (подбираем).</text:span></text:p>
      <text:p text:style-name="P3116"/>
      <table:table table:style-name="Table3117">
        <table:table-columns>
          <table:table-column table:style-name="TableColumn3118"/>
          <table:table-column table:style-name="TableColumn3119"/>
          <table:table-column table:style-name="TableColumn3120"/>
          <table:table-column table:style-name="TableColumn3121"/>
          <table:table-column table:style-name="TableColumn3122"/>
          <table:table-column table:style-name="TableColumn3123"/>
          <table:table-column table:style-name="TableColumn3124"/>
          <table:table-column table:style-name="TableColumn3125"/>
          <table:table-column table:style-name="TableColumn3126"/>
          <table:table-column table:style-name="TableColumn3127"/>
          <table:table-column table:style-name="TableColumn3128"/>
          <table:table-column table:style-name="TableColumn3129"/>
          <table:table-column table:style-name="TableColumn3130"/>
        </table:table-columns>
        <table:table-row table:style-name="TableRow3131">
          <table:table-cell table:style-name="TableCell3132" table:number-columns-spanned="9">
            <text:p text:style-name="P3133"><text:span text:style-name="T3134">А&lt;0, B&g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35" table:number-columns-spanned="4">
            <text:p text:style-name="P3136"><text:span text:style-name="T3137">Интерпретации</text:span></text:p>
          </table:table-cell>
          <table:covered-table-cell/>
          <table:covered-table-cell/>
          <table:covered-table-cell/>
        </table:table-row>
        <table:table-row table:style-name="TableRow3138">
          <table:table-cell table:style-name="TableCell3139">
            <text:p text:style-name="P3140"/>
          </table:table-cell>
          <table:table-cell table:style-name="TableCell3141">
            <text:p text:style-name="P3142"/>
          </table:table-cell>
          <table:table-cell table:style-name="TableCell3143">
            <text:p text:style-name="P3144"><text:span text:style-name="T3145"><draw:frame draw:style-name="a46" draw:name="Picture 7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3146">
            <text:p text:style-name="P3147"><text:span text:style-name="T3148"><draw:frame draw:style-name="a47" draw:name="Picture 6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3149">
            <text:p text:style-name="P3150"><text:span text:style-name="T3151"><draw:frame draw:style-name="a48" draw:name="Picture 5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3152">
            <text:p text:style-name="P3153"><text:span text:style-name="T3154"><draw:frame draw:style-name="a49" draw:name="Picture 4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3155">
            <text:p text:style-name="P3156"/>
          </table:table-cell>
          <table:table-cell table:style-name="TableCell3157">
            <text:p text:style-name="P3158"/>
          </table:table-cell>
          <table:table-cell table:style-name="TableCell3159">
            <text:p text:style-name="P3160"/>
          </table:table-cell>
          <table:table-cell table:style-name="TableCell3161">
            <text:p text:style-name="P3162"/>
          </table:table-cell>
          <table:table-cell table:style-name="TableCell3163">
            <text:p text:style-name="P3164"><text:span text:style-name="T3165">Знаковая</text:span></text:p>
          </table:table-cell>
          <table:table-cell table:style-name="TableCell3166">
            <text:p text:style-name="P3167"/>
          </table:table-cell>
          <table:table-cell table:style-name="TableCell3168">
            <text:p text:style-name="P3169"><text:span text:style-name="T3170">Беззнаковая</text:span></text:p>
          </table:table-cell>
        </table:table-row>
        <text:soft-page-break/>
        <table:table-row table:style-name="TableRow3171">
          <table:table-cell table:style-name="TableCell3172">
            <text:p text:style-name="P3173"><text:span text:style-name="T3174">A</text:span><text:span text:style-name="T3175">доп.</text:span></text:p>
          </table:table-cell>
          <table:table-cell table:style-name="TableCell3176">
            <text:p text:style-name="P3177"><text:span text:style-name="T3178">1</text:span></text:p>
          </table:table-cell>
          <table:table-cell table:style-name="TableCell3179">
            <text:p text:style-name="P3180"><text:span text:style-name="T3181">0</text:span></text:p>
          </table:table-cell>
          <table:table-cell table:style-name="TableCell3182">
            <text:p text:style-name="P3183"><text:span text:style-name="T3184">1</text:span></text:p>
          </table:table-cell>
          <table:table-cell table:style-name="TableCell3185">
            <text:p text:style-name="P3186"><text:span text:style-name="T3187">0</text:span></text:p>
          </table:table-cell>
          <table:table-cell table:style-name="TableCell3188">
            <text:p text:style-name="P3189"><text:span text:style-name="T3190">0</text:span></text:p>
          </table:table-cell>
          <table:table-cell table:style-name="TableCell3191">
            <text:p text:style-name="P3192"><text:span text:style-name="T3193">0</text:span></text:p>
          </table:table-cell>
          <table:table-cell table:style-name="TableCell3194">
            <text:p text:style-name="P3195"><text:span text:style-name="T3196">1</text:span></text:p>
          </table:table-cell>
          <table:table-cell table:style-name="TableCell3197">
            <text:p text:style-name="P3198"><text:span text:style-name="T3199">0</text:span></text:p>
          </table:table-cell>
          <table:table-cell table:style-name="TableCell3200" table:number-rows-spanned="2">
            <text:p text:style-name="P3201"/>
            <text:p text:style-name="P3202"><text:span text:style-name="T3203">-</text:span></text:p>
          </table:table-cell>
          <table:table-cell table:style-name="TableCell3204">
            <text:p text:style-name="P3205"><text:span text:style-name="T3206">-94</text:span></text:p>
          </table:table-cell>
          <table:table-cell table:style-name="TableCell3207">
            <text:p text:style-name="P3208"/>
          </table:table-cell>
          <table:table-cell table:style-name="TableCell3209">
            <text:p text:style-name="P3210"><text:span text:style-name="T3211">162</text:span></text:p>
          </table:table-cell>
        </table:table-row>
        <table:table-row table:style-name="TableRow3212">
          <table:table-cell table:style-name="TableCell3213">
            <text:p text:style-name="P3214"><text:span text:style-name="T3215">B</text:span><text:span text:style-name="T3216">пр.</text:span></text:p>
          </table:table-cell>
          <table:table-cell table:style-name="TableCell3217">
            <text:p text:style-name="P3218"><text:span text:style-name="T3219">0</text:span></text:p>
          </table:table-cell>
          <table:table-cell table:style-name="TableCell3220">
            <text:p text:style-name="P3221"><text:span text:style-name="T3222">1</text:span></text:p>
          </table:table-cell>
          <table:table-cell table:style-name="TableCell3223">
            <text:p text:style-name="P3224"><text:span text:style-name="T3225">1</text:span></text:p>
          </table:table-cell>
          <table:table-cell table:style-name="TableCell3226">
            <text:p text:style-name="P3227"><text:span text:style-name="T3228">0</text:span></text:p>
          </table:table-cell>
          <table:table-cell table:style-name="TableCell3229">
            <text:p text:style-name="P3230"><text:span text:style-name="T3231">0</text:span></text:p>
          </table:table-cell>
          <table:table-cell table:style-name="TableCell3232">
            <text:p text:style-name="P3233"><text:span text:style-name="T3234">1</text:span></text:p>
          </table:table-cell>
          <table:table-cell table:style-name="TableCell3235">
            <text:p text:style-name="P3236"><text:span text:style-name="T3237">0</text:span></text:p>
          </table:table-cell>
          <table:table-cell table:style-name="TableCell3238">
            <text:p text:style-name="P3239"><text:span text:style-name="T3240">0</text:span></text:p>
          </table:table-cell>
          <table:covered-table-cell>
            <text:p text:style-name="P3241"/>
          </table:covered-table-cell>
          <table:table-cell table:style-name="TableCell3242">
            <text:p text:style-name="P3243"><text:span text:style-name="T3244">100</text:span></text:p>
          </table:table-cell>
          <table:table-cell table:style-name="TableCell3245">
            <text:p text:style-name="P3246"/>
          </table:table-cell>
          <table:table-cell table:style-name="TableCell3247">
            <text:p text:style-name="P3248"><text:span text:style-name="T3249">100</text:span></text:p>
          </table:table-cell>
        </table:table-row>
        <table:table-row table:style-name="TableRow3250">
          <table:table-cell table:style-name="TableCell3251">
            <text:p text:style-name="P3252"><text:span text:style-name="T3253">С</text:span><text:span text:style-name="T3254">пр.</text:span></text:p>
          </table:table-cell>
          <table:table-cell table:style-name="TableCell3255">
            <text:p text:style-name="P3256"><text:span text:style-name="T3257">0</text:span></text:p>
          </table:table-cell>
          <table:table-cell table:style-name="TableCell3258">
            <text:p text:style-name="P3259"><text:span text:style-name="T3260">1</text:span></text:p>
          </table:table-cell>
          <table:table-cell table:style-name="TableCell3261">
            <text:p text:style-name="P3262"><text:span text:style-name="T3263">0</text:span></text:p>
          </table:table-cell>
          <table:table-cell table:style-name="TableCell3264">
            <text:p text:style-name="P3265"><text:span text:style-name="T3266">1</text:span></text:p>
          </table:table-cell>
          <table:table-cell table:style-name="TableCell3267">
            <text:p text:style-name="P3268"><text:span text:style-name="T3269"><text:s/>1</text:span></text:p>
          </table:table-cell>
          <table:table-cell table:style-name="TableCell3270">
            <text:p text:style-name="P3271"><text:span text:style-name="T3272">1</text:span></text:p>
          </table:table-cell>
          <table:table-cell table:style-name="TableCell3273">
            <text:p text:style-name="P3274"><text:span text:style-name="T3275">1</text:span></text:p>
          </table:table-cell>
          <table:table-cell table:style-name="TableCell3276">
            <text:p text:style-name="P3277"><text:span text:style-name="T3278">0</text:span></text:p>
          </table:table-cell>
          <table:table-cell table:style-name="TableCell3279">
            <text:p text:style-name="P3280"/>
          </table:table-cell>
          <table:table-cell table:style-name="TableCell3281">
            <text:p text:style-name="P3282"><text:span text:style-name="T3283">94?</text:span></text:p>
          </table:table-cell>
          <table:table-cell table:style-name="TableCell3284">
            <text:p text:style-name="P3285"/>
          </table:table-cell>
          <table:table-cell table:style-name="TableCell3286">
            <text:p text:style-name="P3287"><text:span text:style-name="T3288">62?</text:span></text:p>
          </table:table-cell>
        </table:table-row>
      </table:table>
      <text:p text:style-name="P3289"/>
      <table:table table:style-name="Table3290">
        <table:table-columns>
          <table:table-column table:style-name="TableColumn3291"/>
          <table:table-column table:style-name="TableColumn3292"/>
          <table:table-column table:style-name="TableColumn3293"/>
        </table:table-columns>
        <table:table-row table:style-name="TableRow3294">
          <table:table-cell table:style-name="TableCell3295">
            <text:p text:style-name="P3296"><text:span text:style-name="T3297">CF=0</text:span></text:p>
          </table:table-cell>
          <table:table-cell table:style-name="TableCell3298">
            <text:p text:style-name="P3299"/>
          </table:table-cell>
          <table:table-cell table:style-name="TableCell3300">
            <text:p text:style-name="P3301"><text:span text:style-name="T3302">ZF=0</text:span></text:p>
          </table:table-cell>
        </table:table-row>
        <table:table-row table:style-name="TableRow3303">
          <table:table-cell table:style-name="TableCell3304">
            <text:p text:style-name="P3305"><text:span text:style-name="T3306">PF=0</text:span></text:p>
          </table:table-cell>
          <table:table-cell table:style-name="TableCell3307">
            <text:p text:style-name="P3308"/>
          </table:table-cell>
          <table:table-cell table:style-name="TableCell3309">
            <text:p text:style-name="P3310"><text:span text:style-name="T3311">SF=0</text:span></text:p>
          </table:table-cell>
        </table:table-row>
        <table:table-row table:style-name="TableRow3312">
          <table:table-cell table:style-name="TableCell3313">
            <text:p text:style-name="P3314"><text:span text:style-name="T3315">AF=1</text:span></text:p>
          </table:table-cell>
          <table:table-cell table:style-name="TableCell3316">
            <text:p text:style-name="P3317"/>
          </table:table-cell>
          <table:table-cell table:style-name="TableCell3318">
            <text:p text:style-name="P3319"><text:span text:style-name="T3320">OF=1</text:span></text:p>
            <text:p text:style-name="P3321"/>
          </table:table-cell>
        </table:table-row>
      </table:table>
      <text:p text:style-name="P3322"><text:span text:style-name="T3323">Для знаковой </text:span></text:p>
      <text:p text:style-name="P3324"><text:span text:style-name="T3325">интерпретации результат некорректен вследствие</text:span></text:p>
      <text:p text:style-name="P3326"><text:span text:style-name="T3327">возникающего </text:span></text:p>
      <text:p text:style-name="P3328"><text:span text:style-name="T3329">переполнения, для беззнаковой интерпретации</text:span></text:p>
      <text:p text:style-name="P3330"><text:span text:style-name="T3331">результат </text:span></text:p>
      <text:p text:style-name="P3332"><text:span text:style-name="T3333">некорректен из-за возникающего заёма из старшего</text:span></text:p>
      <text:p text:style-name="P3334"><text:span text:style-name="T3335">разряда.</text:span></text:p>
      <text:p text:style-name="P3336"/>
      <table:table table:style-name="Table3337">
        <table:table-columns>
          <table:table-column table:style-name="TableColumn3338"/>
          <table:table-column table:style-name="TableColumn3339"/>
          <table:table-column table:style-name="TableColumn3340"/>
          <table:table-column table:style-name="TableColumn3341"/>
          <table:table-column table:style-name="TableColumn3342"/>
          <table:table-column table:style-name="TableColumn3343"/>
          <table:table-column table:style-name="TableColumn3344"/>
          <table:table-column table:style-name="TableColumn3345"/>
          <table:table-column table:style-name="TableColumn3346"/>
          <table:table-column table:style-name="TableColumn3347"/>
          <table:table-column table:style-name="TableColumn3348"/>
          <table:table-column table:style-name="TableColumn3349"/>
          <table:table-column table:style-name="TableColumn3350"/>
        </table:table-columns>
        <table:table-row table:style-name="TableRow3351">
          <table:table-cell table:style-name="TableCell3352" table:number-columns-spanned="9">
            <text:p text:style-name="P3353"><text:span text:style-name="T3354">А&gt;0, B&l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55" table:number-columns-spanned="4">
            <text:p text:style-name="P3356"><text:span text:style-name="T3357">Интерпретации</text:span></text:p>
          </table:table-cell>
          <table:covered-table-cell/>
          <table:covered-table-cell/>
          <table:covered-table-cell/>
        </table:table-row>
        <table:table-row table:style-name="TableRow3358">
          <table:table-cell table:style-name="TableCell3359">
            <text:p text:style-name="P3360"/>
          </table:table-cell>
          <table:table-cell table:style-name="TableCell3361">
            <text:p text:style-name="P3362"><text:span text:style-name="T3363"><draw:frame draw:style-name="a50" draw:name="Picture 3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3364">
            <text:p text:style-name="P3365"/>
          </table:table-cell>
          <table:table-cell table:style-name="TableCell3366">
            <text:p text:style-name="P3367"/>
          </table:table-cell>
          <table:table-cell table:style-name="TableCell3368">
            <text:p text:style-name="P3369"/>
          </table:table-cell>
          <table:table-cell table:style-name="TableCell3370">
            <text:p text:style-name="P3371"/>
          </table:table-cell>
          <table:table-cell table:style-name="TableCell3372">
            <text:p text:style-name="P3373"/>
          </table:table-cell>
          <table:table-cell table:style-name="TableCell3374">
            <text:p text:style-name="P3375"/>
          </table:table-cell>
          <table:table-cell table:style-name="TableCell3376">
            <text:p text:style-name="P3377"/>
          </table:table-cell>
          <table:table-cell table:style-name="TableCell3378">
            <text:p text:style-name="P3379"/>
          </table:table-cell>
          <table:table-cell table:style-name="TableCell3380">
            <text:p text:style-name="P3381"><text:span text:style-name="T3382">Знаковая</text:span></text:p>
          </table:table-cell>
          <table:table-cell table:style-name="TableCell3383">
            <text:p text:style-name="P3384"/>
          </table:table-cell>
          <table:table-cell table:style-name="TableCell3385">
            <text:p text:style-name="P3386"><text:span text:style-name="T3387">Беззнаковая</text:span></text:p>
          </table:table-cell>
        </table:table-row>
        <table:table-row table:style-name="TableRow3388">
          <table:table-cell table:style-name="TableCell3389">
            <text:p text:style-name="P3390"><text:span text:style-name="T3391">A</text:span><text:span text:style-name="T3392">пр.</text:span></text:p>
          </table:table-cell>
          <table:table-cell table:style-name="TableCell3393">
            <text:p text:style-name="P3394"><text:span text:style-name="T3395">0</text:span></text:p>
          </table:table-cell>
          <table:table-cell table:style-name="TableCell3396">
            <text:p text:style-name="P3397"><text:span text:style-name="T3398">1</text:span></text:p>
          </table:table-cell>
          <table:table-cell table:style-name="TableCell3399">
            <text:p text:style-name="P3400"><text:span text:style-name="T3401">0</text:span></text:p>
          </table:table-cell>
          <table:table-cell table:style-name="TableCell3402">
            <text:p text:style-name="P3403"><text:span text:style-name="T3404">1</text:span></text:p>
          </table:table-cell>
          <table:table-cell table:style-name="TableCell3405">
            <text:p text:style-name="P3406"><text:span text:style-name="T3407">1</text:span></text:p>
          </table:table-cell>
          <table:table-cell table:style-name="TableCell3408">
            <text:p text:style-name="P3409"><text:span text:style-name="T3410">1</text:span></text:p>
          </table:table-cell>
          <table:table-cell table:style-name="TableCell3411">
            <text:p text:style-name="P3412"><text:span text:style-name="T3413">1</text:span></text:p>
          </table:table-cell>
          <table:table-cell table:style-name="TableCell3414">
            <text:p text:style-name="P3415"><text:span text:style-name="T3416">0</text:span></text:p>
          </table:table-cell>
          <table:table-cell table:style-name="TableCell3417" table:number-rows-spanned="2">
            <text:p text:style-name="P3418"/>
            <text:p text:style-name="P3419"><text:span text:style-name="T3420">-</text:span></text:p>
          </table:table-cell>
          <table:table-cell table:style-name="TableCell3421">
            <text:p text:style-name="P3422"><text:span text:style-name="T3423">94</text:span></text:p>
          </table:table-cell>
          <table:table-cell table:style-name="TableCell3424">
            <text:p text:style-name="P3425"/>
          </table:table-cell>
          <table:table-cell table:style-name="TableCell3426">
            <text:p text:style-name="P3427"><text:span text:style-name="T3428">94</text:span></text:p>
          </table:table-cell>
        </table:table-row>
        <table:table-row table:style-name="TableRow3429">
          <table:table-cell table:style-name="TableCell3430">
            <text:p text:style-name="P3431"><text:span text:style-name="T3432">B</text:span><text:span text:style-name="T3433">доп..</text:span></text:p>
          </table:table-cell>
          <table:table-cell table:style-name="TableCell3434">
            <text:p text:style-name="P3435"><text:span text:style-name="T3436">1</text:span></text:p>
          </table:table-cell>
          <table:table-cell table:style-name="TableCell3437">
            <text:p text:style-name="P3438"><text:span text:style-name="T3439">0</text:span></text:p>
          </table:table-cell>
          <table:table-cell table:style-name="TableCell3440">
            <text:p text:style-name="P3441"><text:span text:style-name="T3442">0</text:span></text:p>
          </table:table-cell>
          <table:table-cell table:style-name="TableCell3443">
            <text:p text:style-name="P3444"><text:span text:style-name="T3445">1</text:span></text:p>
          </table:table-cell>
          <table:table-cell table:style-name="TableCell3446">
            <text:p text:style-name="P3447"><text:span text:style-name="T3448">1</text:span></text:p>
          </table:table-cell>
          <table:table-cell table:style-name="TableCell3449">
            <text:p text:style-name="P3450"><text:span text:style-name="T3451">1</text:span></text:p>
          </table:table-cell>
          <table:table-cell table:style-name="TableCell3452">
            <text:p text:style-name="P3453"><text:span text:style-name="T3454">0</text:span></text:p>
          </table:table-cell>
          <table:table-cell table:style-name="TableCell3455">
            <text:p text:style-name="P3456"><text:span text:style-name="T3457">0</text:span></text:p>
          </table:table-cell>
          <table:covered-table-cell>
            <text:p text:style-name="P3458"/>
          </table:covered-table-cell>
          <table:table-cell table:style-name="TableCell3459">
            <text:p text:style-name="P3460"><text:span text:style-name="T3461">-100</text:span></text:p>
          </table:table-cell>
          <table:table-cell table:style-name="TableCell3462">
            <text:p text:style-name="P3463"/>
          </table:table-cell>
          <table:table-cell table:style-name="TableCell3464">
            <text:p text:style-name="P3465"><text:span text:style-name="T3466">100</text:span></text:p>
          </table:table-cell>
        </table:table-row>
        <table:table-row table:style-name="TableRow3467">
          <table:table-cell table:style-name="TableCell3468">
            <text:p text:style-name="P3469"><text:span text:style-name="T3470">C</text:span><text:span text:style-name="T3471">доп.</text:span></text:p>
          </table:table-cell>
          <table:table-cell table:style-name="TableCell3472">
            <text:p text:style-name="P3473"><text:span text:style-name="T3474">1</text:span></text:p>
          </table:table-cell>
          <table:table-cell table:style-name="TableCell3475">
            <text:p text:style-name="P3476"><text:span text:style-name="T3477">1</text:span></text:p>
          </table:table-cell>
          <table:table-cell table:style-name="TableCell3478">
            <text:p text:style-name="P3479"><text:span text:style-name="T3480">0</text:span></text:p>
          </table:table-cell>
          <table:table-cell table:style-name="TableCell3481">
            <text:p text:style-name="P3482"><text:span text:style-name="T3483">0</text:span></text:p>
          </table:table-cell>
          <table:table-cell table:style-name="TableCell3484">
            <text:p text:style-name="P3485"><text:span text:style-name="T3486"><text:s/>0</text:span></text:p>
          </table:table-cell>
          <table:table-cell table:style-name="TableCell3487">
            <text:p text:style-name="P3488"><text:span text:style-name="T3489">0</text:span></text:p>
          </table:table-cell>
          <table:table-cell table:style-name="TableCell3490">
            <text:p text:style-name="P3491"><text:span text:style-name="T3492">1</text:span></text:p>
          </table:table-cell>
          <table:table-cell table:style-name="TableCell3493">
            <text:p text:style-name="P3494"><text:span text:style-name="T3495">0</text:span></text:p>
          </table:table-cell>
          <table:table-cell table:style-name="TableCell3496">
            <text:p text:style-name="P3497"/>
          </table:table-cell>
          <table:table-cell table:style-name="TableCell3498">
            <text:p text:style-name="P3499"/>
          </table:table-cell>
          <table:table-cell table:style-name="TableCell3500">
            <text:p text:style-name="P3501"/>
          </table:table-cell>
          <table:table-cell table:style-name="TableCell3502">
            <text:p text:style-name="P3503"><text:span text:style-name="T3504">194</text:span></text:p>
          </table:table-cell>
        </table:table-row>
        <table:table-row table:style-name="TableRow3505">
          <table:table-cell table:style-name="TableCell3506">
            <text:p text:style-name="P3507"><text:span text:style-name="T3508">С</text:span><text:span text:style-name="T3509">пр.</text:span></text:p>
          </table:table-cell>
          <table:table-cell table:style-name="TableCell3510">
            <text:p text:style-name="P3511"><text:span text:style-name="T3512">1</text:span></text:p>
          </table:table-cell>
          <table:table-cell table:style-name="TableCell3513">
            <text:p text:style-name="P3514"><text:span text:style-name="T3515">0</text:span></text:p>
          </table:table-cell>
          <table:table-cell table:style-name="TableCell3516">
            <text:p text:style-name="P3517"><text:span text:style-name="T3518">1</text:span></text:p>
          </table:table-cell>
          <table:table-cell table:style-name="TableCell3519">
            <text:p text:style-name="P3520"><text:span text:style-name="T3521">1</text:span></text:p>
          </table:table-cell>
          <table:table-cell table:style-name="TableCell3522">
            <text:p text:style-name="P3523"><text:span text:style-name="T3524"><text:s/>1</text:span></text:p>
          </table:table-cell>
          <table:table-cell table:style-name="TableCell3525">
            <text:p text:style-name="P3526"><text:span text:style-name="T3527">1</text:span></text:p>
          </table:table-cell>
          <table:table-cell table:style-name="TableCell3528">
            <text:p text:style-name="P3529"><text:span text:style-name="T3530">1</text:span></text:p>
          </table:table-cell>
          <table:table-cell table:style-name="TableCell3531">
            <text:p text:style-name="P3532"><text:span text:style-name="T3533">0</text:span></text:p>
          </table:table-cell>
          <table:table-cell table:style-name="TableCell3534">
            <text:p text:style-name="P3535"/>
          </table:table-cell>
          <table:table-cell table:style-name="TableCell3536">
            <text:p text:style-name="P3537"><text:span text:style-name="T3538">-62?</text:span></text:p>
          </table:table-cell>
          <table:table-cell table:style-name="TableCell3539">
            <text:p text:style-name="P3540"/>
          </table:table-cell>
          <table:table-cell table:style-name="TableCell3541">
            <text:p text:style-name="P3542"/>
          </table:table-cell>
        </table:table-row>
      </table:table>
      <text:p text:style-name="P3543"/>
      <table:table table:style-name="Table3544">
        <table:table-columns>
          <table:table-column table:style-name="TableColumn3545"/>
          <table:table-column table:style-name="TableColumn3546"/>
          <table:table-column table:style-name="TableColumn3547"/>
        </table:table-columns>
        <table:table-row table:style-name="TableRow3548">
          <table:table-cell table:style-name="TableCell3549">
            <text:soft-page-break/>
            <text:p text:style-name="P3550"><text:span text:style-name="T3551">CF=1</text:span></text:p>
          </table:table-cell>
          <table:table-cell table:style-name="TableCell3552">
            <text:p text:style-name="P3553"/>
          </table:table-cell>
          <table:table-cell table:style-name="TableCell3554">
            <text:p text:style-name="P3555"><text:span text:style-name="T3556">ZF=0</text:span></text:p>
          </table:table-cell>
        </table:table-row>
        <table:table-row table:style-name="TableRow3557">
          <table:table-cell table:style-name="TableCell3558">
            <text:p text:style-name="P3559"><text:span text:style-name="T3560">PF=0</text:span></text:p>
          </table:table-cell>
          <table:table-cell table:style-name="TableCell3561">
            <text:p text:style-name="P3562"/>
          </table:table-cell>
          <table:table-cell table:style-name="TableCell3563">
            <text:p text:style-name="P3564"><text:span text:style-name="T3565">SF=1</text:span></text:p>
          </table:table-cell>
        </table:table-row>
        <table:table-row table:style-name="TableRow3566">
          <table:table-cell table:style-name="TableCell3567">
            <text:p text:style-name="P3568"><text:span text:style-name="T3569">AF=0</text:span></text:p>
          </table:table-cell>
          <table:table-cell table:style-name="TableCell3570">
            <text:p text:style-name="P3571"/>
          </table:table-cell>
          <table:table-cell table:style-name="TableCell3572">
            <text:p text:style-name="P3573"><text:span text:style-name="T3574">OF=1</text:span></text:p>
          </table:table-cell>
        </table:table-row>
      </table:table>
      <text:p text:style-name="P3575"><text:span text:style-name="T3576">Для знаковой интерпретации результат некорректен</text:span></text:p>
      <text:p text:style-name="P3577"><text:span text:style-name="T3578">вследствие возникающего переполнения.</text:span></text:p>
      <text:p text:style-name="P3579"><text:span text:style-name="T3580">3.Значение числа</text:span><text:span text:style-name="T3581"> </text:span></text:p>
      <text:p text:style-name="P3582"><text:span text:style-name="T3583">В</text:span><text:span text:style-name="T3584"><text:s/>фиксируем<text:s/></text:span><text:span text:style-name="T3585">(В</text:span><text:span text:style-name="T3586"><text:s/>= 23), а значение<text:s/></text:span><text:span text:style-name="T3587">А</text:span><text:span text:style-name="T3588"><text:s/>подбираем</text:span></text:p>
      <text:p text:style-name="P3589"><text:span text:style-name="T3590">согласно формуле<text:s/></text:span><text:span text:style-name="T3591">А + В</text:span><text:span text:style-name="T3592"><text:s/>= 128,</text:span><text:span text:style-name="T3593"> </text:span></text:p>
      <text:p text:style-name="P3594"><text:span text:style-name="T3595">благодаря которой при вычитании из</text:span></text:p>
      <text:p text:style-name="P3596"><text:span text:style-name="T3597">положительного числа</text:span><text:span text:style-name="T3598"> </text:span></text:p>
      <text:p text:style-name="P3599"><text:span text:style-name="T3600">отрицательного будет фиксироваться</text:span></text:p>
      <text:p text:style-name="P3601"><text:span text:style-name="T3602">переполнение, а при вычитании из отрицательного числа</text:span></text:p>
      <text:p text:style-name="P3603"><text:span text:style-name="T3604">положительного не будет. Тогда<text:s/></text:span><text:span text:style-name="T3605">А</text:span><text:span text:style-name="T3606"><text:s/>= 105.</text:span></text:p>
      <text:p text:style-name="P3607"><text:line-break/></text:p>
      <table:table table:style-name="Table3608">
        <table:table-columns>
          <table:table-column table:style-name="TableColumn3609"/>
          <table:table-column table:style-name="TableColumn3610"/>
          <table:table-column table:style-name="TableColumn3611"/>
          <table:table-column table:style-name="TableColumn3612"/>
          <table:table-column table:style-name="TableColumn3613"/>
          <table:table-column table:style-name="TableColumn3614"/>
          <table:table-column table:style-name="TableColumn3615"/>
          <table:table-column table:style-name="TableColumn3616"/>
          <table:table-column table:style-name="TableColumn3617"/>
          <table:table-column table:style-name="TableColumn3618"/>
          <table:table-column table:style-name="TableColumn3619"/>
          <table:table-column table:style-name="TableColumn3620"/>
          <table:table-column table:style-name="TableColumn3621"/>
        </table:table-columns>
        <table:table-row table:style-name="TableRow3622">
          <table:table-cell table:style-name="TableCell3623" table:number-columns-spanned="9">
            <text:p text:style-name="P3624"><text:span text:style-name="T3625">А&gt;0, B&l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26" table:number-columns-spanned="4">
            <text:p text:style-name="P3627"><text:span text:style-name="T3628">Интерпретации</text:span></text:p>
          </table:table-cell>
          <table:covered-table-cell/>
          <table:covered-table-cell/>
          <table:covered-table-cell/>
        </table:table-row>
        <table:table-row table:style-name="TableRow3629">
          <table:table-cell table:style-name="TableCell3630">
            <text:p text:style-name="P3631"/>
          </table:table-cell>
          <table:table-cell table:style-name="TableCell3632">
            <text:p text:style-name="P3633"><text:span text:style-name="T3634"><draw:frame draw:style-name="a51" draw:name="Picture 2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3635">
            <text:p text:style-name="P3636"/>
          </table:table-cell>
          <table:table-cell table:style-name="TableCell3637">
            <text:p text:style-name="P3638"/>
          </table:table-cell>
          <table:table-cell table:style-name="TableCell3639">
            <text:p text:style-name="P3640"/>
          </table:table-cell>
          <table:table-cell table:style-name="TableCell3641">
            <text:p text:style-name="P3642"/>
          </table:table-cell>
          <table:table-cell table:style-name="TableCell3643">
            <text:p text:style-name="P3644"/>
          </table:table-cell>
          <table:table-cell table:style-name="TableCell3645">
            <text:p text:style-name="P3646"/>
          </table:table-cell>
          <table:table-cell table:style-name="TableCell3647">
            <text:p text:style-name="P3648"/>
          </table:table-cell>
          <table:table-cell table:style-name="TableCell3649">
            <text:p text:style-name="P3650"/>
          </table:table-cell>
          <table:table-cell table:style-name="TableCell3651">
            <text:p text:style-name="P3652"><text:span text:style-name="T3653">Знаковая</text:span></text:p>
          </table:table-cell>
          <table:table-cell table:style-name="TableCell3654">
            <text:p text:style-name="P3655"/>
          </table:table-cell>
          <table:table-cell table:style-name="TableCell3656">
            <text:p text:style-name="P3657"><text:span text:style-name="T3658">Беззнаковая</text:span></text:p>
          </table:table-cell>
        </table:table-row>
        <table:table-row table:style-name="TableRow3659">
          <table:table-cell table:style-name="TableCell3660">
            <text:p text:style-name="P3661"><text:span text:style-name="T3662">A</text:span><text:span text:style-name="T3663">пр.</text:span></text:p>
          </table:table-cell>
          <table:table-cell table:style-name="TableCell3664">
            <text:p text:style-name="P3665"><text:span text:style-name="T3666">0</text:span></text:p>
          </table:table-cell>
          <table:table-cell table:style-name="TableCell3667">
            <text:p text:style-name="P3668"><text:span text:style-name="T3669">1</text:span></text:p>
          </table:table-cell>
          <table:table-cell table:style-name="TableCell3670">
            <text:p text:style-name="P3671"><text:span text:style-name="T3672">0</text:span></text:p>
          </table:table-cell>
          <table:table-cell table:style-name="TableCell3673">
            <text:p text:style-name="P3674"><text:span text:style-name="T3675">0</text:span></text:p>
          </table:table-cell>
          <table:table-cell table:style-name="TableCell3676">
            <text:p text:style-name="P3677"><text:span text:style-name="T3678">1</text:span></text:p>
          </table:table-cell>
          <table:table-cell table:style-name="TableCell3679">
            <text:p text:style-name="P3680"><text:span text:style-name="T3681">1</text:span></text:p>
          </table:table-cell>
          <table:table-cell table:style-name="TableCell3682">
            <text:p text:style-name="P3683"><text:span text:style-name="T3684">0</text:span></text:p>
          </table:table-cell>
          <table:table-cell table:style-name="TableCell3685">
            <text:p text:style-name="P3686"><text:span text:style-name="T3687">0</text:span></text:p>
          </table:table-cell>
          <table:table-cell table:style-name="TableCell3688" table:number-rows-spanned="2">
            <text:p text:style-name="P3689"/>
            <text:p text:style-name="P3690"><text:span text:style-name="T3691">-</text:span></text:p>
          </table:table-cell>
          <table:table-cell table:style-name="TableCell3692">
            <text:p text:style-name="P3693"><text:span text:style-name="T3694">105</text:span></text:p>
          </table:table-cell>
          <table:table-cell table:style-name="TableCell3695">
            <text:p text:style-name="P3696"/>
          </table:table-cell>
          <table:table-cell table:style-name="TableCell3697">
            <text:p text:style-name="P3698"><text:span text:style-name="T3699">105</text:span></text:p>
          </table:table-cell>
        </table:table-row>
        <table:table-row table:style-name="TableRow3700">
          <table:table-cell table:style-name="TableCell3701">
            <text:p text:style-name="P3702"><text:span text:style-name="T3703">B</text:span><text:span text:style-name="T3704">доп.</text:span></text:p>
          </table:table-cell>
          <table:table-cell table:style-name="TableCell3705">
            <text:p text:style-name="P3706"><text:span text:style-name="T3707">1</text:span></text:p>
          </table:table-cell>
          <table:table-cell table:style-name="TableCell3708">
            <text:p text:style-name="P3709"><text:span text:style-name="T3710">1</text:span></text:p>
          </table:table-cell>
          <table:table-cell table:style-name="TableCell3711">
            <text:p text:style-name="P3712"><text:span text:style-name="T3713">1</text:span></text:p>
          </table:table-cell>
          <table:table-cell table:style-name="TableCell3714">
            <text:p text:style-name="P3715"><text:span text:style-name="T3716">1</text:span></text:p>
          </table:table-cell>
          <table:table-cell table:style-name="TableCell3717">
            <text:p text:style-name="P3718"><text:span text:style-name="T3719">0</text:span></text:p>
          </table:table-cell>
          <table:table-cell table:style-name="TableCell3720">
            <text:p text:style-name="P3721"><text:span text:style-name="T3722">1</text:span></text:p>
          </table:table-cell>
          <table:table-cell table:style-name="TableCell3723">
            <text:p text:style-name="P3724"><text:span text:style-name="T3725">0</text:span></text:p>
          </table:table-cell>
          <table:table-cell table:style-name="TableCell3726">
            <text:p text:style-name="P3727"><text:span text:style-name="T3728">0</text:span></text:p>
          </table:table-cell>
          <table:covered-table-cell>
            <text:p text:style-name="P3729"/>
          </table:covered-table-cell>
          <table:table-cell table:style-name="TableCell3730">
            <text:p text:style-name="P3731"><text:span text:style-name="T3732">-23</text:span></text:p>
          </table:table-cell>
          <table:table-cell table:style-name="TableCell3733">
            <text:p text:style-name="P3734"/>
          </table:table-cell>
          <table:table-cell table:style-name="TableCell3735">
            <text:p text:style-name="P3736"><text:span text:style-name="T3737">233</text:span></text:p>
          </table:table-cell>
        </table:table-row>
        <table:table-row table:style-name="TableRow3738">
          <table:table-cell table:style-name="TableCell3739">
            <text:p text:style-name="P3740"><text:span text:style-name="T3741">C</text:span><text:span text:style-name="T3742">доп.</text:span></text:p>
          </table:table-cell>
          <table:table-cell table:style-name="TableCell3743">
            <text:p text:style-name="P3744"><text:span text:style-name="T3745">1</text:span></text:p>
          </table:table-cell>
          <table:table-cell table:style-name="TableCell3746">
            <text:p text:style-name="P3747"><text:span text:style-name="T3748">0</text:span></text:p>
          </table:table-cell>
          <table:table-cell table:style-name="TableCell3749">
            <text:p text:style-name="P3750"><text:span text:style-name="T3751">0</text:span></text:p>
          </table:table-cell>
          <table:table-cell table:style-name="TableCell3752">
            <text:p text:style-name="P3753"><text:span text:style-name="T3754">0</text:span></text:p>
          </table:table-cell>
          <table:table-cell table:style-name="TableCell3755">
            <text:p text:style-name="P3756"><text:span text:style-name="T3757"><text:s/>0</text:span></text:p>
          </table:table-cell>
          <table:table-cell table:style-name="TableCell3758">
            <text:p text:style-name="P3759"><text:span text:style-name="T3760">0</text:span></text:p>
          </table:table-cell>
          <table:table-cell table:style-name="TableCell3761">
            <text:p text:style-name="P3762"><text:span text:style-name="T3763">0</text:span></text:p>
          </table:table-cell>
          <table:table-cell table:style-name="TableCell3764">
            <text:p text:style-name="P3765"><text:span text:style-name="T3766">0</text:span></text:p>
          </table:table-cell>
          <table:table-cell table:style-name="TableCell3767">
            <text:p text:style-name="P3768"/>
          </table:table-cell>
          <table:table-cell table:style-name="TableCell3769">
            <text:p text:style-name="P3770"/>
          </table:table-cell>
          <table:table-cell table:style-name="TableCell3771">
            <text:p text:style-name="P3772"/>
          </table:table-cell>
          <table:table-cell table:style-name="TableCell3773">
            <text:p text:style-name="P3774"><text:span text:style-name="T3775">128?</text:span></text:p>
          </table:table-cell>
        </table:table-row>
        <table:table-row table:style-name="TableRow3776">
          <table:table-cell table:style-name="TableCell3777">
            <text:p text:style-name="P3778"><text:span text:style-name="T3779">С</text:span><text:span text:style-name="T3780">пр.</text:span></text:p>
          </table:table-cell>
          <table:table-cell table:style-name="TableCell3781">
            <text:p text:style-name="P3782"><text:span text:style-name="T3783">1</text:span></text:p>
          </table:table-cell>
          <table:table-cell table:style-name="TableCell3784">
            <text:p text:style-name="P3785"><text:span text:style-name="T3786">0</text:span></text:p>
          </table:table-cell>
          <table:table-cell table:style-name="TableCell3787">
            <text:p text:style-name="P3788"><text:span text:style-name="T3789">0</text:span></text:p>
          </table:table-cell>
          <table:table-cell table:style-name="TableCell3790">
            <text:p text:style-name="P3791"><text:span text:style-name="T3792">0</text:span></text:p>
          </table:table-cell>
          <table:table-cell table:style-name="TableCell3793">
            <text:p text:style-name="P3794"><text:span text:style-name="T3795"><text:s/>0</text:span></text:p>
          </table:table-cell>
          <table:table-cell table:style-name="TableCell3796">
            <text:p text:style-name="P3797"><text:span text:style-name="T3798">0</text:span></text:p>
          </table:table-cell>
          <table:table-cell table:style-name="TableCell3799">
            <text:p text:style-name="P3800"><text:span text:style-name="T3801">0</text:span></text:p>
          </table:table-cell>
          <table:table-cell table:style-name="TableCell3802">
            <text:p text:style-name="P3803"><text:span text:style-name="T3804">0</text:span></text:p>
          </table:table-cell>
          <table:table-cell table:style-name="TableCell3805">
            <text:p text:style-name="P3806"/>
          </table:table-cell>
          <table:table-cell table:style-name="TableCell3807">
            <text:p text:style-name="P3808"><text:span text:style-name="T3809">-128?</text:span></text:p>
          </table:table-cell>
          <table:table-cell table:style-name="TableCell3810">
            <text:p text:style-name="P3811"/>
          </table:table-cell>
          <table:table-cell table:style-name="TableCell3812">
            <text:p text:style-name="P3813"/>
          </table:table-cell>
        </table:table-row>
      </table:table>
      <text:p text:style-name="P3814"/>
      <table:table table:style-name="Table3815">
        <table:table-columns>
          <table:table-column table:style-name="TableColumn3816"/>
          <table:table-column table:style-name="TableColumn3817"/>
          <table:table-column table:style-name="TableColumn3818"/>
        </table:table-columns>
        <table:table-row table:style-name="TableRow3819">
          <table:table-cell table:style-name="TableCell3820">
            <text:p text:style-name="P3821"><text:span text:style-name="T3822">CF=1</text:span></text:p>
          </table:table-cell>
          <table:table-cell table:style-name="TableCell3823">
            <text:p text:style-name="P3824"/>
          </table:table-cell>
          <table:table-cell table:style-name="TableCell3825">
            <text:p text:style-name="P3826"><text:span text:style-name="T3827">ZF=0</text:span></text:p>
          </table:table-cell>
        </table:table-row>
        <text:soft-page-break/>
        <table:table-row table:style-name="TableRow3828">
          <table:table-cell table:style-name="TableCell3829">
            <text:p text:style-name="P3830"><text:span text:style-name="T3831">PF=0</text:span></text:p>
          </table:table-cell>
          <table:table-cell table:style-name="TableCell3832">
            <text:p text:style-name="P3833"/>
          </table:table-cell>
          <table:table-cell table:style-name="TableCell3834">
            <text:p text:style-name="P3835"><text:span text:style-name="T3836">SF=1</text:span></text:p>
          </table:table-cell>
        </table:table-row>
        <table:table-row table:style-name="TableRow3837">
          <table:table-cell table:style-name="TableCell3838">
            <text:p text:style-name="P3839"><text:span text:style-name="T3840">AF=0</text:span></text:p>
          </table:table-cell>
          <table:table-cell table:style-name="TableCell3841">
            <text:p text:style-name="P3842"/>
          </table:table-cell>
          <table:table-cell table:style-name="TableCell3843">
            <text:p text:style-name="P3844"><text:span text:style-name="T3845">OF=1</text:span></text:p>
          </table:table-cell>
        </table:table-row>
      </table:table>
      <text:p text:style-name="P3846"><text:span text:style-name="T3847">Результат беззнаковой интерпретации </text:span></text:p>
      <text:p text:style-name="P3848"><text:span text:style-name="T3849">некорректен вследствие</text:span></text:p>
      <text:p text:style-name="P3850"><text:span text:style-name="T3851">возникающего заёма из разряда за </text:span></text:p>
      <text:p text:style-name="P3852"><text:span text:style-name="T3853">пределами формата,</text:span></text:p>
      <text:p text:style-name="P3854"><text:span text:style-name="T3855">для знаковой интерпретации результат некорректен</text:span></text:p>
      <text:p text:style-name="P3856"><text:span text:style-name="T3857">из-за переполнения.</text:span></text:p>
      <text:p text:style-name="P3858"/>
      <table:table table:style-name="Table3859">
        <table:table-columns>
          <table:table-column table:style-name="TableColumn3860"/>
          <table:table-column table:style-name="TableColumn3861"/>
          <table:table-column table:style-name="TableColumn3862"/>
          <table:table-column table:style-name="TableColumn3863"/>
          <table:table-column table:style-name="TableColumn3864"/>
          <table:table-column table:style-name="TableColumn3865"/>
          <table:table-column table:style-name="TableColumn3866"/>
          <table:table-column table:style-name="TableColumn3867"/>
          <table:table-column table:style-name="TableColumn3868"/>
          <table:table-column table:style-name="TableColumn3869"/>
          <table:table-column table:style-name="TableColumn3870"/>
          <table:table-column table:style-name="TableColumn3871"/>
          <table:table-column table:style-name="TableColumn3872"/>
        </table:table-columns>
        <table:table-row table:style-name="TableRow3873">
          <table:table-cell table:style-name="TableCell3874" table:number-columns-spanned="9">
            <text:p text:style-name="P3875"><text:span text:style-name="T3876">А&lt;0, B&gt;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77" table:number-columns-spanned="4">
            <text:p text:style-name="P3878"><text:span text:style-name="T3879">Интерпретации</text:span></text:p>
          </table:table-cell>
          <table:covered-table-cell/>
          <table:covered-table-cell/>
          <table:covered-table-cell/>
        </table:table-row>
        <table:table-row table:style-name="TableRow3880">
          <table:table-cell table:style-name="TableCell3881">
            <text:p text:style-name="P3882"/>
          </table:table-cell>
          <table:table-cell table:style-name="TableCell3883">
            <text:p text:style-name="P3884"><text:span text:style-name="T3885"><draw:frame draw:style-name="a52" draw:name="Picture 1" text:anchor-type="as-char" svg:x="0in" svg:y="0in" svg:width="0.21667in" svg:height="0.1166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3886">
            <text:p text:style-name="P3887"/>
          </table:table-cell>
          <table:table-cell table:style-name="TableCell3888">
            <text:p text:style-name="P3889"/>
          </table:table-cell>
          <table:table-cell table:style-name="TableCell3890">
            <text:p text:style-name="P3891"/>
          </table:table-cell>
          <table:table-cell table:style-name="TableCell3892">
            <text:p text:style-name="P3893"/>
          </table:table-cell>
          <table:table-cell table:style-name="TableCell3894">
            <text:p text:style-name="P3895"/>
          </table:table-cell>
          <table:table-cell table:style-name="TableCell3896">
            <text:p text:style-name="P3897"/>
          </table:table-cell>
          <table:table-cell table:style-name="TableCell3898">
            <text:p text:style-name="P3899"/>
          </table:table-cell>
          <table:table-cell table:style-name="TableCell3900">
            <text:p text:style-name="P3901"/>
          </table:table-cell>
          <table:table-cell table:style-name="TableCell3902">
            <text:p text:style-name="P3903"><text:span text:style-name="T3904">Знаковая</text:span></text:p>
          </table:table-cell>
          <table:table-cell table:style-name="TableCell3905">
            <text:p text:style-name="P3906"/>
          </table:table-cell>
          <table:table-cell table:style-name="TableCell3907">
            <text:p text:style-name="P3908"><text:span text:style-name="T3909">Беззнаковая</text:span></text:p>
          </table:table-cell>
        </table:table-row>
        <table:table-row table:style-name="TableRow3910">
          <table:table-cell table:style-name="TableCell3911">
            <text:p text:style-name="P3912"><text:span text:style-name="T3913">A</text:span><text:span text:style-name="T3914">доп.</text:span></text:p>
          </table:table-cell>
          <table:table-cell table:style-name="TableCell3915">
            <text:p text:style-name="P3916"><text:span text:style-name="T3917">1</text:span></text:p>
          </table:table-cell>
          <table:table-cell table:style-name="TableCell3918">
            <text:p text:style-name="P3919"><text:span text:style-name="T3920">1</text:span></text:p>
          </table:table-cell>
          <table:table-cell table:style-name="TableCell3921">
            <text:p text:style-name="P3922"><text:span text:style-name="T3923">1</text:span></text:p>
          </table:table-cell>
          <table:table-cell table:style-name="TableCell3924">
            <text:p text:style-name="P3925"><text:span text:style-name="T3926">0</text:span></text:p>
          </table:table-cell>
          <table:table-cell table:style-name="TableCell3927">
            <text:p text:style-name="P3928"><text:span text:style-name="T3929">1</text:span></text:p>
          </table:table-cell>
          <table:table-cell table:style-name="TableCell3930">
            <text:p text:style-name="P3931"><text:span text:style-name="T3932">0</text:span></text:p>
          </table:table-cell>
          <table:table-cell table:style-name="TableCell3933">
            <text:p text:style-name="P3934"><text:span text:style-name="T3935">0</text:span></text:p>
          </table:table-cell>
          <table:table-cell table:style-name="TableCell3936">
            <text:p text:style-name="P3937"><text:span text:style-name="T3938">1</text:span></text:p>
          </table:table-cell>
          <table:table-cell table:style-name="TableCell3939" table:number-rows-spanned="2">
            <text:p text:style-name="P3940"/>
            <text:p text:style-name="P3941"><text:span text:style-name="T3942">-</text:span></text:p>
          </table:table-cell>
          <table:table-cell table:style-name="TableCell3943">
            <text:p text:style-name="P3944"><text:span text:style-name="T3945">-105</text:span></text:p>
          </table:table-cell>
          <table:table-cell table:style-name="TableCell3946">
            <text:p text:style-name="P3947"/>
          </table:table-cell>
          <table:table-cell table:style-name="TableCell3948">
            <text:p text:style-name="P3949"><text:span text:style-name="T3950">151</text:span></text:p>
          </table:table-cell>
        </table:table-row>
        <table:table-row table:style-name="TableRow3951">
          <table:table-cell table:style-name="TableCell3952">
            <text:p text:style-name="P3953"><text:span text:style-name="T3954">B</text:span><text:span text:style-name="T3955">пр.</text:span></text:p>
          </table:table-cell>
          <table:table-cell table:style-name="TableCell3956">
            <text:p text:style-name="P3957"><text:span text:style-name="T3958">0</text:span></text:p>
          </table:table-cell>
          <table:table-cell table:style-name="TableCell3959">
            <text:p text:style-name="P3960"><text:span text:style-name="T3961">0</text:span></text:p>
          </table:table-cell>
          <table:table-cell table:style-name="TableCell3962">
            <text:p text:style-name="P3963"><text:span text:style-name="T3964">0</text:span></text:p>
          </table:table-cell>
          <table:table-cell table:style-name="TableCell3965">
            <text:p text:style-name="P3966"><text:span text:style-name="T3967">1</text:span></text:p>
          </table:table-cell>
          <table:table-cell table:style-name="TableCell3968">
            <text:p text:style-name="P3969"><text:span text:style-name="T3970">0</text:span></text:p>
          </table:table-cell>
          <table:table-cell table:style-name="TableCell3971">
            <text:p text:style-name="P3972"><text:span text:style-name="T3973">1</text:span></text:p>
          </table:table-cell>
          <table:table-cell table:style-name="TableCell3974">
            <text:p text:style-name="P3975"><text:span text:style-name="T3976">1</text:span></text:p>
          </table:table-cell>
          <table:table-cell table:style-name="TableCell3977">
            <text:p text:style-name="P3978"><text:span text:style-name="T3979">1</text:span></text:p>
          </table:table-cell>
          <table:covered-table-cell>
            <text:p text:style-name="P3980"/>
          </table:covered-table-cell>
          <table:table-cell table:style-name="TableCell3981">
            <text:p text:style-name="P3982"><text:span text:style-name="T3983">23</text:span></text:p>
          </table:table-cell>
          <table:table-cell table:style-name="TableCell3984">
            <text:p text:style-name="P3985"/>
          </table:table-cell>
          <table:table-cell table:style-name="TableCell3986">
            <text:p text:style-name="P3987"><text:span text:style-name="T3988">23</text:span></text:p>
          </table:table-cell>
        </table:table-row>
        <table:table-row table:style-name="TableRow3989">
          <table:table-cell table:style-name="TableCell3990">
            <text:p text:style-name="P3991"><text:span text:style-name="T3992">C</text:span><text:span text:style-name="T3993">доп.</text:span></text:p>
          </table:table-cell>
          <table:table-cell table:style-name="TableCell3994">
            <text:p text:style-name="P3995"><text:span text:style-name="T3996">1</text:span></text:p>
          </table:table-cell>
          <table:table-cell table:style-name="TableCell3997">
            <text:p text:style-name="P3998"><text:span text:style-name="T3999">0</text:span></text:p>
          </table:table-cell>
          <table:table-cell table:style-name="TableCell4000">
            <text:p text:style-name="P4001"><text:span text:style-name="T4002">0</text:span></text:p>
          </table:table-cell>
          <table:table-cell table:style-name="TableCell4003">
            <text:p text:style-name="P4004"><text:span text:style-name="T4005">0</text:span></text:p>
          </table:table-cell>
          <table:table-cell table:style-name="TableCell4006">
            <text:p text:style-name="P4007"><text:span text:style-name="T4008"><text:s/>0</text:span></text:p>
          </table:table-cell>
          <table:table-cell table:style-name="TableCell4009">
            <text:p text:style-name="P4010"><text:span text:style-name="T4011">0</text:span></text:p>
          </table:table-cell>
          <table:table-cell table:style-name="TableCell4012">
            <text:p text:style-name="P4013"><text:span text:style-name="T4014">0</text:span></text:p>
          </table:table-cell>
          <table:table-cell table:style-name="TableCell4015">
            <text:p text:style-name="P4016"><text:span text:style-name="T4017">0</text:span></text:p>
          </table:table-cell>
          <table:table-cell table:style-name="TableCell4018">
            <text:p text:style-name="P4019"/>
          </table:table-cell>
          <table:table-cell table:style-name="TableCell4020">
            <text:p text:style-name="P4021"/>
          </table:table-cell>
          <table:table-cell table:style-name="TableCell4022">
            <text:p text:style-name="P4023"/>
          </table:table-cell>
          <table:table-cell table:style-name="TableCell4024">
            <text:p text:style-name="P4025"><text:span text:style-name="T4026">128</text:span></text:p>
          </table:table-cell>
        </table:table-row>
        <table:table-row table:style-name="TableRow4027">
          <table:table-cell table:style-name="TableCell4028">
            <text:p text:style-name="P4029"><text:span text:style-name="T4030">С</text:span><text:span text:style-name="T4031">пр.</text:span></text:p>
          </table:table-cell>
          <table:table-cell table:style-name="TableCell4032">
            <text:p text:style-name="P4033"><text:span text:style-name="T4034">1</text:span></text:p>
          </table:table-cell>
          <table:table-cell table:style-name="TableCell4035">
            <text:p text:style-name="P4036"><text:span text:style-name="T4037">0</text:span></text:p>
          </table:table-cell>
          <table:table-cell table:style-name="TableCell4038">
            <text:p text:style-name="P4039"><text:span text:style-name="T4040">0</text:span></text:p>
          </table:table-cell>
          <table:table-cell table:style-name="TableCell4041">
            <text:p text:style-name="P4042"><text:span text:style-name="T4043">0</text:span></text:p>
          </table:table-cell>
          <table:table-cell table:style-name="TableCell4044">
            <text:p text:style-name="P4045"><text:span text:style-name="T4046"><text:s/>0</text:span></text:p>
          </table:table-cell>
          <table:table-cell table:style-name="TableCell4047">
            <text:p text:style-name="P4048"><text:span text:style-name="T4049">0</text:span></text:p>
          </table:table-cell>
          <table:table-cell table:style-name="TableCell4050">
            <text:p text:style-name="P4051"><text:span text:style-name="T4052">0</text:span></text:p>
          </table:table-cell>
          <table:table-cell table:style-name="TableCell4053">
            <text:p text:style-name="P4054"><text:span text:style-name="T4055">0</text:span></text:p>
          </table:table-cell>
          <table:table-cell table:style-name="TableCell4056">
            <text:p text:style-name="P4057"/>
          </table:table-cell>
          <table:table-cell table:style-name="TableCell4058">
            <text:p text:style-name="P4059"><text:span text:style-name="T4060">-128?</text:span></text:p>
          </table:table-cell>
          <table:table-cell table:style-name="TableCell4061">
            <text:p text:style-name="P4062"/>
          </table:table-cell>
          <table:table-cell table:style-name="TableCell4063">
            <text:p text:style-name="P4064"/>
          </table:table-cell>
        </table:table-row>
      </table:table>
      <text:p text:style-name="P4065"/>
      <table:table table:style-name="Table4066">
        <table:table-columns>
          <table:table-column table:style-name="TableColumn4067"/>
          <table:table-column table:style-name="TableColumn4068"/>
          <table:table-column table:style-name="TableColumn4069"/>
        </table:table-columns>
        <table:table-row table:style-name="TableRow4070">
          <table:table-cell table:style-name="TableCell4071">
            <text:p text:style-name="P4072"><text:span text:style-name="T4073">CF=1</text:span></text:p>
          </table:table-cell>
          <table:table-cell table:style-name="TableCell4074">
            <text:p text:style-name="P4075"/>
          </table:table-cell>
          <table:table-cell table:style-name="TableCell4076">
            <text:p text:style-name="P4077"><text:span text:style-name="T4078">ZF=0</text:span></text:p>
          </table:table-cell>
        </table:table-row>
        <table:table-row table:style-name="TableRow4079">
          <table:table-cell table:style-name="TableCell4080">
            <text:p text:style-name="P4081"><text:span text:style-name="T4082">PF=0</text:span></text:p>
          </table:table-cell>
          <table:table-cell table:style-name="TableCell4083">
            <text:p text:style-name="P4084"/>
          </table:table-cell>
          <table:table-cell table:style-name="TableCell4085">
            <text:p text:style-name="P4086"><text:span text:style-name="T4087">SF=1</text:span></text:p>
          </table:table-cell>
        </table:table-row>
        <table:table-row table:style-name="TableRow4088">
          <table:table-cell table:style-name="TableCell4089">
            <text:p text:style-name="P4090"><text:span text:style-name="T4091">AF=0</text:span></text:p>
          </table:table-cell>
          <table:table-cell table:style-name="TableCell4092">
            <text:p text:style-name="P4093"/>
          </table:table-cell>
          <table:table-cell table:style-name="TableCell4094">
            <text:p text:style-name="P4095"><text:span text:style-name="T4096">OF=1</text:span></text:p>
          </table:table-cell>
        </table:table-row>
      </table:table>
      <text:p text:style-name="P40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брабоу Ахмед</dc:creator>
    <meta:creation-date>2021-12-18T15:25:00Z</meta:creation-date>
    <dc:date>2021-12-20T14:23:00Z</dc:date>
    <meta:template xlink:href="Normal" xlink:type="simple"/>
    <meta:editing-cycles>3</meta:editing-cycles>
    <meta:editing-duration>PT240S</meta:editing-duration>
    <meta:document-statistic meta:page-count="14" meta:paragraph-count="13" meta:word-count="980" meta:character-count="6556" meta:row-count="46" meta:non-whitespace-character-count="5589"/>
  </office:meta>
</office:document-meta>
</file>